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64/styles.xml" manifest:media-type="text/xml"/>
  <manifest:file-entry manifest:full-path="Object 64/content.xml" manifest:media-type="text/xml"/>
  <manifest:file-entry manifest:full-path="Object 64/meta.xml" manifest:media-type="text/xml"/>
  <manifest:file-entry manifest:full-path="Object 6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Pictures/200000120000033E0000030D6C39A16FF204AC35.svm" manifest:media-type=""/>
  <manifest:file-entry manifest:full-path="Object 25/" manifest:media-type="application/vnd.oasis.opendocument.chart"/>
  <manifest:file-entry manifest:full-path="Object 59/styles.xml" manifest:media-type="text/xml"/>
  <manifest:file-entry manifest:full-path="Object 59/meta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Pictures/2000003E00000D480000023FA3627ADCA8C06892.svm" manifest:media-type=""/>
  <manifest:file-entry manifest:full-path="Object 30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settings.xml" manifest:media-type="text/xml"/>
  <manifest:file-entry manifest:full-path="Object 41/Pictures/200000120000033E0000030D6C39A16FF204AC35.svm" manifest:media-type="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6/Pictures/2000003E00000D480000023FA3627ADCA8C06892.svm" manifest:media-type="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36/Pictures/2000003E0000093B00000240225543DF90643F13.svm" manifest:media-type="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Pictures/2000003E00000D480000023FA3627ADCA8C06892.svm" manifest:media-type=""/>
  <manifest:file-entry manifest:full-path="Object 50/" manifest:media-type="application/vnd.oasis.opendocument.chart"/>
  <manifest:file-entry manifest:full-path="Object 54/styles.xml" manifest:media-type="text/xml"/>
  <manifest:file-entry manifest:full-path="Object 54/content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62/styles.xml" manifest:media-type="text/xml"/>
  <manifest:file-entry manifest:full-path="Object 62/meta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8.29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shapes>
          <draw:frame draw:z-index="17" draw:style-name="gr1" draw:text-style-name="P1" svg:width="130mm" svg:height="60mm" svg:x="906.47mm" svg:y="526.49mm">
            <loext:p draw:notify-on-update-of-range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8" draw:style-name="gr1" draw:text-style-name="P1" svg:width="130mm" svg:height="60mm" svg:x="906.04mm" svg:y="587.21mm">
            <loext:p draw:notify-on-update-of-range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9" draw:style-name="gr1" draw:text-style-name="P1" svg:width="130mm" svg:height="60mm" svg:x="907.32mm" svg:y="650.23mm">
            <loext:p draw:notify-on-update-of-range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20" draw:style-name="gr1" draw:text-style-name="P1" svg:width="130mm" svg:height="60mm" svg:x="909.1mm" svg:y="712.47mm">
            <loext:p draw:notify-on-update-of-ranges="'Ring Results'.D143:'Ring Results'.D143 'Ring Results'.G147:'Ring Results'.G147 'Ring Results'.M147:'Ring Results'.M147 'Ring Results'.S147:'Ring Results'.S147 'Ring Results'.Y147:'Ring Results'.Y147 'Ring Results'.AE147:'Ring Results'.AE147 'Ring Results'.AK147:'Ring Results'.AK147 'Ring Results'.D149:'Ring Results'.D149 'Ring Results'.G153:'Ring Results'.G153 'Ring Results'.M153:'Ring Results'.M153 'Ring Results'.S153:'Ring Results'.S153 'Ring Results'.Y153:'Ring Results'.Y153 'Ring Results'.AE153:'Ring Results'.AE153 'Ring Results'.AK153:'Ring Results'.AK153"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14mm" svg:x="12.9mm" svg:y="3.6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19mm" svg:height="59.4mm" svg:x="16.15mm" svg:y="0.1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35mm" svg:height="60.05mm" svg:x="16.8mm" svg:y="2.9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28mm" svg:height="60.32mm" svg:x="3.08mm" svg:y="2.8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35mm" svg:height="60.15mm" svg:x="21.11mm" svg:y="2.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28mm" svg:height="60.29mm" svg:x="4.66mm" svg:y="4.0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29mm" svg:height="60.12mm" svg:x="4.73mm" svg:y="3.2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35mm" svg:height="60.03mm" svg:x="8.49mm" svg:y="2.5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59.99mm" svg:x="9.21mm" svg:y="1.7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35mm" svg:height="60.03mm" svg:x="7.05mm" svg:y="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1"/>
          <table:table-cell table:style-name="ce17">
            <draw:frame table:end-cell-address="'Ring Results'.AT108" table:end-x="0.66mm" table:end-y="1.35mm" draw:z-index="14" draw:style-name="gr1" draw:text-style-name="P1" svg:width="130.31mm" svg:height="65mm" svg:x="6.35mm" svg:y="0.6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84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9"/>
          <table:table-cell table:style-name="ce20" table:formula="of:=AVERAGE([.H106];[.N106];[.T106];[.Z106];[.AF106];[.AL106])" office:value-type="float" office:value="3.60415529124636" calcext:value-type="float">
            <text:p>3.6041552912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05]/[.G105])*100)" office:value-type="float" office:value="4.59291930018166" calcext:value-type="float">
            <text:p>4.592919300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N105]/[.M105])*100)" office:value-type="float" office:value="6.06524141563074" calcext:value-type="float">
            <text:p>6.0652414156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05]/[.S105])*100)" office:value-type="float" office:value="0.343968578069009" calcext:value-type="float">
            <text:p>0.343968578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05]/[.Y105])*100)" office:value-type="float" office:value="2.66475957415884" calcext:value-type="float">
            <text:p>2.66475957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05]/[.AE105])*100)" office:value-type="float" office:value="4.0516828617984" calcext:value-type="float">
            <text:p>4.0516828618</text:p>
          </table:table-cell>
          <table:table-cell table:number-columns-repeated="3"/>
          <table:table-cell table:style-name="ce11" table:number-columns-repeated="2"/>
          <table:table-cell table:style-name="ce20" table:formula="of:=ABS(([.AL105]/[.AK105])*100)" office:value-type="float" office:value="3.90636001763948" calcext:value-type="float">
            <text:p>3.9063600176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592866701" calcext:value-type="float">
            <text:p>-231.759286670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09887446209" calcext:value-type="float">
            <text:p>-385.09887446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286421727" calcext:value-type="float">
            <text:p>-538.432864217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33711006" calcext:value-type="float">
            <text:p>-614.533371100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693056808" calcext:value-type="float">
            <text:p>-920.06930568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0835943" calcext:value-type="float">
            <text:p>-2064.93083594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02948695415" calcext:value-type="float">
            <text:p>-231.602948695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4.98951671335" calcext:value-type="float">
            <text:p>-384.989516713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58976609095" calcext:value-type="float">
            <text:p>-538.35897660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48009233318" calcext:value-type="float">
            <text:p>-614.44800923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4866938002" calcext:value-type="float">
            <text:p>-919.974866938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6673194211" calcext:value-type="float">
            <text:p>-2064.8667319421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10]-[.F109]" office:value-type="float" office:value="0.156337974685016" calcext:value-type="float">
            <text:p>0.1563379747</text:p>
          </table:table-cell>
          <table:table-cell table:style-name="ce11" table:formula="of:=[.F111]*conv" office:value-type="float" office:value="4.25417274110524" calcext:value-type="float">
            <text:p>4.2541727411</text:p>
          </table:table-cell>
          <table:table-cell table:style-name="ce2"/>
          <table:table-cell table:number-columns-repeated="3"/>
          <table:table-cell table:style-name="ce11" table:formula="of:=[.L110]-[.L109]" office:value-type="float" office:value="0.109357748739626" calcext:value-type="float">
            <text:p>0.1093577487</text:p>
          </table:table-cell>
          <table:table-cell table:style-name="ce11" table:formula="of:=[.L111]*conv" office:value-type="float" office:value="2.97577574900835" calcext:value-type="float">
            <text:p>2.975775749</text:p>
          </table:table-cell>
          <table:table-cell table:style-name="ce11" table:number-columns-repeated="2"/>
          <table:table-cell table:number-columns-repeated="2"/>
          <table:table-cell table:style-name="ce11" table:formula="of:=[.R110]-[.R109]" office:value-type="float" office:value="0.0738876081746867" calcext:value-type="float">
            <text:p>0.0738876082</text:p>
          </table:table-cell>
          <table:table-cell table:style-name="ce11" table:formula="of:=[.R111]*conv" office:value-type="float" office:value="2.01058411582674" calcext:value-type="float">
            <text:p>2.0105841158</text:p>
          </table:table-cell>
          <table:table-cell table:style-name="ce11" table:number-columns-repeated="2"/>
          <table:table-cell table:number-columns-repeated="2"/>
          <table:table-cell table:style-name="ce11" table:formula="of:=[.X110]-[.X109]" office:value-type="float" office:value="0.0853618672823586" calcext:value-type="float">
            <text:p>0.0853618673</text:p>
          </table:table-cell>
          <table:table-cell table:style-name="ce11" table:formula="of:=[.X111]*conv" office:value-type="float" office:value="2.32281459225823" calcext:value-type="float">
            <text:p>2.3228145923</text:p>
          </table:table-cell>
          <table:table-cell table:number-columns-repeated="4"/>
          <table:table-cell table:style-name="ce11" table:formula="of:=[.AD110]-[.AD109]" office:value-type="float" office:value="0.094438742798161" calcext:value-type="float">
            <text:p>0.0944387428</text:p>
          </table:table-cell>
          <table:table-cell table:style-name="ce11" table:formula="of:=[.AD111]*conv" office:value-type="float" office:value="2.56980894197736" calcext:value-type="float">
            <text:p>2.569808942</text:p>
          </table:table-cell>
          <table:table-cell table:number-columns-repeated="4"/>
          <table:table-cell table:style-name="ce11" table:formula="of:=[.AJ110]-[.AJ109]" office:value-type="float" office:value="0.0641040008899836" calcext:value-type="float">
            <text:p>0.0641040009</text:p>
          </table:table-cell>
          <table:table-cell table:style-name="ce11" table:formula="of:=[.AJ111]*conv" office:value-type="float" office:value="1.74435861620569" calcext:value-type="float">
            <text:p>1.7443586162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13494627" calcext:value-type="float">
            <text:p>-2.691349462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110212248" calcext:value-type="float">
            <text:p>-4.451102122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3354417105" calcext:value-type="float">
            <text:p>-6.233544171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23643564" calcext:value-type="float">
            <text:p>-7.12364356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727258941" calcext:value-type="float">
            <text:p>-10.672725894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410732284" calcext:value-type="float">
            <text:p>-23.941073228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276716398915" calcext:value-type="float">
            <text:p>-2.5427671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4670160283302" calcext:value-type="float">
            <text:p>-4.34670160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5899622621616" calcext:value-type="float">
            <text:p>-6.15899622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958647401526" calcext:value-type="float">
            <text:p>-7.0395864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804189363307" calcext:value-type="float">
            <text:p>-10.58041893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777575856466" calcext:value-type="float">
            <text:p>-23.8777575856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17];[.N117];[.T117];[.Z117];[.AF117];[.AL117]);-MIN([.H117];[.N117];[.T117];[.Z117];[.AF117];[.AL117]))" office:value-type="float" office:value="0.211042680990441" calcext:value-type="float">
            <text:p>0.211042681</text:p>
          </table:table-cell>
          <table:table-cell table:style-name="ce20" table:formula="of:=AVERAGE([.H117];[.N117];[.T117];[.Z117];[.AF117];[.AL117])" office:value-type="float" office:value="0.0738221680591768" calcext:value-type="float">
            <text:p>0.0738221681</text:p>
          </table:table-cell>
          <table:table-cell table:style-name="ce2"/>
          <table:table-cell table:number-columns-repeated="2"/>
          <table:table-cell table:style-name="ce11" table:formula="of:=[.F116]-[.F115]" office:value-type="float" office:value="0.14858229871085" calcext:value-type="float">
            <text:p>0.1485822987</text:p>
          </table:table-cell>
          <table:table-cell table:style-name="ce11" table:formula="of:=[.F117]*conv" office:value-type="float" office:value="4.0431300601148" calcext:value-type="float">
            <text:p>4.0431300601</text:p>
          </table:table-cell>
          <table:table-cell table:style-name="ce24" table:formula="of:=[.G111]-[.G117]" office:value-type="float" office:value="0.211042680990441" calcext:value-type="float">
            <text:p>0.211042681</text:p>
          </table:table-cell>
          <table:table-cell table:number-columns-repeated="3"/>
          <table:table-cell table:style-name="ce11" table:formula="of:=[.L116]-[.L115]" office:value-type="float" office:value="0.104400519646979" calcext:value-type="float">
            <text:p>0.1044005196</text:p>
          </table:table-cell>
          <table:table-cell table:style-name="ce11" table:formula="of:=[.L117]*conv" office:value-type="float" office:value="2.84088268211375" calcext:value-type="float">
            <text:p>2.8408826821</text:p>
          </table:table-cell>
          <table:table-cell table:style-name="ce24" table:formula="of:=[.M111]-[.M117]" office:value-type="float" office:value="0.134893066894608" calcext:value-type="float">
            <text:p>0.1348930669</text:p>
          </table:table-cell>
          <table:table-cell table:style-name="ce24"/>
          <table:table-cell table:number-columns-repeated="2"/>
          <table:table-cell table:style-name="ce11" table:formula="of:=[.R116]-[.R115]" office:value-type="float" office:value="0.0745479448338369" calcext:value-type="float">
            <text:p>0.0745479448</text:p>
          </table:table-cell>
          <table:table-cell table:style-name="ce11" table:formula="of:=[.R117]*conv" office:value-type="float" office:value="2.02855279055832" calcext:value-type="float">
            <text:p>2.0285527906</text:p>
          </table:table-cell>
          <table:table-cell table:style-name="ce24" table:formula="of:=[.S111]-[.S117]" office:value-type="float" office:value="-0.0179686747315819" calcext:value-type="float">
            <text:p>-0.0179686747</text:p>
          </table:table-cell>
          <table:table-cell table:style-name="ce24"/>
          <table:table-cell table:number-columns-repeated="2"/>
          <table:table-cell table:style-name="ce11" table:formula="of:=[.X116]-[.X115]" office:value-type="float" office:value="0.0840570899847357" calcext:value-type="float">
            <text:p>0.08405709</text:p>
          </table:table-cell>
          <table:table-cell table:style-name="ce11" table:formula="of:=[.X117]*conv" office:value-type="float" office:value="2.28730979552574" calcext:value-type="float">
            <text:p>2.2873097955</text:p>
          </table:table-cell>
          <table:table-cell table:style-name="ce24" table:formula="of:=[.Y111]-[.Y117]" office:value-type="float" office:value="0.035504796732488" calcext:value-type="float">
            <text:p>0.0355047967</text:p>
          </table:table-cell>
          <table:table-cell table:style-name="ce24"/>
          <table:table-cell table:number-columns-repeated="2"/>
          <table:table-cell table:style-name="ce11" table:formula="of:=[.AD116]-[.AD115]" office:value-type="float" office:value="0.0923069577693507" calcext:value-type="float">
            <text:p>0.0923069578</text:p>
          </table:table-cell>
          <table:table-cell table:style-name="ce11" table:formula="of:=[.AD117]*conv" office:value-type="float" office:value="2.51180011988706" calcext:value-type="float">
            <text:p>2.5118001199</text:p>
          </table:table-cell>
          <table:table-cell table:style-name="ce24" table:formula="of:=[.AE111]-[.AE117]" office:value-type="float" office:value="0.0580088220903003" calcext:value-type="float">
            <text:p>0.0580088221</text:p>
          </table:table-cell>
          <table:table-cell table:number-columns-repeated="3"/>
          <table:table-cell table:style-name="ce11" table:formula="of:=[.AJ116]-[.AJ115]" office:value-type="float" office:value="0.0633156427533805" calcext:value-type="float">
            <text:p>0.0633156428</text:p>
          </table:table-cell>
          <table:table-cell table:style-name="ce11" table:formula="of:=[.AJ117]*conv" office:value-type="float" office:value="1.72290629982688" calcext:value-type="float">
            <text:p>1.7229062998</text:p>
          </table:table-cell>
          <table:table-cell table:style-name="ce24" table:formula="of:=[.AK111]-[.AK117]" office:value-type="float" office:value="0.0214523163788054" calcext:value-type="float">
            <text:p>0.0214523164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18];[.N118];[.T118];[.Z118];[.AF118];[.AL118])" office:value-type="float" office:value="2.66011331333048" calcext:value-type="float">
            <text:p>2.6601133133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17]/[.G117])*100)" office:value-type="float" office:value="5.21978461866371" calcext:value-type="float">
            <text:p>5.2197846187</text:p>
          </table:table-cell>
          <table:table-cell table:number-columns-repeated="3"/>
          <table:table-cell table:style-name="ce11" table:number-columns-repeated="2"/>
          <table:table-cell table:style-name="ce20" table:formula="of:=ABS(([.N117]/[.M117])*100)" office:value-type="float" office:value="4.74828009420795" calcext:value-type="float">
            <text:p>4.74828009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17]/[.S117])*100)" office:value-type="float" office:value="0.885787878689436" calcext:value-type="float">
            <text:p>0.8857878787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17]/[.Y117])*100)" office:value-type="float" office:value="1.55225133044679" calcext:value-type="float">
            <text:p>1.5522513304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17]/[.AE117])*100)" office:value-type="float" office:value="2.3094521586737" calcext:value-type="float">
            <text:p>2.3094521587</text:p>
          </table:table-cell>
          <table:table-cell table:number-columns-repeated="3"/>
          <table:table-cell table:style-name="ce11" table:number-columns-repeated="2"/>
          <table:table-cell table:style-name="ce20" table:formula="of:=ABS(([.AL117]/[.AK117])*100)" office:value-type="float" office:value="1.24512379930127" calcext:value-type="float">
            <text:p>1.245123799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79777497" calcext:value-type="float">
            <text:p>-232.117977749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8064402815" calcext:value-type="float">
            <text:p>-385.68064402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7606231" calcext:value-type="float">
            <text:p>-539.23760623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25083452" calcext:value-type="float">
            <text:p>-615.442508345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03220758" calcext:value-type="float">
            <text:p>-921.41032207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7988586" calcext:value-type="float">
            <text:p>-2067.87988586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3405295604" calcext:value-type="float">
            <text:p>-231.963405295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7134076716" calcext:value-type="float">
            <text:p>-385.57134076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3770292591" calcext:value-type="float">
            <text:p>-539.163770292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57036436808" calcext:value-type="float">
            <text:p>-615.357036436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5951476539" calcext:value-type="float">
            <text:p>-921.3159514765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1552095823" calcext:value-type="float">
            <text:p>-2067.815520958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22]-[.F121]" office:value-type="float" office:value="0.1545724540957" calcext:value-type="float">
            <text:p>0.1545724541</text:p>
          </table:table-cell>
          <table:table-cell table:style-name="ce11" table:formula="of:=[.F123]*conv" office:value-type="float" office:value="4.20613048150668" calcext:value-type="float">
            <text:p>4.206130481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109303260990316" calcext:value-type="float">
            <text:p>0.109303261</text:p>
          </table:table-cell>
          <table:table-cell table:style-name="ce11" table:formula="of:=[.L123]*conv" office:value-type="float" office:value="2.97429306191134" calcext:value-type="float">
            <text:p>2.9742930619</text:p>
          </table:table-cell>
          <table:table-cell table:style-name="ce11" table:number-columns-repeated="2"/>
          <table:table-cell table:number-columns-repeated="2"/>
          <table:table-cell table:style-name="ce11" table:formula="of:=[.R122]-[.R121]" office:value-type="float" office:value="0.0738359384085925" calcext:value-type="float">
            <text:p>0.0738359384</text:p>
          </table:table-cell>
          <table:table-cell table:style-name="ce11" table:formula="of:=[.R123]*conv" office:value-type="float" office:value="2.00917810995453" calcext:value-type="float">
            <text:p>2.00917811</text:p>
          </table:table-cell>
          <table:table-cell table:style-name="ce11" table:number-columns-repeated="2"/>
          <table:table-cell table:number-columns-repeated="2"/>
          <table:table-cell table:style-name="ce11" table:formula="of:=[.X122]-[.X121]" office:value-type="float" office:value="0.085471908392492" calcext:value-type="float">
            <text:p>0.0854719084</text:p>
          </table:table-cell>
          <table:table-cell table:style-name="ce11" table:formula="of:=[.X123]*conv" office:value-type="float" office:value="2.32580896321688" calcext:value-type="float">
            <text:p>2.3258089632</text:p>
          </table:table-cell>
          <table:table-cell table:number-columns-repeated="4"/>
          <table:table-cell table:style-name="ce11" table:formula="of:=[.AD122]-[.AD121]" office:value-type="float" office:value="0.0943705992606283" calcext:value-type="float">
            <text:p>0.0943705993</text:p>
          </table:table-cell>
          <table:table-cell table:style-name="ce11" table:formula="of:=[.AD123]*conv" office:value-type="float" office:value="2.56795466197637" calcext:value-type="float">
            <text:p>2.567954662</text:p>
          </table:table-cell>
          <table:table-cell table:number-columns-repeated="4"/>
          <table:table-cell table:style-name="ce11" table:formula="of:=[.AJ122]-[.AJ121]" office:value-type="float" office:value="0.0643649017738426" calcext:value-type="float">
            <text:p>0.0643649018</text:p>
          </table:table-cell>
          <table:table-cell table:style-name="ce11" table:formula="of:=[.AJ123]*conv" office:value-type="float" office:value="1.75145809047276" calcext:value-type="float">
            <text:p>1.7514580905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66617749" calcext:value-type="float">
            <text:p>-2.69666177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861214394" calcext:value-type="float">
            <text:p>-4.4586121439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4392719362" calcext:value-type="float">
            <text:p>-6.2439271936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346870155" calcext:value-type="float">
            <text:p>-7.134687015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876350583" calcext:value-type="float">
            <text:p>-10.68763505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694789374" calcext:value-type="float">
            <text:p>-23.969478937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5571256515666" calcext:value-type="float">
            <text:p>-2.555712565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5837888402044" calcext:value-type="float">
            <text:p>-4.35837888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7197800198305" calcext:value-type="float">
            <text:p>-6.17197800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533247328418" calcext:value-type="float">
            <text:p>-7.05332473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990314804657" calcext:value-type="float">
            <text:p>-10.5990314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9081751735398" calcext:value-type="float">
            <text:p>-23.9081751735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29];[.N129];[.T129];[.Z129];[.AF129];[.AL129]);-MIN([.H129];[.N129];[.T129];[.Z129];[.AF129];[.AL129]))" office:value-type="float" office:value="0.370707340209596" calcext:value-type="float">
            <text:p>0.3707073402</text:p>
          </table:table-cell>
          <table:table-cell table:style-name="ce20" table:formula="of:=AVERAGE([.H129];[.N129];[.T129];[.Z129];[.AF129];[.AL129])" office:value-type="float" office:value="0.170151777142125" calcext:value-type="float">
            <text:p>0.1701517771</text:p>
          </table:table-cell>
          <table:table-cell table:style-name="ce2"/>
          <table:table-cell table:number-columns-repeated="2"/>
          <table:table-cell table:style-name="ce11" table:formula="of:=[.F128]-[.F127]" office:value-type="float" office:value="0.140949209743337" calcext:value-type="float">
            <text:p>0.1409492097</text:p>
          </table:table-cell>
          <table:table-cell table:style-name="ce11" table:formula="of:=[.F129]*conv" office:value-type="float" office:value="3.83542314129709" calcext:value-type="float">
            <text:p>3.8354231413</text:p>
          </table:table-cell>
          <table:table-cell table:style-name="ce24" table:formula="of:=[.G123]-[.G129]" office:value-type="float" office:value="0.370707340209596" calcext:value-type="float">
            <text:p>0.3707073402</text:p>
          </table:table-cell>
          <table:table-cell table:number-columns-repeated="3"/>
          <table:table-cell table:style-name="ce11" table:formula="of:=[.L128]-[.L127]" office:value-type="float" office:value="0.100233259919558" calcext:value-type="float">
            <text:p>0.1002332599</text:p>
          </table:table-cell>
          <table:table-cell table:style-name="ce11" table:formula="of:=[.L129]*conv" office:value-type="float" office:value="2.72748577535953" calcext:value-type="float">
            <text:p>2.7274857754</text:p>
          </table:table-cell>
          <table:table-cell table:style-name="ce24" table:formula="of:=[.M123]-[.M129]" office:value-type="float" office:value="0.246807286551809" calcext:value-type="float">
            <text:p>0.2468072866</text:p>
          </table:table-cell>
          <table:table-cell table:style-name="ce24"/>
          <table:table-cell table:number-columns-repeated="2"/>
          <table:table-cell table:style-name="ce11" table:formula="of:=[.R128]-[.R127]" office:value-type="float" office:value="0.0719491916369499" calcext:value-type="float">
            <text:p>0.0719491916</text:p>
          </table:table-cell>
          <table:table-cell table:style-name="ce11" table:formula="of:=[.R129]*conv" office:value-type="float" office:value="1.95783711809723" calcext:value-type="float">
            <text:p>1.9578371181</text:p>
          </table:table-cell>
          <table:table-cell table:style-name="ce24" table:formula="of:=[.S123]-[.S129]" office:value-type="float" office:value="0.0513409918572998" calcext:value-type="float">
            <text:p>0.0513409919</text:p>
          </table:table-cell>
          <table:table-cell table:style-name="ce24"/>
          <table:table-cell table:number-columns-repeated="2"/>
          <table:table-cell table:style-name="ce11" table:formula="of:=[.X128]-[.X127]" office:value-type="float" office:value="0.0813622826582003" calcext:value-type="float">
            <text:p>0.0813622827</text:p>
          </table:table-cell>
          <table:table-cell table:style-name="ce11" table:formula="of:=[.X129]*conv" office:value-type="float" office:value="2.21398035720997" calcext:value-type="float">
            <text:p>2.2139803572</text:p>
          </table:table-cell>
          <table:table-cell table:style-name="ce24" table:formula="of:=[.Y123]-[.Y129]" office:value-type="float" office:value="0.111828606006904" calcext:value-type="float">
            <text:p>0.111828606</text:p>
          </table:table-cell>
          <table:table-cell table:style-name="ce24"/>
          <table:table-cell table:number-columns-repeated="2"/>
          <table:table-cell table:style-name="ce11" table:formula="of:=[.AD128]-[.AD127]" office:value-type="float" office:value="0.0886035778342897" calcext:value-type="float">
            <text:p>0.0886035778</text:p>
          </table:table-cell>
          <table:table-cell table:style-name="ce11" table:formula="of:=[.AD129]*conv" office:value-type="float" office:value="2.41102602452454" calcext:value-type="float">
            <text:p>2.4110260245</text:p>
          </table:table-cell>
          <table:table-cell table:style-name="ce24" table:formula="of:=[.AE123]-[.AE129]" office:value-type="float" office:value="0.156928637451837" calcext:value-type="float">
            <text:p>0.1569286375</text:p>
          </table:table-cell>
          <table:table-cell table:number-columns-repeated="3"/>
          <table:table-cell table:style-name="ce11" table:formula="of:=[.AJ128]-[.AJ127]" office:value-type="float" office:value="0.061303763860213" calcext:value-type="float">
            <text:p>0.0613037639</text:p>
          </table:table-cell>
          <table:table-cell table:style-name="ce11" table:formula="of:=[.AJ129]*conv" office:value-type="float" office:value="1.66816028969746" calcext:value-type="float">
            <text:p>1.6681602897</text:p>
          </table:table-cell>
          <table:table-cell table:style-name="ce24" table:formula="of:=[.AK123]-[.AK129]" office:value-type="float" office:value="0.0832978007753022" calcext:value-type="float">
            <text:p>0.0832978008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30];[.N130];[.T130];[.Z130];[.AF130];[.AL130])" office:value-type="float" office:value="6.31496454589054" calcext:value-type="float">
            <text:p>6.3149645459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29]/[.G129])*100)" office:value-type="float" office:value="9.66535702979118" calcext:value-type="float">
            <text:p>9.6653570298</text:p>
          </table:table-cell>
          <table:table-cell table:number-columns-repeated="3"/>
          <table:table-cell table:style-name="ce11" table:number-columns-repeated="2"/>
          <table:table-cell table:style-name="ce20" table:formula="of:=ABS(([.N129]/[.M129])*100)" office:value-type="float" office:value="9.04889362875873" calcext:value-type="float">
            <text:p>9.0488936288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29]/[.S129])*100)" office:value-type="float" office:value="2.6223321328792" calcext:value-type="float">
            <text:p>2.6223321329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29]/[.Y129])*100)" office:value-type="float" office:value="5.05102069414152" calcext:value-type="float">
            <text:p>5.051020694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29]/[.AE129])*100)" office:value-type="float" office:value="6.50879069141461" calcext:value-type="float">
            <text:p>6.5087906914</text:p>
          </table:table-cell>
          <table:table-cell table:number-columns-repeated="3"/>
          <table:table-cell table:style-name="ce11" table:number-columns-repeated="2"/>
          <table:table-cell table:style-name="ce20" table:formula="of:=ABS(([.AL129]/[.AK129])*100)" office:value-type="float" office:value="4.99339309835803" calcext:value-type="float">
            <text:p>4.993393098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7371012" calcext:value-type="float">
            <text:p>-232.093737101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3962264992" calcext:value-type="float">
            <text:p>-385.63962264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47439436" calcext:value-type="float">
            <text:p>-539.17947439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3216387" calcext:value-type="float">
            <text:p>-615.37632163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2523858" calcext:value-type="float">
            <text:p>-921.31125238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5547924" calcext:value-type="float">
            <text:p>-2067.655547924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40804347849" calcext:value-type="float">
            <text:p>-231.940804347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29860328784" calcext:value-type="float">
            <text:p>-385.529860328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4814926823" calcext:value-type="float">
            <text:p>-539.10481492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89831187856" calcext:value-type="float">
            <text:p>-615.289831187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5566205867" calcext:value-type="float">
            <text:p>-921.2155662059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907478021" calcext:value-type="float">
            <text:p>-2067.589074780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34]-[.F133]" office:value-type="float" office:value="0.152932753350683" calcext:value-type="float">
            <text:p>0.1529327534</text:p>
          </table:table-cell>
          <table:table-cell table:style-name="ce11" table:formula="of:=[.F135]*conv" office:value-type="float" office:value="4.1615119540691" calcext:value-type="float">
            <text:p>4.1615119541</text:p>
          </table:table-cell>
          <table:table-cell table:style-name="ce2"/>
          <table:table-cell table:number-columns-repeated="3"/>
          <table:table-cell table:style-name="ce11" table:formula="of:=[.L134]-[.L133]" office:value-type="float" office:value="0.109762321136486" calcext:value-type="float">
            <text:p>0.1097623211</text:p>
          </table:table-cell>
          <table:table-cell table:style-name="ce11" table:formula="of:=[.L135]*conv" office:value-type="float" office:value="2.9867847240574" calcext:value-type="float">
            <text:p>2.9867847241</text:p>
          </table:table-cell>
          <table:table-cell table:style-name="ce11" table:number-columns-repeated="2"/>
          <table:table-cell table:number-columns-repeated="2"/>
          <table:table-cell table:style-name="ce11" table:formula="of:=[.R134]-[.R133]" office:value-type="float" office:value="0.0746594675374581" calcext:value-type="float">
            <text:p>0.0746594675</text:p>
          </table:table-cell>
          <table:table-cell table:style-name="ce11" table:formula="of:=[.R135]*conv" office:value-type="float" office:value="2.03158747772704" calcext:value-type="float">
            <text:p>2.0315874777</text:p>
          </table:table-cell>
          <table:table-cell table:style-name="ce11" table:number-columns-repeated="2"/>
          <table:table-cell table:number-columns-repeated="2"/>
          <table:table-cell table:style-name="ce11" table:formula="of:=[.X134]-[.X133]" office:value-type="float" office:value="0.0864904508439395" calcext:value-type="float">
            <text:p>0.0864904508</text:p>
          </table:table-cell>
          <table:table-cell table:style-name="ce11" table:formula="of:=[.X135]*conv" office:value-type="float" office:value="2.35352491349279" calcext:value-type="float">
            <text:p>2.3535249135</text:p>
          </table:table-cell>
          <table:table-cell table:number-columns-repeated="4"/>
          <table:table-cell table:style-name="ce11" table:formula="of:=[.AD134]-[.AD133]" office:value-type="float" office:value="0.0956861799334092" calcext:value-type="float">
            <text:p>0.0956861799</text:p>
          </table:table-cell>
          <table:table-cell table:style-name="ce11" table:formula="of:=[.AD135]*conv" office:value-type="float" office:value="2.60375343350418" calcext:value-type="float">
            <text:p>2.6037534335</text:p>
          </table:table-cell>
          <table:table-cell table:number-columns-repeated="4"/>
          <table:table-cell table:style-name="ce11" table:formula="of:=[.AJ134]-[.AJ133]" office:value-type="float" office:value="0.0664731437918817" calcext:value-type="float">
            <text:p>0.0664731438</text:p>
          </table:table-cell>
          <table:table-cell table:style-name="ce11" table:formula="of:=[.AJ135]*conv" office:value-type="float" office:value="1.80882627464468" calcext:value-type="float">
            <text:p>1.8088262746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704891425" calcext:value-type="float">
            <text:p>-2.670489142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1353954027" calcext:value-type="float">
            <text:p>-4.413539540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799563343" calcext:value-type="float">
            <text:p>-6.179956334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0611308072" calcext:value-type="float">
            <text:p>-7.061130807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5761137139" calcext:value-type="float">
            <text:p>-10.576113713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71323214167" calcext:value-type="float">
            <text:p>-23.7132321417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305808090413" calcext:value-type="float">
            <text:p>-2.5305808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1345994979354" calcext:value-type="float">
            <text:p>-4.313459949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0771440642373" calcext:value-type="float">
            <text:p>-6.107714406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926862105877" calcext:value-type="float">
            <text:p>-6.979268621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870414319775" calcext:value-type="float">
            <text:p>-10.48704143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507931317217" calcext:value-type="float">
            <text:p>-23.6507931317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41];[.N141];[.T141];[.Z141];[.AF141];[.AL141]);-MIN([.H141];[.N141];[.T141];[.Z141];[.AF141];[.AL141]))" office:value-type="float" office:value="0.354412497570165" calcext:value-type="float">
            <text:p>0.3544124976</text:p>
          </table:table-cell>
          <table:table-cell table:style-name="ce20" table:formula="of:=AVERAGE([.H141];[.N141];[.T141];[.Z141];[.AF141];[.AL141])" office:value-type="float" office:value="0.183227797531656" calcext:value-type="float">
            <text:p>0.1832277975</text:p>
          </table:table-cell>
          <table:table-cell table:style-name="ce2"/>
          <table:table-cell table:number-columns-repeated="2"/>
          <table:table-cell table:style-name="ce11" table:formula="of:=[.F140]-[.F139]" office:value-type="float" office:value="0.139908333458701" calcext:value-type="float">
            <text:p>0.1399083335</text:p>
          </table:table-cell>
          <table:table-cell table:style-name="ce11" table:formula="of:=[.F141]*conv" office:value-type="float" office:value="3.80709945649893" calcext:value-type="float">
            <text:p>3.8070994565</text:p>
          </table:table-cell>
          <table:table-cell table:style-name="ce24" table:formula="of:=[.G135]-[.G141]" office:value-type="float" office:value="0.354412497570165" calcext:value-type="float">
            <text:p>0.3544124976</text:p>
          </table:table-cell>
          <table:table-cell table:number-columns-repeated="3"/>
          <table:table-cell table:style-name="ce11" table:formula="of:=[.L140]-[.L139]" office:value-type="float" office:value="0.100079590476457" calcext:value-type="float">
            <text:p>0.1000795905</text:p>
          </table:table-cell>
          <table:table-cell table:style-name="ce11" table:formula="of:=[.L141]*conv" office:value-type="float" office:value="2.72330421705741" calcext:value-type="float">
            <text:p>2.7233042171</text:p>
          </table:table-cell>
          <table:table-cell table:style-name="ce24" table:formula="of:=[.M135]-[.M141]" office:value-type="float" office:value="0.263480506999991" calcext:value-type="float">
            <text:p>0.263480507</text:p>
          </table:table-cell>
          <table:table-cell table:style-name="ce24"/>
          <table:table-cell table:number-columns-repeated="2"/>
          <table:table-cell table:style-name="ce11" table:formula="of:=[.R140]-[.R139]" office:value-type="float" office:value="0.0722419278762683" calcext:value-type="float">
            <text:p>0.0722419279</text:p>
          </table:table-cell>
          <table:table-cell table:style-name="ce11" table:formula="of:=[.R141]*conv" office:value-type="float" office:value="1.9658028764624" calcext:value-type="float">
            <text:p>1.9658028765</text:p>
          </table:table-cell>
          <table:table-cell table:style-name="ce24" table:formula="of:=[.S135]-[.S141]" office:value-type="float" office:value="0.0657846012646368" calcext:value-type="float">
            <text:p>0.0657846013</text:p>
          </table:table-cell>
          <table:table-cell table:style-name="ce24"/>
          <table:table-cell table:number-columns-repeated="2"/>
          <table:table-cell table:style-name="ce11" table:formula="of:=[.X140]-[.X139]" office:value-type="float" office:value="0.0818621861412252" calcext:value-type="float">
            <text:p>0.0818621861</text:p>
          </table:table-cell>
          <table:table-cell table:style-name="ce11" table:formula="of:=[.X141]*conv" office:value-type="float" office:value="2.22758342309945" calcext:value-type="float">
            <text:p>2.2275834231</text:p>
          </table:table-cell>
          <table:table-cell table:style-name="ce24" table:formula="of:=[.Y135]-[.Y141]" office:value-type="float" office:value="0.125941490393336" calcext:value-type="float">
            <text:p>0.1259414904</text:p>
          </table:table-cell>
          <table:table-cell table:style-name="ce24"/>
          <table:table-cell table:number-columns-repeated="2"/>
          <table:table-cell table:style-name="ce11" table:formula="of:=[.AD140]-[.AD139]" office:value-type="float" office:value="0.08907228192251" calcext:value-type="float">
            <text:p>0.0890722819</text:p>
          </table:table-cell>
          <table:table-cell table:style-name="ce11" table:formula="of:=[.AD141]*conv" office:value-type="float" office:value="2.42378011168582" calcext:value-type="float">
            <text:p>2.4237801117</text:p>
          </table:table-cell>
          <table:table-cell table:style-name="ce24" table:formula="of:=[.AE135]-[.AE141]" office:value-type="float" office:value="0.179973321818363" calcext:value-type="float">
            <text:p>0.1799733218</text:p>
          </table:table-cell>
          <table:table-cell table:number-columns-repeated="3"/>
          <table:table-cell table:style-name="ce11" table:formula="of:=[.AJ140]-[.AJ139]" office:value-type="float" office:value="0.0624390099482532" calcext:value-type="float">
            <text:p>0.0624390099</text:p>
          </table:table-cell>
          <table:table-cell table:style-name="ce11" table:formula="of:=[.AJ141]*conv" office:value-type="float" office:value="1.69905190750124" calcext:value-type="float">
            <text:p>1.6990519075</text:p>
          </table:table-cell>
          <table:table-cell table:style-name="ce24" table:formula="of:=[.AK135]-[.AK141]" office:value-type="float" office:value="0.109774367143442" calcext:value-type="float">
            <text:p>0.1097743671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42];[.N142];[.T142];[.Z142];[.AF142];[.AL142])" office:value-type="float" office:value="6.97844899308188" calcext:value-type="float">
            <text:p>6.9784489931</text:p>
          </table:table-cell>
          <table:table-cell table:number-columns-repeated="5"/>
          <table:table-cell table:style-name="ce20" table:formula="of:=ABS(([.H141]/[.G141])*100)" office:value-type="float" office:value="9.30925240119911" calcext:value-type="float">
            <text:p>9.3092524012</text:p>
          </table:table-cell>
          <table:table-cell table:number-columns-repeated="5"/>
          <table:table-cell table:style-name="ce20" table:formula="of:=ABS(([.N141]/[.M141])*100)" office:value-type="float" office:value="9.67503025734993" calcext:value-type="float">
            <text:p>9.6750302573</text:p>
          </table:table-cell>
          <table:table-cell table:number-columns-repeated="5"/>
          <table:table-cell table:style-name="ce20" table:formula="of:=ABS(([.T141]/[.S141])*100)" office:value-type="float" office:value="3.34644953735243" calcext:value-type="float">
            <text:p>3.3464495374</text:p>
          </table:table-cell>
          <table:table-cell table:number-columns-repeated="5"/>
          <table:table-cell table:style-name="ce20" table:formula="of:=ABS(([.Z141]/[.Y141])*100)" office:value-type="float" office:value="5.65372722239518" calcext:value-type="float">
            <text:p>5.6537272224</text:p>
          </table:table-cell>
          <table:table-cell table:number-columns-repeated="5"/>
          <table:table-cell table:style-name="ce20" table:formula="of:=ABS(([.AF141]/[.AE141])*100)" office:value-type="float" office:value="7.42531556186364" calcext:value-type="float">
            <text:p>7.4253155619</text:p>
          </table:table-cell>
          <table:table-cell table:number-columns-repeated="5"/>
          <table:table-cell table:style-name="ce20" table:formula="of:=ABS(([.AL141]/[.AK141])*100)" office:value-type="float" office:value="6.46091897833098" calcext:value-type="float">
            <text:p>6.460918978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738279276" calcext:value-type="float">
            <text:p>-230.517382792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3.04901338369" calcext:value-type="float">
            <text:p>-383.0490133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227356288" calcext:value-type="float">
            <text:p>-535.572273562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394098981" calcext:value-type="float">
            <text:p>-611.28394098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265565553" calcext:value-type="float">
            <text:p>-915.23265565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4739635725" calcext:value-type="float">
            <text:p>-2054.147396357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2846685653" calcext:value-type="float">
            <text:p>-230.392846685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2.953887719125" calcext:value-type="float">
            <text:p>-382.95388771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505858730436" calcext:value-type="float">
            <text:p>-535.505858730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206124599624" calcext:value-type="float">
            <text:p>-611.206124599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50767753418" calcext:value-type="float">
            <text:p>-915.150767753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08726762915" calcext:value-type="float">
            <text:p>-2054.087267629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46]-[.F145]" office:value-type="float" office:value="0.124536107106593" calcext:value-type="float">
            <text:p>0.1245361071</text:p>
          </table:table-cell>
          <table:table-cell table:style-name="ce11" table:formula="of:=[.F147]*conv" office:value-type="float" office:value="3.38879989461068" calcext:value-type="float">
            <text:p>3.3887998946</text:p>
          </table:table-cell>
          <table:table-cell table:style-name="ce2"/>
          <table:table-cell table:number-columns-repeated="3"/>
          <table:table-cell table:style-name="ce11" table:formula="of:=[.L146]-[.L145]" office:value-type="float" office:value="0.0951256645652165" calcext:value-type="float">
            <text:p>0.0951256646</text:p>
          </table:table-cell>
          <table:table-cell table:style-name="ce11" table:formula="of:=[.L147]*conv" office:value-type="float" office:value="2.58850103430213" calcext:value-type="float">
            <text:p>2.5885010343</text:p>
          </table:table-cell>
          <table:table-cell table:style-name="ce11" table:number-columns-repeated="2"/>
          <table:table-cell table:number-columns-repeated="2"/>
          <table:table-cell table:style-name="ce11" table:formula="of:=[.R146]-[.R145]" office:value-type="float" office:value="0.0664148324440248" calcext:value-type="float">
            <text:p>0.0664148324</text:p>
          </table:table-cell>
          <table:table-cell table:style-name="ce11" table:formula="of:=[.R147]*conv" office:value-type="float" office:value="1.80723954213743" calcext:value-type="float">
            <text:p>1.8072395421</text:p>
          </table:table-cell>
          <table:table-cell table:style-name="ce11" table:number-columns-repeated="2"/>
          <table:table-cell table:number-columns-repeated="2"/>
          <table:table-cell table:style-name="ce11" table:formula="of:=[.X146]-[.X145]" office:value-type="float" office:value="0.0778163901865128" calcext:value-type="float">
            <text:p>0.0778163902</text:p>
          </table:table-cell>
          <table:table-cell table:style-name="ce11" table:formula="of:=[.X147]*conv" office:value-type="float" office:value="2.11749171376723" calcext:value-type="float">
            <text:p>2.1174917138</text:p>
          </table:table-cell>
          <table:table-cell table:number-columns-repeated="4"/>
          <table:table-cell table:style-name="ce11" table:formula="of:=[.AD146]-[.AD145]" office:value-type="float" office:value="0.0818879021121575" calcext:value-type="float">
            <text:p>0.0818879021</text:p>
          </table:table-cell>
          <table:table-cell table:style-name="ce11" table:formula="of:=[.AD147]*conv" office:value-type="float" office:value="2.22828319027228" calcext:value-type="float">
            <text:p>2.2282831903</text:p>
          </table:table-cell>
          <table:table-cell table:number-columns-repeated="4"/>
          <table:table-cell table:style-name="ce11" table:formula="of:=[.AJ146]-[.AJ145]" office:value-type="float" office:value="0.060128728098789" calcext:value-type="float">
            <text:p>0.0601287281</text:p>
          </table:table-cell>
          <table:table-cell table:style-name="ce11" table:formula="of:=[.AJ147]*conv" office:value-type="float" office:value="1.6361859397921" calcext:value-type="float">
            <text:p>1.6361859398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219046841" calcext:value-type="float">
            <text:p>-2.332190468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.83653730825" calcext:value-type="float">
            <text:p>-3.836537308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5.36283996702" calcext:value-type="float">
            <text:p>-5.362839967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2143815141" calcext:value-type="float">
            <text:p>-6.121438151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9.15135519808" calcext:value-type="float">
            <text:p>-9.1513551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45088793901" calcext:value-type="float">
            <text:p>-20.450887939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21784755419054" calcext:value-type="float">
            <text:p>-2.21784755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.7548444100181" calcext:value-type="float">
            <text:p>-3.7548444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296568250252" calcext:value-type="float">
            <text:p>-5.302965682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244713940711" calcext:value-type="float">
            <text:p>-6.05244713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7936257275576" calcext:value-type="float">
            <text:p>-9.07936257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3999955011442" calcext:value-type="float">
            <text:p>-20.3999955011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53];[.N153];[.T153];[.Z153];[.AF153];[.AL153]);-MIN([.H153];[.N153];[.T153];[.Z153];[.AF153];[.AL153]))" office:value-type="float" office:value="0.365524169594535" calcext:value-type="float">
            <text:p>0.3655241696</text:p>
          </table:table-cell>
          <table:table-cell table:style-name="ce20" table:formula="of:=AVERAGE([.H153];[.N153];[.T153];[.Z153];[.AF153];[.AL153])" office:value-type="float" office:value="0.263603268400582" calcext:value-type="float">
            <text:p>0.2636032684</text:p>
          </table:table-cell>
          <table:table-cell table:style-name="ce2"/>
          <table:table-cell table:number-columns-repeated="2"/>
          <table:table-cell table:style-name="ce11" table:formula="of:=[.F152]-[.F151]" office:value-type="float" office:value="0.114342914219464" calcext:value-type="float">
            <text:p>0.1143429142</text:p>
          </table:table-cell>
          <table:table-cell table:style-name="ce11" table:formula="of:=[.F153]*conv" office:value-type="float" office:value="3.11142900367635" calcext:value-type="float">
            <text:p>3.1114290037</text:p>
          </table:table-cell>
          <table:table-cell table:style-name="ce24" table:formula="of:=[.G147]-[.G153]" office:value-type="float" office:value="0.277370890934334" calcext:value-type="float">
            <text:p>0.2773708909</text:p>
          </table:table-cell>
          <table:table-cell table:number-columns-repeated="3"/>
          <table:table-cell table:style-name="ce11" table:formula="of:=[.L152]-[.L151]" office:value-type="float" office:value="0.0816928982318998" calcext:value-type="float">
            <text:p>0.0816928982</text:p>
          </table:table-cell>
          <table:table-cell table:style-name="ce11" table:formula="of:=[.L153]*conv" office:value-type="float" office:value="2.2229768647076" calcext:value-type="float">
            <text:p>2.2229768647</text:p>
          </table:table-cell>
          <table:table-cell table:style-name="ce24" table:formula="of:=[.M147]-[.M153]" office:value-type="float" office:value="0.365524169594535" calcext:value-type="float">
            <text:p>0.3655241696</text:p>
          </table:table-cell>
          <table:table-cell table:style-name="ce24"/>
          <table:table-cell table:number-columns-repeated="2"/>
          <table:table-cell table:style-name="ce11" table:formula="of:=[.R152]-[.R151]" office:value-type="float" office:value="0.0598742845174778" calcext:value-type="float">
            <text:p>0.0598742845</text:p>
          </table:table-cell>
          <table:table-cell table:style-name="ce11" table:formula="of:=[.R153]*conv" office:value-type="float" office:value="1.62926217766749" calcext:value-type="float">
            <text:p>1.6292621777</text:p>
          </table:table-cell>
          <table:table-cell table:style-name="ce24" table:formula="of:=[.S147]-[.S153]" office:value-type="float" office:value="0.177977364469949" calcext:value-type="float">
            <text:p>0.1779773645</text:p>
          </table:table-cell>
          <table:table-cell table:style-name="ce24"/>
          <table:table-cell table:number-columns-repeated="2"/>
          <table:table-cell table:style-name="ce11" table:formula="of:=[.X152]-[.X151]" office:value-type="float" office:value="0.0689910120028916" calcext:value-type="float">
            <text:p>0.068991012</text:p>
          </table:table-cell>
          <table:table-cell table:style-name="ce11" table:formula="of:=[.X153]*conv" office:value-type="float" office:value="1.8773409546548" calcext:value-type="float">
            <text:p>1.8773409547</text:p>
          </table:table-cell>
          <table:table-cell table:style-name="ce24" table:formula="of:=[.Y147]-[.Y153]" office:value-type="float" office:value="0.240150759112427" calcext:value-type="float">
            <text:p>0.2401507591</text:p>
          </table:table-cell>
          <table:table-cell table:style-name="ce24"/>
          <table:table-cell table:number-columns-repeated="2"/>
          <table:table-cell table:style-name="ce11" table:formula="of:=[.AD152]-[.AD151]" office:value-type="float" office:value="0.0719926253242349" calcext:value-type="float">
            <text:p>0.0719926253</text:p>
          </table:table-cell>
          <table:table-cell table:style-name="ce11" table:formula="of:=[.AD153]*conv" office:value-type="float" office:value="1.95901900886219" calcext:value-type="float">
            <text:p>1.9590190089</text:p>
          </table:table-cell>
          <table:table-cell table:style-name="ce24" table:formula="of:=[.AE147]-[.AE153]" office:value-type="float" office:value="0.269264181410086" calcext:value-type="float">
            <text:p>0.2692641814</text:p>
          </table:table-cell>
          <table:table-cell table:number-columns-repeated="3"/>
          <table:table-cell table:style-name="ce11" table:formula="of:=[.AJ152]-[.AJ151]" office:value-type="float" office:value="0.0508924378658477" calcext:value-type="float">
            <text:p>0.0508924379</text:p>
          </table:table-cell>
          <table:table-cell table:style-name="ce11" table:formula="of:=[.AJ153]*conv" office:value-type="float" office:value="1.38485369490994" calcext:value-type="float">
            <text:p>1.3848536949</text:p>
          </table:table-cell>
          <table:table-cell table:style-name="ce24" table:formula="of:=[.AK147]-[.AK153]" office:value-type="float" office:value="0.251332244882159" calcext:value-type="float">
            <text:p>0.2513322449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54];[.N154];[.T154];[.Z154];[.AF154];[.AL154])" office:value-type="float" office:value="13.4944923500685" calcext:value-type="float">
            <text:p>13.4944923501</text:p>
          </table:table-cell>
          <table:table-cell table:number-columns-repeated="5"/>
          <table:table-cell table:style-name="ce20" table:formula="of:=ABS(([.H153]/[.G153])*100)" office:value-type="float" office:value="8.91458203309806" calcext:value-type="float">
            <text:p>8.9145820331</text:p>
          </table:table-cell>
          <table:table-cell table:number-columns-repeated="5"/>
          <table:table-cell table:style-name="ce20" table:formula="of:=ABS(([.N153]/[.M153])*100)" office:value-type="float" office:value="16.4430037666008" calcext:value-type="float">
            <text:p>16.4430037666</text:p>
          </table:table-cell>
          <table:table-cell table:number-columns-repeated="5"/>
          <table:table-cell table:style-name="ce20" table:formula="of:=ABS(([.T153]/[.S153])*100)" office:value-type="float" office:value="10.9238013936313" calcext:value-type="float">
            <text:p>10.9238013936</text:p>
          </table:table-cell>
          <table:table-cell table:number-columns-repeated="5"/>
          <table:table-cell table:style-name="ce20" table:formula="of:=ABS(([.Z153]/[.Y153])*100)" office:value-type="float" office:value="12.792069470225" calcext:value-type="float">
            <text:p>12.7920694702</text:p>
          </table:table-cell>
          <table:table-cell table:number-columns-repeated="5"/>
          <table:table-cell table:style-name="ce20" table:formula="of:=ABS(([.AF153]/[.AE153])*100)" office:value-type="float" office:value="13.7448478137267" calcext:value-type="float">
            <text:p>13.7448478137</text:p>
          </table:table-cell>
          <table:table-cell table:number-columns-repeated="5"/>
          <table:table-cell table:style-name="ce20" table:formula="of:=ABS(([.AL153]/[.AK153])*100)" office:value-type="float" office:value="18.1486496231288" calcext:value-type="float">
            <text:p>18.1486496231</text:p>
          </table:table-cell>
          <table:table-cell table:number-columns-repeated="986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shapes>
          <draw:frame draw:z-index="19" draw:style-name="gr1" draw:text-style-name="P1" svg:width="130mm" svg:height="60mm" svg:x="969.37mm" svg:y="743.86mm">
            <loext:p draw:notify-on-update-of-range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20" draw:style-name="gr1" draw:text-style-name="P1" svg:width="130mm" svg:height="60mm" svg:x="971.95mm" svg:y="808.7mm">
            <loext:p draw:notify-on-update-of-range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21" draw:style-name="gr1" draw:text-style-name="P1" svg:width="130mm" svg:height="60mm" svg:x="969.88mm" svg:y="880.4mm">
            <loext:p draw:notify-on-update-of-range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z-index="22" draw:style-name="gr1" draw:text-style-name="P1" svg:width="130mm" svg:height="60mm" svg:x="968.16mm" svg:y="948.08mm">
            <loext:p draw:notify-on-update-of-ranges="'Short Alkene Results'.D188:'Short Alkene Results'.D188 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 'Short Alkene Results'.D195:'Short Alkene Results'.D195 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</table:shapes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44mm" svg:height="65.88mm" svg:x="20.35mm" svg:y="2.1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76mm" svg:x="20.86mm" svg:y="3.06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D46:'Short Alkene Results'.D46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76mm" svg:x="19.09mm" svg:y="2.3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D46:'Short Alkene Results'.D46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75mm" svg:x="14.85mm" svg:y="0.38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D46:'Short Alkene Results'.D46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D46:'Short Alkene Results'.D46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19mm" svg:x="18.14mm" svg:y="1.4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D46:'Short Alkene Results'.D46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19mm" svg:x="17.93mm" svg:y="1.8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D46:'Short Alkene Results'.D46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16mm" svg:x="17.37mm" svg:y="1.16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29mm" svg:height="61.16mm" svg:x="0.35mm" svg:y="2.06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43mm" svg:x="16.94mm" svg:y="3.11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15mm" svg:x="18.32mm" svg:y="3.8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16mm" svg:x="17.07mm" svg:y="3.2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18mm" svg:x="21.91mm" svg:y="4.9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1mm" svg:x="4.47mm" svg:y="2.67mm">
              <loext:p draw:notify-on-update-of-range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09mm" svg:x="16.99mm" svg:y="2.1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5677895" calcext:value-type="float">
            <text:p>-78.40156778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38782818" calcext:value-type="float">
            <text:p>-155.643878281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39330378" calcext:value-type="float">
            <text:p>-310.133933037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798243383" calcext:value-type="float">
            <text:p>-387.37982433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59437173" calcext:value-type="float">
            <text:p>-464.625943717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34122350296" calcext:value-type="float">
            <text:p>-78.233412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27082679663" calcext:value-type="float">
            <text:p>-155.52708267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59819532729" calcext:value-type="float">
            <text:p>-310.059819532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16393843232" calcext:value-type="float">
            <text:p>-387.316393843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0133500723" calcext:value-type="float">
            <text:p>-464.570133500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50]-[.F149]" office:value-type="float" office:value="0.168155554470445" calcext:value-type="float">
            <text:p>0.1681555545</text:p>
          </table:table-cell>
          <table:table-cell table:style-name="ce11" table:formula="of:=[.F151]*conv" office:value-type="float" office:value="4.57574544850598" calcext:value-type="float">
            <text:p>4.5757454485</text:p>
          </table:table-cell>
          <table:table-cell table:number-columns-repeated="2"/>
          <table:table-cell table:style-name="Default" table:number-columns-repeated="2"/>
          <table:table-cell table:style-name="ce11" table:formula="of:=[.L150]-[.L149]" office:value-type="float" office:value="0.116795602137501" calcext:value-type="float">
            <text:p>0.1167956021</text:p>
          </table:table-cell>
          <table:table-cell table:style-name="ce11" table:formula="of:=[.L151]*conv" office:value-type="float" office:value="3.17817003767255" calcext:value-type="float">
            <text:p>3.1781700377</text:p>
          </table:table-cell>
          <table:table-cell table:number-columns-repeated="2"/>
          <table:table-cell table:style-name="Default" table:number-columns-repeated="2"/>
          <table:table-cell table:style-name="ce11" table:formula="of:=[.R150]-[.R149]" office:value-type="float" office:value="0.0901475445695894" calcext:value-type="float">
            <text:p>0.0901475446</text:p>
          </table:table-cell>
          <table:table-cell table:style-name="ce11" table:formula="of:=[.R151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50]-[.X149]" office:value-type="float" office:value="0.0741135050713524" calcext:value-type="float">
            <text:p>0.0741135051</text:p>
          </table:table-cell>
          <table:table-cell table:style-name="ce11" table:formula="of:=[.X151]*conv" office:value-type="float" office:value="2.01673108313927" calcext:value-type="float">
            <text:p>2.0167310831</text:p>
          </table:table-cell>
          <table:table-cell table:number-columns-repeated="2"/>
          <table:table-cell table:style-name="Default" table:number-columns-repeated="2"/>
          <table:table-cell table:style-name="ce11" table:formula="of:=[.AD150]-[.AD149]" office:value-type="float" office:value="0.0634304950681326" calcext:value-type="float">
            <text:p>0.0634304951</text:p>
          </table:table-cell>
          <table:table-cell table:style-name="ce11" table:formula="of:=[.AD151]*conv" office:value-type="float" office:value="1.72603159032431" calcext:value-type="float">
            <text:p>1.7260315903</text:p>
          </table:table-cell>
          <table:table-cell table:number-columns-repeated="2"/>
          <table:table-cell table:style-name="Default" table:number-columns-repeated="2"/>
          <table:table-cell table:style-name="ce11" table:formula="of:=[.AJ150]-[.AJ149]" office:value-type="float" office:value="0.0558102165771288" calcext:value-type="float">
            <text:p>0.0558102166</text:p>
          </table:table-cell>
          <table:table-cell table:style-name="ce11" table:formula="of:=[.AJ151]*conv" office:value-type="float" office:value="1.51867326230853" calcext:value-type="float">
            <text:p>1.5186732623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96994539" calcext:value-type="float">
            <text:p>-0.89969945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72219058" calcext:value-type="float">
            <text:p>-1.78722190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58757677" calcext:value-type="float">
            <text:p>-2.67587576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49106647" calcext:value-type="float">
            <text:p>-3.56491066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540106338" calcext:value-type="float">
            <text:p>-4.454010633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431707672" calcext:value-type="float">
            <text:p>-5.343170767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36599879221029" calcext:value-type="float">
            <text:p>-0.73659987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43690453436" calcext:value-type="float">
            <text:p>-1.6743690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855025223392" calcext:value-type="float">
            <text:p>-2.58855025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9283629839677" calcext:value-type="float">
            <text:p>-3.492836298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203554064035" calcext:value-type="float">
            <text:p>-4.392035540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8835642085701" calcext:value-type="float">
            <text:p>-5.2883564209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57]-[.F156]" office:value-type="float" office:value="0.163099574678971" calcext:value-type="float">
            <text:p>0.1630995747</text:p>
          </table:table-cell>
          <table:table-cell table:style-name="ce11" table:formula="of:=[.F158]*conv" office:value-type="float" office:value="4.43816523837594" calcext:value-type="float">
            <text:p>4.4381652384</text:p>
          </table:table-cell>
          <table:table-cell table:style-name="ce24" table:formula="of:=[.G151]-[.G158]" office:value-type="float" office:value="0.13758021013004" calcext:value-type="float">
            <text:p>0.1375802101</text:p>
          </table:table-cell>
          <table:table-cell/>
          <table:table-cell table:style-name="Default" table:number-columns-repeated="2"/>
          <table:table-cell table:style-name="ce11" table:formula="of:=[.L157]-[.L156]" office:value-type="float" office:value="0.112852860456398" calcext:value-type="float">
            <text:p>0.1128528605</text:p>
          </table:table-cell>
          <table:table-cell table:style-name="ce11" table:formula="of:=[.L158]*conv" office:value-type="float" office:value="3.07088257780389" calcext:value-type="float">
            <text:p>3.0708825778</text:p>
          </table:table-cell>
          <table:table-cell table:style-name="ce24" table:formula="of:=[.M151]-[.M158]" office:value-type="float" office:value="0.10728745986866" calcext:value-type="float">
            <text:p>0.1072874599</text:p>
          </table:table-cell>
          <table:table-cell/>
          <table:table-cell table:style-name="Default" table:number-columns-repeated="2"/>
          <table:table-cell table:style-name="ce11" table:formula="of:=[.R157]-[.R156]" office:value-type="float" office:value="0.0873255154660839" calcext:value-type="float">
            <text:p>0.0873255155</text:p>
          </table:table-cell>
          <table:table-cell table:style-name="ce11" table:formula="of:=[.R158]*conv" office:value-type="float" office:value="2.37624817800831" calcext:value-type="float">
            <text:p>2.376248178</text:p>
          </table:table-cell>
          <table:table-cell table:style-name="ce24" table:formula="of:=[.S151]-[.S158]" office:value-type="float" office:value="0.0767913190056779" calcext:value-type="float">
            <text:p>0.076791319</text:p>
          </table:table-cell>
          <table:table-cell/>
          <table:table-cell table:style-name="Default" table:number-columns-repeated="2"/>
          <table:table-cell table:style-name="ce11" table:formula="of:=[.X157]-[.X156]" office:value-type="float" office:value="0.0720743663032253" calcext:value-type="float">
            <text:p>0.0720743663</text:p>
          </table:table-cell>
          <table:table-cell table:style-name="ce11" table:formula="of:=[.X158]*conv" office:value-type="float" office:value="1.96124329407091" calcext:value-type="float">
            <text:p>1.9612432941</text:p>
          </table:table-cell>
          <table:table-cell table:style-name="ce24" table:formula="of:=[.Y151]-[.Y158]" office:value-type="float" office:value="0.0554877890683634" calcext:value-type="float">
            <text:p>0.0554877891</text:p>
          </table:table-cell>
          <table:table-cell/>
          <table:table-cell table:style-name="Default" table:number-columns-repeated="2"/>
          <table:table-cell table:style-name="ce11" table:formula="of:=[.AD157]-[.AD156]" office:value-type="float" office:value="0.0619750931596501" calcext:value-type="float">
            <text:p>0.0619750932</text:p>
          </table:table-cell>
          <table:table-cell table:style-name="ce11" table:formula="of:=[.AD158]*conv" office:value-type="float" office:value="1.68642808939056" calcext:value-type="float">
            <text:p>1.6864280894</text:p>
          </table:table-cell>
          <table:table-cell table:style-name="ce24" table:formula="of:=[.AE151]-[.AE158]" office:value-type="float" office:value="0.0396035009337505" calcext:value-type="float">
            <text:p>0.0396035009</text:p>
          </table:table-cell>
          <table:table-cell/>
          <table:table-cell table:style-name="Default" table:number-columns-repeated="2"/>
          <table:table-cell table:style-name="ce11" table:formula="of:=[.AJ157]-[.AJ156]" office:value-type="float" office:value="0.0548143463429884" calcext:value-type="float">
            <text:p>0.0548143463</text:p>
          </table:table-cell>
          <table:table-cell table:style-name="ce11" table:formula="of:=[.AJ158]*conv" office:value-type="float" office:value="1.49157425445523" calcext:value-type="float">
            <text:p>1.4915742545</text:p>
          </table:table-cell>
          <table:table-cell table:style-name="ce24" table:formula="of:=[.AK151]-[.AK158]" office:value-type="float" office:value="0.0270990078532991" calcext:value-type="float">
            <text:p>0.0270990079</text:p>
          </table:table-cell>
          <table:table-cell table:number-columns-repeated="986"/>
        </table:table-row>
        <table:table-row table:style-name="ro5">
          <table:table-cell table:style-name="ce19" table:formula="of:=MAX(MAX([.H159];[.N159];[.T159];[.Z159];[.AF159];[.AL159]);-MIN([.H159];[.N159];[.T159];[.Z159];[.AF159];[.AL159]))" office:value-type="float" office:value="3.49370114781093" calcext:value-type="float">
            <text:p>3.4937011478</text:p>
          </table:table-cell>
          <table:table-cell table:style-name="ce20" table:formula="of:=AVERAGE([.H159];[.N159];[.T159];[.Z159];[.AF159];[.AL159])" office:value-type="float" office:value="2.80327374598168" calcext:value-type="float">
            <text:p>2.803273746</text:p>
          </table:table-cell>
          <table:table-cell table:number-columns-repeated="5"/>
          <table:table-cell table:style-name="ce20" table:formula="of:=ABS(([.H158]/[.G158])*100)" office:value-type="float" office:value="3.0999343814514" calcext:value-type="float">
            <text:p>3.0999343815</text:p>
          </table:table-cell>
          <table:table-cell table:number-columns-repeated="5"/>
          <table:table-cell table:style-name="ce20" table:formula="of:=ABS(([.N158]/[.M158])*100)" office:value-type="float" office:value="3.49370114781093" calcext:value-type="float">
            <text:p>3.4937011478</text:p>
          </table:table-cell>
          <table:table-cell table:number-columns-repeated="5"/>
          <table:table-cell table:style-name="ce20" table:formula="of:=ABS(([.T158]/[.S158])*100)" office:value-type="float" office:value="3.23162032132695" calcext:value-type="float">
            <text:p>3.2316203213</text:p>
          </table:table-cell>
          <table:table-cell table:number-columns-repeated="5"/>
          <table:table-cell table:style-name="ce20" table:formula="of:=ABS(([.Z158]/[.Y158])*100)" office:value-type="float" office:value="2.82921497991148" calcext:value-type="float">
            <text:p>2.8292149799</text:p>
          </table:table-cell>
          <table:table-cell table:number-columns-repeated="5"/>
          <table:table-cell table:style-name="ce20" table:formula="of:=ABS(([.AF158]/[.AE158])*100)" office:value-type="float" office:value="2.34836582614456" calcext:value-type="float">
            <text:p>2.3483658261</text:p>
          </table:table-cell>
          <table:table-cell table:number-columns-repeated="5"/>
          <table:table-cell table:style-name="ce20" table:formula="of:=ABS(([.AL158]/[.AK158])*100)" office:value-type="float" office:value="1.81680581924475" calcext:value-type="float">
            <text:p>1.8168058192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6216824" calcext:value-type="float">
            <text:p>-78.5366216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5649077" calcext:value-type="float">
            <text:p>-155.89756490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08217107" calcext:value-type="float">
            <text:p>-233.26082171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49608939" calcext:value-type="float">
            <text:p>-310.62496089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895166821" calcext:value-type="float">
            <text:p>-387.98951668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42958604" calcext:value-type="float">
            <text:p>-465.354295860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9822284529" calcext:value-type="float">
            <text:p>-78.36982228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1591372528" calcext:value-type="float">
            <text:p>-155.781591372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1171417452" calcext:value-type="float">
            <text:p>-233.171171417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115017797" calcext:value-type="float">
            <text:p>-310.5511501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26259234751" calcext:value-type="float">
            <text:p>-387.92625923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98567542416" calcext:value-type="float">
            <text:p>-465.298567542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64]-[.F163]" office:value-type="float" office:value="0.166799397870989" calcext:value-type="float">
            <text:p>0.1667993979</text:p>
          </table:table-cell>
          <table:table-cell table:style-name="ce11" table:formula="of:=[.F165]*conv" office:value-type="float" office:value="4.53884254983596" calcext:value-type="float">
            <text:p>4.5388425498</text:p>
          </table:table-cell>
          <table:table-cell table:number-columns-repeated="2"/>
          <table:table-cell table:style-name="Default" table:number-columns-repeated="2"/>
          <table:table-cell table:style-name="ce11" table:formula="of:=[.L164]-[.L163]" office:value-type="float" office:value="0.115973535171889" calcext:value-type="float">
            <text:p>0.1159735352</text:p>
          </table:table-cell>
          <table:table-cell table:style-name="ce11" table:formula="of:=[.L165]*conv" office:value-type="float" office:value="3.15580045738655" calcext:value-type="float">
            <text:p>3.1558004574</text:p>
          </table:table-cell>
          <table:table-cell table:number-columns-repeated="2"/>
          <table:table-cell table:style-name="Default" table:number-columns-repeated="2"/>
          <table:table-cell table:style-name="ce11" table:formula="of:=[.R164]-[.R163]" office:value-type="float" office:value="0.0896502932478995" calcext:value-type="float">
            <text:p>0.0896502932</text:p>
          </table:table-cell>
          <table:table-cell table:style-name="ce11" table:formula="of:=[.R165]*conv" office:value-type="float" office:value="2.43950860010635" calcext:value-type="float">
            <text:p>2.4395086001</text:p>
          </table:table-cell>
          <table:table-cell table:number-columns-repeated="2"/>
          <table:table-cell table:style-name="Default" table:number-columns-repeated="2"/>
          <table:table-cell table:style-name="ce11" table:formula="of:=[.X164]-[.X163]" office:value-type="float" office:value="0.0738107159296533" calcext:value-type="float">
            <text:p>0.0738107159</text:p>
          </table:table-cell>
          <table:table-cell table:style-name="ce11" table:formula="of:=[.X165]*conv" office:value-type="float" office:value="2.00849177138207" calcext:value-type="float">
            <text:p>2.0084917714</text:p>
          </table:table-cell>
          <table:table-cell table:number-columns-repeated="2"/>
          <table:table-cell table:style-name="Default" table:number-columns-repeated="2"/>
          <table:table-cell table:style-name="ce11" table:formula="of:=[.AD164]-[.AD163]" office:value-type="float" office:value="0.0632574473492014" calcext:value-type="float">
            <text:p>0.0632574473</text:p>
          </table:table-cell>
          <table:table-cell table:style-name="ce11" table:formula="of:=[.AD165]*conv" office:value-type="float" office:value="1.72132272230762" calcext:value-type="float">
            <text:p>1.7213227223</text:p>
          </table:table-cell>
          <table:table-cell table:number-columns-repeated="2"/>
          <table:table-cell table:style-name="Default" table:number-columns-repeated="2"/>
          <table:table-cell table:style-name="ce11" table:formula="of:=[.AJ164]-[.AJ163]" office:value-type="float" office:value="0.0557283179840056" calcext:value-type="float">
            <text:p>0.055728318</text:p>
          </table:table-cell>
          <table:table-cell table:style-name="ce11" table:formula="of:=[.AJ165]*conv" office:value-type="float" office:value="1.51644468820104" calcext:value-type="float">
            <text:p>1.5164446882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3531109" calcext:value-type="float">
            <text:p>-0.9035311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930610216" calcext:value-type="float">
            <text:p>-1.79306102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83588858" calcext:value-type="float">
            <text:p>-2.6835888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744257505" calcext:value-type="float">
            <text:p>-3.57442575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652839122" calcext:value-type="float">
            <text:p>-4.465283912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561750367" calcext:value-type="float">
            <text:p>-5.356175036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8793440898881" calcext:value-type="float">
            <text:p>-0.748793440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487095338734" calcext:value-type="float">
            <text:p>-1.684870953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959450777679" calcext:value-type="float">
            <text:p>-2.59959450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485613021582" calcext:value-type="float">
            <text:p>-3.5048561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40528047667314" calcext:value-type="float">
            <text:p>-4.40528047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30295639948826" calcext:value-type="float">
            <text:p>-5.3029563995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71]-[.F170]" office:value-type="float" office:value="0.154737668101119" calcext:value-type="float">
            <text:p>0.1547376681</text:p>
          </table:table-cell>
          <table:table-cell table:style-name="ce11" table:formula="of:=[.F172]*conv" office:value-type="float" office:value="4.21062618333294" calcext:value-type="float">
            <text:p>4.2106261833</text:p>
          </table:table-cell>
          <table:table-cell table:style-name="ce24" table:formula="of:=[.G165]-[.G172]" office:value-type="float" office:value="0.328216366503013" calcext:value-type="float">
            <text:p>0.3282163665</text:p>
          </table:table-cell>
          <table:table-cell/>
          <table:table-cell table:style-name="Default" table:number-columns-repeated="2"/>
          <table:table-cell table:style-name="ce11" table:formula="of:=[.L171]-[.L170]" office:value-type="float" office:value="0.108190068212658" calcext:value-type="float">
            <text:p>0.1081900682</text:p>
          </table:table-cell>
          <table:table-cell table:style-name="ce11" table:formula="of:=[.L172]*conv" office:value-type="float" office:value="2.94400154521586" calcext:value-type="float">
            <text:p>2.9440015452</text:p>
          </table:table-cell>
          <table:table-cell table:style-name="ce24" table:formula="of:=[.M165]-[.M172]" office:value-type="float" office:value="0.211798912170691" calcext:value-type="float">
            <text:p>0.2117989122</text:p>
          </table:table-cell>
          <table:table-cell/>
          <table:table-cell table:style-name="Default" table:number-columns-repeated="2"/>
          <table:table-cell table:style-name="ce11" table:formula="of:=[.R171]-[.R170]" office:value-type="float" office:value="0.083994350223211" calcext:value-type="float">
            <text:p>0.0839943502</text:p>
          </table:table-cell>
          <table:table-cell table:style-name="ce11" table:formula="of:=[.R172]*conv" office:value-type="float" office:value="2.28560255975146" calcext:value-type="float">
            <text:p>2.2856025598</text:p>
          </table:table-cell>
          <table:table-cell table:style-name="ce24" table:formula="of:=[.S165]-[.S172]" office:value-type="float" office:value="0.153906040354892" calcext:value-type="float">
            <text:p>0.1539060404</text:p>
          </table:table-cell>
          <table:table-cell/>
          <table:table-cell table:style-name="Default" table:number-columns-repeated="2"/>
          <table:table-cell table:style-name="ce11" table:formula="of:=[.X171]-[.X170]" office:value-type="float" office:value="0.0695696202841849" calcext:value-type="float">
            <text:p>0.0695696203</text:p>
          </table:table-cell>
          <table:table-cell table:style-name="ce11" table:formula="of:=[.X172]*conv" office:value-type="float" office:value="1.89308568707195" calcext:value-type="float">
            <text:p>1.8930856871</text:p>
          </table:table-cell>
          <table:table-cell table:style-name="ce24" table:formula="of:=[.Y165]-[.Y172]" office:value-type="float" office:value="0.115406084310115" calcext:value-type="float">
            <text:p>0.1154060843</text:p>
          </table:table-cell>
          <table:table-cell/>
          <table:table-cell table:style-name="Default" table:number-columns-repeated="2"/>
          <table:table-cell table:style-name="ce11" table:formula="of:=[.AD171]-[.AD170]" office:value-type="float" office:value="0.0600034355268582" calcext:value-type="float">
            <text:p>0.0600034355</text:p>
          </table:table-cell>
          <table:table-cell table:style-name="ce11" table:formula="of:=[.AD172]*conv" office:value-type="float" office:value="1.6327765554423" calcext:value-type="float">
            <text:p>1.6327765554</text:p>
          </table:table-cell>
          <table:table-cell table:style-name="ce24" table:formula="of:=[.AE165]-[.AE172]" office:value-type="float" office:value="0.0885461668653265" calcext:value-type="float">
            <text:p>0.0885461669</text:p>
          </table:table-cell>
          <table:table-cell/>
          <table:table-cell table:style-name="Default" table:number-columns-repeated="2"/>
          <table:table-cell table:style-name="ce11" table:formula="of:=[.AJ171]-[.AJ170]" office:value-type="float" office:value="0.0532186372117405" calcext:value-type="float">
            <text:p>0.0532186372</text:p>
          </table:table-cell>
          <table:table-cell table:style-name="ce11" table:formula="of:=[.AJ172]*conv" office:value-type="float" office:value="1.44815279973468" calcext:value-type="float">
            <text:p>1.4481527997</text:p>
          </table:table-cell>
          <table:table-cell table:style-name="ce24" table:formula="of:=[.AK165]-[.AK172]" office:value-type="float" office:value="0.0682918884663626" calcext:value-type="float">
            <text:p>0.0682918885</text:p>
          </table:table-cell>
          <table:table-cell table:number-columns-repeated="986"/>
        </table:table-row>
        <table:table-row table:style-name="ro5">
          <table:table-cell table:style-name="ce19" table:formula="of:=MAX(MAX([.H173];[.N173];[.T173];[.Z173];[.AF173];[.AL173]);-MIN([.H173];[.N173];[.T173];[.Z173];[.AF173];[.AL173]))" office:value-type="float" office:value="7.79495381951033" calcext:value-type="float">
            <text:p>7.7949538195</text:p>
          </table:table-cell>
          <table:table-cell table:style-name="ce20" table:formula="of:=AVERAGE([.H173];[.N173];[.T173];[.Z173];[.AF173];[.AL173])" office:value-type="float" office:value="6.32632494368987" calcext:value-type="float">
            <text:p>6.3263249437</text:p>
          </table:table-cell>
          <table:table-cell table:number-columns-repeated="5"/>
          <table:table-cell table:style-name="ce20" table:formula="of:=ABS(([.H172]/[.G172])*100)" office:value-type="float" office:value="7.79495381951033" calcext:value-type="float">
            <text:p>7.7949538195</text:p>
          </table:table-cell>
          <table:table-cell table:number-columns-repeated="5"/>
          <table:table-cell table:style-name="ce20" table:formula="of:=ABS(([.N172]/[.M172])*100)" office:value-type="float" office:value="7.19425275149307" calcext:value-type="float">
            <text:p>7.1942527515</text:p>
          </table:table-cell>
          <table:table-cell table:number-columns-repeated="5"/>
          <table:table-cell table:style-name="ce20" table:formula="of:=ABS(([.T172]/[.S172])*100)" office:value-type="float" office:value="6.73371841041466" calcext:value-type="float">
            <text:p>6.7337184104</text:p>
          </table:table-cell>
          <table:table-cell table:number-columns-repeated="5"/>
          <table:table-cell table:style-name="ce20" table:formula="of:=ABS(([.Z172]/[.Y172])*100)" office:value-type="float" office:value="6.09618915288587" calcext:value-type="float">
            <text:p>6.0961891529</text:p>
          </table:table-cell>
          <table:table-cell table:number-columns-repeated="5"/>
          <table:table-cell table:style-name="ce20" table:formula="of:=ABS(([.AF172]/[.AE172])*100)" office:value-type="float" office:value="5.4230425204348" calcext:value-type="float">
            <text:p>5.4230425204</text:p>
          </table:table-cell>
          <table:table-cell table:number-columns-repeated="5"/>
          <table:table-cell table:style-name="ce20" table:formula="of:=ABS(([.AL172]/[.AK172])*100)" office:value-type="float" office:value="4.71579300740051" calcext:value-type="float">
            <text:p>4.71579300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015055" calcext:value-type="float">
            <text:p>-78.528701505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09932049" calcext:value-type="float">
            <text:p>-155.88099320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6488583" calcext:value-type="float">
            <text:p>-310.59064885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2440351" calcext:value-type="float">
            <text:p>-387.946244035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0324919" calcext:value-type="float">
            <text:p>-465.3020324919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45264062963" calcext:value-type="float">
            <text:p>-78.364526406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597918713" calcext:value-type="float">
            <text:p>-155.765979187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6771331292" calcext:value-type="float">
            <text:p>-310.51677133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2670106973" calcext:value-type="float">
            <text:p>-387.88267010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5795055036" calcext:value-type="float">
            <text:p>-465.24579505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78]-[.F177]" office:value-type="float" office:value="0.164175099203661" calcext:value-type="float">
            <text:p>0.1641750992</text:p>
          </table:table-cell>
          <table:table-cell table:style-name="ce11" table:formula="of:=[.F179]*conv" office:value-type="float" office:value="4.46743174975645" calcext:value-type="float">
            <text:p>4.4674317498</text:p>
          </table:table-cell>
          <table:table-cell table:number-columns-repeated="2"/>
          <table:table-cell table:style-name="Default" table:number-columns-repeated="2"/>
          <table:table-cell table:style-name="ce11" table:formula="of:=[.L178]-[.L177]" office:value-type="float" office:value="0.115014017770193" calcext:value-type="float">
            <text:p>0.1150140178</text:p>
          </table:table-cell>
          <table:table-cell table:style-name="ce11" table:formula="of:=[.L179]*conv" office:value-type="float" office:value="3.12969066043455" calcext:value-type="float">
            <text:p>3.1296906604</text:p>
          </table:table-cell>
          <table:table-cell table:number-columns-repeated="2"/>
          <table:table-cell table:style-name="Default" table:number-columns-repeated="2"/>
          <table:table-cell table:style-name="ce11" table:formula="of:=[.R178]-[.R177]" office:value-type="float" office:value="0.0901475445695894" calcext:value-type="float">
            <text:p>0.0901475446</text:p>
          </table:table-cell>
          <table:table-cell table:style-name="ce11" table:formula="of:=[.R179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78]-[.X177]" office:value-type="float" office:value="0.0738775270085057" calcext:value-type="float">
            <text:p>0.073877527</text:p>
          </table:table-cell>
          <table:table-cell table:style-name="ce11" table:formula="of:=[.X179]*conv" office:value-type="float" office:value="2.01030979333758" calcext:value-type="float">
            <text:p>2.0103097933</text:p>
          </table:table-cell>
          <table:table-cell table:number-columns-repeated="2"/>
          <table:table-cell table:style-name="Default" table:number-columns-repeated="2"/>
          <table:table-cell table:style-name="ce11" table:formula="of:=[.AD178]-[.AD177]" office:value-type="float" office:value="0.0635739281265728" calcext:value-type="float">
            <text:p>0.0635739281</text:p>
          </table:table-cell>
          <table:table-cell table:style-name="ce11" table:formula="of:=[.AD179]*conv" office:value-type="float" office:value="1.72993460242754" calcext:value-type="float">
            <text:p>1.7299346024</text:p>
          </table:table-cell>
          <table:table-cell table:number-columns-repeated="2"/>
          <table:table-cell table:style-name="Default" table:number-columns-repeated="2"/>
          <table:table-cell table:style-name="ce11" table:formula="of:=[.AJ178]-[.AJ177]" office:value-type="float" office:value="0.0562374368643646" calcext:value-type="float">
            <text:p>0.0562374369</text:p>
          </table:table-cell>
          <table:table-cell table:style-name="ce11" table:formula="of:=[.AJ179]*conv" office:value-type="float" office:value="1.5302985178107" calcext:value-type="float">
            <text:p>1.5302985178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56273653" calcext:value-type="float">
            <text:p>-0.89562736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6148009" calcext:value-type="float">
            <text:p>-1.7761480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74053165" calcext:value-type="float">
            <text:p>-2.657405316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88638889" calcext:value-type="float">
            <text:p>-3.53886388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202831488" calcext:value-type="float">
            <text:p>-4.42028314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016960592" calcext:value-type="float">
            <text:p>-5.301696059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3514226619245" calcext:value-type="float">
            <text:p>-0.74351422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883496779406" calcext:value-type="float">
            <text:p>-1.66883496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384920939047" calcext:value-type="float">
            <text:p>-2.573849209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951305828472" calcext:value-type="float">
            <text:p>-3.469513058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6034355189667" calcext:value-type="float">
            <text:p>-4.360343551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841678016972" calcext:value-type="float">
            <text:p>-5.2484167802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85]-[.F184]" office:value-type="float" office:value="0.152113138680755" calcext:value-type="float">
            <text:p>0.1521131387</text:p>
          </table:table-cell>
          <table:table-cell table:style-name="ce11" table:formula="of:=[.F186]*conv" office:value-type="float" office:value="4.13920910414384" calcext:value-type="float">
            <text:p>4.1392091041</text:p>
          </table:table-cell>
          <table:table-cell table:style-name="ce24" table:formula="of:=[.G179]-[.G186]" office:value-type="float" office:value="0.32822264561261" calcext:value-type="float">
            <text:p>0.3282226456</text:p>
          </table:table-cell>
          <table:table-cell/>
          <table:table-cell table:style-name="Default" table:number-columns-repeated="2"/>
          <table:table-cell table:style-name="ce11" table:formula="of:=[.L185]-[.L184]" office:value-type="float" office:value="0.107313041205937" calcext:value-type="float">
            <text:p>0.1073130412</text:p>
          </table:table-cell>
          <table:table-cell table:style-name="ce11" table:formula="of:=[.L186]*conv" office:value-type="float" office:value="2.92013642611909" calcext:value-type="float">
            <text:p>2.9201364261</text:p>
          </table:table-cell>
          <table:table-cell table:style-name="ce24" table:formula="of:=[.M179]-[.M186]" office:value-type="float" office:value="0.209554234315457" calcext:value-type="float">
            <text:p>0.2095542343</text:p>
          </table:table-cell>
          <table:table-cell/>
          <table:table-cell table:style-name="Default" table:number-columns-repeated="2"/>
          <table:table-cell table:style-name="ce11" table:formula="of:=[.R185]-[.R184]" office:value-type="float" office:value="0.0835561071095321" calcext:value-type="float">
            <text:p>0.0835561071</text:p>
          </table:table-cell>
          <table:table-cell table:style-name="ce11" table:formula="of:=[.R186]*conv" office:value-type="float" office:value="2.27367735788066" calcext:value-type="float">
            <text:p>2.2736773579</text:p>
          </table:table-cell>
          <table:table-cell table:style-name="ce24" table:formula="of:=[.S179]-[.S186]" office:value-type="float" office:value="0.179362139133322" calcext:value-type="float">
            <text:p>0.1793621391</text:p>
          </table:table-cell>
          <table:table-cell/>
          <table:table-cell table:style-name="Default" table:number-columns-repeated="2"/>
          <table:table-cell table:style-name="ce11" table:formula="of:=[.X185]-[.X184]" office:value-type="float" office:value="0.0693508306152828" calcext:value-type="float">
            <text:p>0.0693508306</text:p>
          </table:table-cell>
          <table:table-cell table:style-name="ce11" table:formula="of:=[.X186]*conv" office:value-type="float" office:value="1.88713211726683" calcext:value-type="float">
            <text:p>1.8871321173</text:p>
          </table:table-cell>
          <table:table-cell table:style-name="ce24" table:formula="of:=[.Y179]-[.Y186]" office:value-type="float" office:value="0.123177676070752" calcext:value-type="float">
            <text:p>0.1231776761</text:p>
          </table:table-cell>
          <table:table-cell/>
          <table:table-cell table:style-name="Default" table:number-columns-repeated="2"/>
          <table:table-cell table:style-name="ce11" table:formula="of:=[.AD185]-[.AD184]" office:value-type="float" office:value="0.0599395969033285" calcext:value-type="float">
            <text:p>0.0599395969</text:p>
          </table:table-cell>
          <table:table-cell table:style-name="ce11" table:formula="of:=[.AD186]*conv" office:value-type="float" office:value="1.63103941811148" calcext:value-type="float">
            <text:p>1.6310394181</text:p>
          </table:table-cell>
          <table:table-cell table:style-name="ce24" table:formula="of:=[.AE179]-[.AE186]" office:value-type="float" office:value="0.0988951843160561" calcext:value-type="float">
            <text:p>0.0988951843</text:p>
          </table:table-cell>
          <table:table-cell/>
          <table:table-cell table:style-name="Default" table:number-columns-repeated="2"/>
          <table:table-cell table:style-name="ce11" table:formula="of:=[.AJ185]-[.AJ184]" office:value-type="float" office:value="0.0532792790302761" calcext:value-type="float">
            <text:p>0.053279279</text:p>
          </table:table-cell>
          <table:table-cell table:style-name="ce11" table:formula="of:=[.AJ186]*conv" office:value-type="float" office:value="1.44980294757563" calcext:value-type="float">
            <text:p>1.4498029476</text:p>
          </table:table-cell>
          <table:table-cell table:style-name="ce24" table:formula="of:=[.AK179]-[.AK186]" office:value-type="float" office:value="0.0804955702350689" calcext:value-type="float">
            <text:p>0.0804955702</text:p>
          </table:table-cell>
          <table:table-cell table:number-columns-repeated="986"/>
        </table:table-row>
        <table:table-row table:style-name="ro5">
          <table:table-cell table:style-name="ce19" table:formula="of:=MAX(MAX([.H187];[.N187];[.T187];[.Z187];[.AF187];[.AL187]);-MIN([.H187];[.N187];[.T187];[.Z187];[.AF187];[.AL187]))" office:value-type="float" office:value="7.92959807911178" calcext:value-type="float">
            <text:p>7.9295980791</text:p>
          </table:table-cell>
          <table:table-cell table:style-name="ce20" table:formula="of:=AVERAGE([.H187];[.N187];[.T187];[.Z187];[.AF187];[.AL187])" office:value-type="float" office:value="6.85619196054045" calcext:value-type="float">
            <text:p>6.8561919605</text:p>
          </table:table-cell>
          <table:table-cell table:number-columns-repeated="5"/>
          <table:table-cell table:style-name="ce20" table:formula="of:=ABS(([.H186]/[.G186])*100)" office:value-type="float" office:value="7.92959807911178" calcext:value-type="float">
            <text:p>7.9295980791</text:p>
          </table:table-cell>
          <table:table-cell table:number-columns-repeated="5"/>
          <table:table-cell table:style-name="ce20" table:formula="of:=ABS(([.N186]/[.M186])*100)" office:value-type="float" office:value="7.1761795935664" calcext:value-type="float">
            <text:p>7.1761795936</text:p>
          </table:table-cell>
          <table:table-cell table:number-columns-repeated="5"/>
          <table:table-cell table:style-name="ce20" table:formula="of:=ABS(([.T186]/[.S186])*100)" office:value-type="float" office:value="7.88863637629348" calcext:value-type="float">
            <text:p>7.8886363763</text:p>
          </table:table-cell>
          <table:table-cell table:number-columns-repeated="5"/>
          <table:table-cell table:style-name="ce20" table:formula="of:=ABS(([.Z186]/[.Y186])*100)" office:value-type="float" office:value="6.52724178364111" calcext:value-type="float">
            <text:p>6.5272417836</text:p>
          </table:table-cell>
          <table:table-cell table:number-columns-repeated="5"/>
          <table:table-cell table:style-name="ce20" table:formula="of:=ABS(([.AF186]/[.AE186])*100)" office:value-type="float" office:value="6.0633227632575" calcext:value-type="float">
            <text:p>6.0633227633</text:p>
          </table:table-cell>
          <table:table-cell table:number-columns-repeated="5"/>
          <table:table-cell table:style-name="ce20" table:formula="of:=ABS(([.AL186]/[.AK186])*100)" office:value-type="float" office:value="5.55217316737245" calcext:value-type="float">
            <text:p>5.55217316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1015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7.96530198065" calcext:value-type="float">
            <text:p>-77.96530198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4.79077982227" calcext:value-type="float">
            <text:p>-154.790779822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1.61685269262" calcext:value-type="float">
            <text:p>-231.616852692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08.44299935946" calcext:value-type="float">
            <text:p>-308.44299935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5.26908860898" calcext:value-type="float">
            <text:p>-385.2690886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2.09509561283" calcext:value-type="float">
            <text:p>-462.0950956128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7.8318625173664" calcext:value-type="float">
            <text:p>-77.83186251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4.694716914924" calcext:value-type="float">
            <text:p>-154.69471691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1.540910139471" calcext:value-type="float">
            <text:p>-231.540910139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08.379272634881" calcext:value-type="float">
            <text:p>-308.37927263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5.213437299307" calcext:value-type="float">
            <text:p>-385.213437299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2.045144101261" calcext:value-type="float">
            <text:p>-462.045144101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92]-[.F191]" office:value-type="float" office:value="0.133439463283594" calcext:value-type="float">
            <text:p>0.1334394633</text:p>
          </table:table-cell>
          <table:table-cell table:style-name="ce11" table:formula="of:=[.F193]*conv" office:value-type="float" office:value="3.6310725428835" calcext:value-type="float">
            <text:p>3.6310725429</text:p>
          </table:table-cell>
          <table:table-cell table:number-columns-repeated="2"/>
          <table:table-cell table:style-name="Default" table:number-columns-repeated="2"/>
          <table:table-cell table:style-name="ce11" table:formula="of:=[.L192]-[.L191]" office:value-type="float" office:value="0.0960629073464929" calcext:value-type="float">
            <text:p>0.0960629073</text:p>
          </table:table-cell>
          <table:table-cell table:style-name="ce11" table:formula="of:=[.L193]*conv" office:value-type="float" office:value="2.61400470799329" calcext:value-type="float">
            <text:p>2.614004708</text:p>
          </table:table-cell>
          <table:table-cell table:number-columns-repeated="2"/>
          <table:table-cell table:style-name="Default" table:number-columns-repeated="2"/>
          <table:table-cell table:style-name="ce11" table:formula="of:=[.R192]-[.R191]" office:value-type="float" office:value="0.07594255314919" calcext:value-type="float">
            <text:p>0.0759425531</text:p>
          </table:table-cell>
          <table:table-cell table:style-name="ce11" table:formula="of:=[.R193]*conv" office:value-type="float" office:value="2.06650201365429" calcext:value-type="float">
            <text:p>2.0665020137</text:p>
          </table:table-cell>
          <table:table-cell table:number-columns-repeated="2"/>
          <table:table-cell table:style-name="Default" table:number-columns-repeated="2"/>
          <table:table-cell table:style-name="ce11" table:formula="of:=[.X192]-[.X191]" office:value-type="float" office:value="0.0637267245794533" calcext:value-type="float">
            <text:p>0.0637267246</text:p>
          </table:table-cell>
          <table:table-cell table:style-name="ce11" table:formula="of:=[.X193]*conv" office:value-type="float" office:value="1.7340924054571" calcext:value-type="float">
            <text:p>1.7340924055</text:p>
          </table:table-cell>
          <table:table-cell table:number-columns-repeated="2"/>
          <table:table-cell table:style-name="Default" table:number-columns-repeated="2"/>
          <table:table-cell table:style-name="ce11" table:formula="of:=[.AD192]-[.AD191]" office:value-type="float" office:value="0.0556513096732942" calcext:value-type="float">
            <text:p>0.0556513097</text:p>
          </table:table-cell>
          <table:table-cell table:style-name="ce11" table:formula="of:=[.AD193]*conv" office:value-type="float" office:value="1.51434918544858" calcext:value-type="float">
            <text:p>1.5143491854</text:p>
          </table:table-cell>
          <table:table-cell table:number-columns-repeated="2"/>
          <table:table-cell table:style-name="Default" table:number-columns-repeated="2"/>
          <table:table-cell table:style-name="ce11" table:formula="of:=[.AJ192]-[.AJ191]" office:value-type="float" office:value="0.0499515115689064" calcext:value-type="float">
            <text:p>0.0499515116</text:p>
          </table:table-cell>
          <table:table-cell table:style-name="ce11" table:formula="of:=[.AJ193]*conv" office:value-type="float" office:value="1.35924978765771" calcext:value-type="float">
            <text:p>1.3592497877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09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352313306" calcext:value-type="float">
            <text:p>-0.793523133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56061504159" calcext:value-type="float">
            <text:p>-1.56061504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32667124738" calcext:value-type="float">
            <text:p>-2.326671247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09217533109" calcext:value-type="float">
            <text:p>-3.0921753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85721004293" calcext:value-type="float">
            <text:p>-3.857210042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62196056045" calcext:value-type="float">
            <text:p>-4.621960560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665313734960904" calcext:value-type="float">
            <text:p>-0.6653137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4714402066439" calcext:value-type="float">
            <text:p>-1.47144020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25814894581981" calcext:value-type="float">
            <text:p>-2.258148945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03597356868141" calcext:value-type="float">
            <text:p>-3.035973568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.80909673688214" calcext:value-type="float">
            <text:p>-3.80909673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.5794952837686" calcext:value-type="float">
            <text:p>-4.5794952838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99]-[.F198]" office:value-type="float" office:value="0.128209398099096" calcext:value-type="float">
            <text:p>0.1282093981</text:p>
          </table:table-cell>
          <table:table-cell table:style-name="ce11" table:formula="of:=[.F200]*conv" office:value-type="float" office:value="3.48875522818806" calcext:value-type="float">
            <text:p>3.4887552282</text:p>
          </table:table-cell>
          <table:table-cell table:style-name="ce24" table:formula="of:=[.G193]-[.G200]" office:value-type="float" office:value="0.142317314695441" calcext:value-type="float">
            <text:p>0.1423173147</text:p>
          </table:table-cell>
          <table:table-cell/>
          <table:table-cell table:style-name="Default" table:number-columns-repeated="2"/>
          <table:table-cell table:style-name="ce11" table:formula="of:=[.L199]-[.L198]" office:value-type="float" office:value="0.0891748349461019" calcext:value-type="float">
            <text:p>0.0891748349</text:p>
          </table:table-cell>
          <table:table-cell table:style-name="ce11" table:formula="of:=[.L200]*conv" office:value-type="float" office:value="2.42657072144242" calcext:value-type="float">
            <text:p>2.4265707214</text:p>
          </table:table-cell>
          <table:table-cell table:style-name="ce24" table:formula="of:=[.M193]-[.M200]" office:value-type="float" office:value="0.187433986550878" calcext:value-type="float">
            <text:p>0.1874339866</text:p>
          </table:table-cell>
          <table:table-cell/>
          <table:table-cell table:style-name="Default" table:number-columns-repeated="2"/>
          <table:table-cell table:style-name="ce11" table:formula="of:=[.R199]-[.R198]" office:value-type="float" office:value="0.0685223015601912" calcext:value-type="float">
            <text:p>0.0685223016</text:p>
          </table:table-cell>
          <table:table-cell table:style-name="ce11" table:formula="of:=[.R200]*conv" office:value-type="float" office:value="1.86458669457931" calcext:value-type="float">
            <text:p>1.8645866946</text:p>
          </table:table-cell>
          <table:table-cell table:style-name="ce24" table:formula="of:=[.S193]-[.S200]" office:value-type="float" office:value="0.20191531907498" calcext:value-type="float">
            <text:p>0.2019153191</text:p>
          </table:table-cell>
          <table:table-cell/>
          <table:table-cell table:style-name="Default" table:number-columns-repeated="2"/>
          <table:table-cell table:style-name="ce11" table:formula="of:=[.X199]-[.X198]" office:value-type="float" office:value="0.056201762408592" calcext:value-type="float">
            <text:p>0.0562017624</text:p>
          </table:table-cell>
          <table:table-cell table:style-name="ce11" table:formula="of:=[.X200]*conv" office:value-type="float" office:value="1.52932776647784" calcext:value-type="float">
            <text:p>1.5293277665</text:p>
          </table:table-cell>
          <table:table-cell table:style-name="ce24" table:formula="of:=[.Y193]-[.Y200]" office:value-type="float" office:value="0.204764638979261" calcext:value-type="float">
            <text:p>0.204764639</text:p>
          </table:table-cell>
          <table:table-cell/>
          <table:table-cell table:style-name="Default" table:number-columns-repeated="2"/>
          <table:table-cell table:style-name="ce11" table:formula="of:=[.AD199]-[.AD198]" office:value-type="float" office:value="0.0481133060478549" calcext:value-type="float">
            <text:p>0.048113306</text:p>
          </table:table-cell>
          <table:table-cell table:style-name="ce11" table:formula="of:=[.AD200]*conv" office:value-type="float" office:value="1.30922967043436" calcext:value-type="float">
            <text:p>1.3092296704</text:p>
          </table:table-cell>
          <table:table-cell table:style-name="ce24" table:formula="of:=[.AE193]-[.AE200]" office:value-type="float" office:value="0.205119515014224" calcext:value-type="float">
            <text:p>0.205119515</text:p>
          </table:table-cell>
          <table:table-cell/>
          <table:table-cell table:style-name="Default" table:number-columns-repeated="2"/>
          <table:table-cell table:style-name="ce11" table:formula="of:=[.AJ199]-[.AJ198]" office:value-type="float" office:value="0.0424652766813978" calcext:value-type="float">
            <text:p>0.0424652767</text:p>
          </table:table-cell>
          <table:table-cell table:style-name="ce11" table:formula="of:=[.AJ200]*conv" office:value-type="float" office:value="1.1555389716764" calcext:value-type="float">
            <text:p>1.1555389717</text:p>
          </table:table-cell>
          <table:table-cell table:style-name="ce24" table:formula="of:=[.AK193]-[.AK200]" office:value-type="float" office:value="0.203710815981312" calcext:value-type="float">
            <text:p>0.203710816</text:p>
          </table:table-cell>
          <table:table-cell table:number-columns-repeated="986"/>
        </table:table-row>
        <table:table-row table:style-name="ro5">
          <table:table-cell table:style-name="ce19" table:formula="of:=MAX(MAX([.H201];[.N201];[.T201];[.Z201];[.AF201];[.AL201]);-MIN([.H201];[.N201];[.T201];[.Z201];[.AF201];[.AL201]))" office:value-type="float" office:value="17.6290736162519" calcext:value-type="float">
            <text:p>17.6290736163</text:p>
          </table:table-cell>
          <table:table-cell table:style-name="ce20" table:formula="of:=AVERAGE([.H201];[.N201];[.T201];[.Z201];[.AF201];[.AL201])" office:value-type="float" office:value="11.5529940284362" calcext:value-type="float">
            <text:p>11.5529940284</text:p>
          </table:table-cell>
          <table:table-cell table:number-columns-repeated="5"/>
          <table:table-cell table:style-name="ce20" table:formula="of:=ABS(([.H200]/[.G200])*100)" office:value-type="float" office:value="4.07931498161755" calcext:value-type="float">
            <text:p>4.0793149816</text:p>
          </table:table-cell>
          <table:table-cell table:number-columns-repeated="5"/>
          <table:table-cell table:style-name="ce20" table:formula="of:=ABS(([.N200]/[.M200])*100)" office:value-type="float" office:value="7.72423341692109" calcext:value-type="float">
            <text:p>7.7242334169</text:p>
          </table:table-cell>
          <table:table-cell table:number-columns-repeated="5"/>
          <table:table-cell table:style-name="ce20" table:formula="of:=ABS(([.T200]/[.S200])*100)" office:value-type="float" office:value="10.8289584851154" calcext:value-type="float">
            <text:p>10.8289584851</text:p>
          </table:table-cell>
          <table:table-cell table:number-columns-repeated="5"/>
          <table:table-cell table:style-name="ce20" table:formula="of:=ABS(([.Z200]/[.Y200])*100)" office:value-type="float" office:value="13.389192524167" calcext:value-type="float">
            <text:p>13.3891925242</text:p>
          </table:table-cell>
          <table:table-cell table:number-columns-repeated="5"/>
          <table:table-cell table:style-name="ce20" table:formula="of:=ABS(([.AF200]/[.AE200])*100)" office:value-type="float" office:value="15.6671911465444" calcext:value-type="float">
            <text:p>15.6671911465</text:p>
          </table:table-cell>
          <table:table-cell table:number-columns-repeated="5"/>
          <table:table-cell table:style-name="ce20" table:formula="of:=ABS(([.AL200]/[.AK200])*100)" office:value-type="float" office:value="17.6290736162519" calcext:value-type="float">
            <text:p>17.6290736163</text:p>
          </table:table-cell>
          <table:table-cell table:number-columns-repeated="98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shapes>
          <draw:frame draw:z-index="16" draw:style-name="gr1" draw:text-style-name="P1" svg:width="130mm" svg:height="60mm" svg:x="774.32mm" svg:y="529.39mm">
            <loext:p draw:notify-on-update-of-ranges="'Long Alkene Results'.A109:'Long Alkene Results'.A109 'Long Alkene Results'.A115:'Long Alkene Results'.A115 'Long Alkene Results'.A114:'Long Alkene Results'.A114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7" draw:style-name="gr1" draw:text-style-name="P1" svg:width="130mm" svg:height="60mm" svg:x="775.5mm" svg:y="595.02mm">
            <loext:p draw:notify-on-update-of-ranges="'Long Alkene Results'.A121:'Long Alkene Results'.A121 'Long Alkene Results'.A127:'Long Alkene Results'.A127 'Long Alkene Results'.A125:'Long Alkene Results'.A125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8" draw:style-name="gr1" draw:text-style-name="P1" svg:width="130mm" svg:height="60mm" svg:x="776.21mm" svg:y="658.13mm">
            <loext:p draw:notify-on-update-of-ranges="'Long Alkene Results'.A133:'Long Alkene Results'.A133 'Long Alkene Results'.A139:'Long Alkene Results'.A139 'Long Alkene Results'.A136:'Long Alkene Results'.A136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9" draw:style-name="gr1" draw:text-style-name="P1" svg:width="130mm" svg:height="60mm" svg:x="775.71mm" svg:y="723.22mm">
            <loext:p draw:notify-on-update-of-ranges="'Long Alkene Results'.A145:'Long Alkene Results'.A145 'Long Alkene Results'.A151:'Long Alkene Results'.A151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mm" svg:height="60.96mm" svg:x="4.3mm" svg:y="1.64mm">
              <loext:p draw:notify-on-update-of-ranges="'Long Alkene Results'.A5:'Long Alkene Results'.A5 'Long Alkene Results'.A14:'Long Alkene Results'.A14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32mm" svg:height="60.98mm" svg:x="4.91mm" svg:y="4.41mm">
              <loext:p draw:notify-on-update-of-ranges="'Long Alkene Results'.A5:'Long Alkene Results'.A5 'Long Alkene Results'.A14:'Long Alkene Results'.A14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39mm" svg:height="60.97mm" svg:x="3.62mm" svg:y="1.9mm">
              <loext:p draw:notify-on-update-of-ranges="'Long Alkene Results'.A5:'Long Alkene Results'.A5 'Long Alkene Results'.A14:'Long Alkene Results'.A14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32mm" svg:height="59.27mm" svg:x="4.16mm" svg:y="4.14mm">
              <loext:p draw:notify-on-update-of-ranges="'Long Alkene Results'.A23:'Long Alkene Results'.A23 'Long Alkene Results'.A32:'Long Alkene Results'.A3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39mm" svg:height="59.29mm" svg:x="4.16mm" svg:y="4.58mm">
              <loext:p draw:notify-on-update-of-ranges="'Long Alkene Results'.A23:'Long Alkene Results'.A23 'Long Alkene Results'.A32:'Long Alkene Results'.A32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8mm" svg:y="0.32mm">
              <loext:p draw:notify-on-update-of-ranges="'Long Alkene Results'.A23:'Long Alkene Results'.A23 'Long Alkene Results'.A32:'Long Alkene Results'.A32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5mm" svg:y="2.73mm">
              <loext:p draw:notify-on-update-of-ranges="'Long Alkene Results'.A41:'Long Alkene Results'.A41 'Long Alkene Results'.A50:'Long Alkene Results'.A50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39mm" svg:height="61.31mm" svg:x="10.98mm" svg:y="1.43mm">
              <loext:p draw:notify-on-update-of-ranges="'Long Alkene Results'.A41:'Long Alkene Results'.A41 'Long Alkene Results'.A50:'Long Alkene Results'.A50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A41:'Long Alkene Results'.A41 'Long Alkene Results'.A32:'Long Alkene Results'.A3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0.97mm" svg:x="16.7mm" svg:y="1.96mm">
              <loext:p draw:notify-on-update-of-ranges="'Long Alkene Results'.A59:'Long Alkene Results'.A59 'Long Alkene Results'.A68:'Long Alkene Results'.A6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39mm" svg:height="60.98mm" svg:x="18.57mm" svg:y="1.1mm">
              <loext:p draw:notify-on-update-of-ranges="'Long Alkene Results'.A59:'Long Alkene Results'.A59 'Long Alkene Results'.A68:'Long Alkene Results'.A68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0.97mm" svg:x="16.15mm" svg:y="3.56mm">
              <loext:p draw:notify-on-update-of-ranges="'Long Alkene Results'.A59:'Long Alkene Results'.A59 'Long Alkene Results'.A68:'Long Alkene Results'.A68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5mm" svg:y="3.41mm">
              <loext:p draw:notify-on-update-of-ranges="'Long Alkene Results'.A77:'Long Alkene Results'.A77 'Long Alkene Results'.A86:'Long Alkene Results'.A86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39mm" svg:height="62.33mm" svg:x="19.92mm" svg:y="3.75mm">
              <loext:p draw:notify-on-update-of-ranges="'Long Alkene Results'.A77:'Long Alkene Results'.A77 'Long Alkene Results'.A86:'Long Alkene Results'.A86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A77:'Long Alkene Results'.A77 'Long Alkene Results'.A86:'Long Alkene Results'.A86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/>
          <table:table-cell>
            <draw:frame table:end-cell-address="'Long Alkene Results'.AN104" table:end-x="14.51mm" table:end-y="2.65mm" draw:z-index="15" draw:style-name="gr1" draw:text-style-name="P1" svg:width="130.36mm" svg:height="60.04mm" svg:x="20.16mm" svg:y="3.02mm">
              <loext:p draw:notify-on-update-of-ranges="'Long Alkene Results'.A97:'Long Alkene Results'.A97 'Long Alkene Results'.A103:'Long Alkene Results'.A10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5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08];[.N108];[.T108];[.Z108];[.AF108];[.AL108])" office:value-type="float" office:value="1.0168650107283" calcext:value-type="float">
            <text:p>1.016865010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07]/[.G107])*100)" office:value-type="float" office:value="2.09157051947449" calcext:value-type="float">
            <text:p>2.0915705195</text:p>
          </table:table-cell>
          <table:table-cell table:number-columns-repeated="3"/>
          <table:table-cell table:style-name="ce11" table:number-columns-repeated="2"/>
          <table:table-cell table:style-name="ce20" table:formula="of:=ABS(([.N107]/[.M107])*100)" office:value-type="float" office:value="1.16664106995671" calcext:value-type="float">
            <text:p>1.16664107</text:p>
          </table:table-cell>
          <table:table-cell table:number-columns-repeated="3"/>
          <table:table-cell table:style-name="ce11" table:number-columns-repeated="2"/>
          <table:table-cell table:style-name="ce20" table:formula="of:=ABS(([.T107]/[.S107])*100)" office:value-type="float" office:value="0.418348904382379" calcext:value-type="float">
            <text:p>0.4183489044</text:p>
          </table:table-cell>
          <table:table-cell table:number-columns-repeated="3"/>
          <table:table-cell table:style-name="ce11" table:number-columns-repeated="2"/>
          <table:table-cell table:style-name="ce20" table:formula="of:=ABS(([.Z107]/[.Y107])*100)" office:value-type="float" office:value="0.152683717700752" calcext:value-type="float">
            <text:p>0.1526837177</text:p>
          </table:table-cell>
          <table:table-cell table:number-columns-repeated="3"/>
          <table:table-cell table:style-name="ce11" table:number-columns-repeated="2"/>
          <table:table-cell table:style-name="ce20" table:formula="of:=ABS(([.AF107]/[.AE107])*100)" office:value-type="float" office:value="1.25508084212716" calcext:value-type="float">
            <text:p>1.2550808421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0903929344" calcext:value-type="float">
            <text:p>-1932.3090392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7243201" calcext:value-type="float">
            <text:p>-3863.47243201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28499102425" calcext:value-type="float">
            <text:p>-1932.284991024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5279507931" calcext:value-type="float">
            <text:p>-3863.452795079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12]-[.F111]" office:value-type="float" office:value="0.0394448913519909" calcext:value-type="float">
            <text:p>0.0394448914</text:p>
          </table:table-cell>
          <table:table-cell table:style-name="ce11" table:formula="of:=[.F113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2]-[.L111]" office:value-type="float" office:value="0.0308135548591508" calcext:value-type="float">
            <text:p>0.0308135549</text:p>
          </table:table-cell>
          <table:table-cell table:style-name="ce11" table:formula="of:=[.L113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2]-[.R111]" office:value-type="float" office:value="0.0264992239099229" calcext:value-type="float">
            <text:p>0.0264992239</text:p>
          </table:table-cell>
          <table:table-cell table:style-name="ce11" table:formula="of:=[.R113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2]-[.X111]" office:value-type="float" office:value="0.0240482691940542" calcext:value-type="float">
            <text:p>0.0240482692</text:p>
          </table:table-cell>
          <table:table-cell table:style-name="ce11" table:formula="of:=[.X113]*conv" office:value-type="float" office:value="0.654386699598915" calcext:value-type="float">
            <text:p>0.6543866996</text:p>
          </table:table-cell>
          <table:table-cell table:number-columns-repeated="4"/>
          <table:table-cell table:style-name="ce11" table:formula="of:=[.AD112]-[.AD111]" office:value-type="float" office:value="0.0196369306877386" calcext:value-type="float">
            <text:p>0.0196369307</text:p>
          </table:table-cell>
          <table:table-cell table:style-name="ce11" table:formula="of:=[.AD113]*conv" office:value-type="float" office:value="0.534348071343906" calcext:value-type="float">
            <text:p>0.5343480713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3699363419" calcext:value-type="float">
            <text:p>-22.236993634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19];[.N119];[.T119];[.Z119];[.AF119];[.AL119]);-MIN([.H119];[.N119];[.T119];[.Z119];[.AF119];[.AL119]))" office:value-type="float" office:value="0.0839299013886605" calcext:value-type="float">
            <text:p>0.0839299014</text:p>
          </table:table-cell>
          <table:table-cell table:style-name="ce20" table:formula="of:=AVERAGE([.H119];[.N119];[.T119];[.Z119];[.AF119];[.AL119])" office:value-type="float" office:value="-0.0428958784383472" calcext:value-type="float">
            <text:p>-0.0428958784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18]-[.F117]" office:value-type="float" office:value="0.0396255167457991" calcext:value-type="float">
            <text:p>0.0396255167</text:p>
          </table:table-cell>
          <table:table-cell table:style-name="ce11" table:formula="of:=[.F119]*conv" office:value-type="float" office:value="1.07826517218113" calcext:value-type="float">
            <text:p>1.0782651722</text:p>
          </table:table-cell>
          <table:table-cell table:style-name="ce24" table:formula="of:=[.G113]-[.G119]" office:value-type="float" office:value="-0.00491506704138001" calcext:value-type="float">
            <text:p>-0.004915067</text:p>
          </table:table-cell>
          <table:table-cell table:number-columns-repeated="3"/>
          <table:table-cell table:style-name="ce11" table:formula="of:=[.L118]-[.L117]" office:value-type="float" office:value="0.0318388903716009" calcext:value-type="float">
            <text:p>0.0318388904</text:p>
          </table:table-cell>
          <table:table-cell table:style-name="ce11" table:formula="of:=[.L119]*conv" office:value-type="float" office:value="0.866380287954981" calcext:value-type="float">
            <text:p>0.866380288</text:p>
          </table:table-cell>
          <table:table-cell table:style-name="ce24" table:formula="of:=[.M113]-[.M119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8]-[.R117]" office:value-type="float" office:value="0.0280834207234406" calcext:value-type="float">
            <text:p>0.0280834207</text:p>
          </table:table-cell>
          <table:table-cell table:style-name="ce11" table:formula="of:=[.R119]*conv" office:value-type="float" office:value="0.764188759380811" calcext:value-type="float">
            <text:p>0.7641887594</text:p>
          </table:table-cell>
          <table:table-cell table:style-name="ce24" table:formula="of:=[.S113]-[.S119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8]-[.X117]" office:value-type="float" office:value="0.026055717079501" calcext:value-type="float">
            <text:p>0.0260557171</text:p>
          </table:table-cell>
          <table:table-cell table:style-name="ce11" table:formula="of:=[.X119]*conv" office:value-type="float" office:value="0.70901213587352" calcext:value-type="float">
            <text:p>0.7090121359</text:p>
          </table:table-cell>
          <table:table-cell table:style-name="ce24" table:formula="of:=[.Y113]-[.Y119]" office:value-type="float" office:value="-0.0546254362746055" calcext:value-type="float">
            <text:p>-0.0546254363</text:p>
          </table:table-cell>
          <table:table-cell table:number-columns-repeated="3"/>
          <table:table-cell table:style-name="ce11" table:formula="of:=[.AD118]-[.AD117]" office:value-type="float" office:value="0.0227212978719464" calcext:value-type="float">
            <text:p>0.0227212979</text:p>
          </table:table-cell>
          <table:table-cell table:style-name="ce11" table:formula="of:=[.AD119]*conv" office:value-type="float" office:value="0.618277972732566" calcext:value-type="float">
            <text:p>0.6182779727</text:p>
          </table:table-cell>
          <table:table-cell table:style-name="ce24" table:formula="of:=[.AE113]-[.AE119]" office:value-type="float" office:value="-0.0839299013886605" calcext:value-type="float">
            <text:p>-0.0839299014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20];[.N120];[.T120];[.Z120];[.AF120];[.AL120])" office:value-type="float" office:value="6.11929696675251" calcext:value-type="float">
            <text:p>6.11929696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19]/[.G119])*100)" office:value-type="float" office:value="0.455831011534736" calcext:value-type="float">
            <text:p>0.4558310115</text:p>
          </table:table-cell>
          <table:table-cell table:number-columns-repeated="3"/>
          <table:table-cell table:style-name="ce11" table:number-columns-repeated="2"/>
          <table:table-cell table:style-name="ce20" table:formula="of:=ABS(([.N119]/[.M119])*100)" office:value-type="float" office:value="3.22038708159458" calcext:value-type="float">
            <text:p>3.2203870816</text:p>
          </table:table-cell>
          <table:table-cell table:number-columns-repeated="3"/>
          <table:table-cell table:style-name="ce11" table:number-columns-repeated="2"/>
          <table:table-cell table:style-name="ce20" table:formula="of:=ABS(([.T119]/[.S119])*100)" office:value-type="float" office:value="5.64103934886907" calcext:value-type="float">
            <text:p>5.6410393489</text:p>
          </table:table-cell>
          <table:table-cell table:number-columns-repeated="3"/>
          <table:table-cell table:style-name="ce11" table:number-columns-repeated="2"/>
          <table:table-cell table:style-name="ce20" table:formula="of:=ABS(([.Z119]/[.Y119])*100)" office:value-type="float" office:value="7.70444305686046" calcext:value-type="float">
            <text:p>7.7044430569</text:p>
          </table:table-cell>
          <table:table-cell table:number-columns-repeated="3"/>
          <table:table-cell table:style-name="ce11" table:number-columns-repeated="2"/>
          <table:table-cell table:style-name="ce20" table:formula="of:=ABS(([.AF119]/[.AE119])*100)" office:value-type="float" office:value="13.5747843349037" calcext:value-type="float">
            <text:p>13.5747843349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6561112382" calcext:value-type="float">
            <text:p>-1548.46561112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169629951" calcext:value-type="float">
            <text:p>-1935.291696299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2121353331" calcext:value-type="float">
            <text:p>-3869.4212135333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3873242305" calcext:value-type="float">
            <text:p>-1548.4387324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6719454808" calcext:value-type="float">
            <text:p>-1935.267194548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0091800372" calcext:value-type="float">
            <text:p>-3869.400918003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24]-[.F123]" office:value-type="float" office:value="0.0395782189069678" calcext:value-type="float">
            <text:p>0.0395782189</text:p>
          </table:table-cell>
          <table:table-cell table:style-name="ce11" table:formula="of:=[.F125]*conv" office:value-type="float" office:value="1.07697813250267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4]-[.L123]" office:value-type="float" office:value="0.0310942586429519" calcext:value-type="float">
            <text:p>0.0310942586</text:p>
          </table:table-cell>
          <table:table-cell table:style-name="ce11" table:formula="of:=[.L125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4]-[.R123]" office:value-type="float" office:value="0.0268787007721585" calcext:value-type="float">
            <text:p>0.0268787008</text:p>
          </table:table-cell>
          <table:table-cell table:style-name="ce11" table:formula="of:=[.R125]*conv" office:value-type="float" office:value="0.731406661571651" calcext:value-type="float">
            <text:p>0.7314066616</text:p>
          </table:table-cell>
          <table:table-cell table:number-columns-repeated="4"/>
          <table:table-cell table:style-name="ce11" table:formula="of:=[.X124]-[.X123]" office:value-type="float" office:value="0.024501751435082" calcext:value-type="float">
            <text:p>0.0245017514</text:p>
          </table:table-cell>
          <table:table-cell table:style-name="ce11" table:formula="of:=[.X125]*conv" office:value-type="float" office:value="0.666726579223444" calcext:value-type="float">
            <text:p>0.6667265792</text:p>
          </table:table-cell>
          <table:table-cell table:number-columns-repeated="4"/>
          <table:table-cell table:style-name="ce11" table:formula="of:=[.AD124]-[.AD123]" office:value-type="float" office:value="0.0202955295940228" calcext:value-type="float">
            <text:p>0.0202955296</text:p>
          </table:table-cell>
          <table:table-cell table:style-name="ce11" table:formula="of:=[.AD125]*conv" office:value-type="float" office:value="0.552269459414084" calcext:value-type="float">
            <text:p>0.552269459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8187010717" calcext:value-type="float">
            <text:p>-22.281870107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31];[.N131];[.T131];[.Z131];[.AF131];[.AL131]);-MIN([.H131];[.N131];[.T131];[.Z131];[.AF131];[.AL131]))" office:value-type="float" office:value="0.0845177361977665" calcext:value-type="float">
            <text:p>0.0845177362</text:p>
          </table:table-cell>
          <table:table-cell table:style-name="ce20" table:formula="of:=AVERAGE([.H131];[.N131];[.T131];[.Z131];[.AF131];[.AL131])" office:value-type="float" office:value="-0.0325653721088795" calcext:value-type="float">
            <text:p>-0.032565372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30]-[.F129]" office:value-type="float" office:value="0.0388908817531206" calcext:value-type="float">
            <text:p>0.0388908818</text:p>
          </table:table-cell>
          <table:table-cell table:style-name="ce11" table:formula="of:=[.F131]*conv" office:value-type="float" office:value="1.0582747369282" calcext:value-type="float">
            <text:p>1.0582747369</text:p>
          </table:table-cell>
          <table:table-cell table:style-name="ce24" table:formula="of:=[.G125]-[.G131]" office:value-type="float" office:value="0.01870339557447" calcext:value-type="float">
            <text:p>0.0187033956</text:p>
          </table:table-cell>
          <table:table-cell table:number-columns-repeated="3"/>
          <table:table-cell table:style-name="ce11" table:formula="of:=[.L130]-[.L129]" office:value-type="float" office:value="0.0315994982234002" calcext:value-type="float">
            <text:p>0.0315994982</text:p>
          </table:table-cell>
          <table:table-cell table:style-name="ce11" table:formula="of:=[.L131]*conv" office:value-type="float" office:value="0.859866096164011" calcext:value-type="float">
            <text:p>0.8598660962</text:p>
          </table:table-cell>
          <table:table-cell table:style-name="ce24" table:formula="of:=[.M125]-[.M131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30]-[.R129]" office:value-type="float" office:value="0.0281345576954983" calcext:value-type="float">
            <text:p>0.0281345577</text:p>
          </table:table-cell>
          <table:table-cell table:style-name="ce11" table:formula="of:=[.R131]*conv" office:value-type="float" office:value="0.765580267189639" calcext:value-type="float">
            <text:p>0.7655802672</text:p>
          </table:table-cell>
          <table:table-cell table:style-name="ce24" table:formula="of:=[.S125]-[.S131]" office:value-type="float" office:value="-0.0341736056179877" calcext:value-type="float">
            <text:p>-0.0341736056</text:p>
          </table:table-cell>
          <table:table-cell table:number-columns-repeated="3"/>
          <table:table-cell table:style-name="ce11" table:formula="of:=[.X130]-[.X129]" office:value-type="float" office:value="0.0263057995097" calcext:value-type="float">
            <text:p>0.0263057995</text:p>
          </table:table-cell>
          <table:table-cell table:style-name="ce11" table:formula="of:=[.X131]*conv" office:value-type="float" office:value="0.715817225038359" calcext:value-type="float">
            <text:p>0.715817225</text:p>
          </table:table-cell>
          <table:table-cell table:style-name="ce24" table:formula="of:=[.Y125]-[.Y131]" office:value-type="float" office:value="-0.0490906458149146" calcext:value-type="float">
            <text:p>-0.0490906458</text:p>
          </table:table-cell>
          <table:table-cell table:number-columns-repeated="3"/>
          <table:table-cell table:style-name="ce11" table:formula="of:=[.AD130]-[.AD129]" office:value-type="float" office:value="0.0234014993104026" calcext:value-type="float">
            <text:p>0.0234014993</text:p>
          </table:table-cell>
          <table:table-cell table:style-name="ce11" table:formula="of:=[.AD131]*conv" office:value-type="float" office:value="0.63678719561185" calcext:value-type="float">
            <text:p>0.6367871956</text:p>
          </table:table-cell>
          <table:table-cell table:style-name="ce24" table:formula="of:=[.AE125]-[.AE131]" office:value-type="float" office:value="-0.0845177361977665" calcext:value-type="float">
            <text:p>-0.0845177362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32];[.N132];[.T132];[.Z132];[.AF132];[.AL132])" office:value-type="float" office:value="5.5920990686502" calcext:value-type="float">
            <text:p>5.592099068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31]/[.G131])*100)" office:value-type="float" office:value="1.76734782772566" calcext:value-type="float">
            <text:p>1.7673478277</text:p>
          </table:table-cell>
          <table:table-cell table:number-columns-repeated="3"/>
          <table:table-cell table:style-name="ce11" table:number-columns-repeated="2"/>
          <table:table-cell table:style-name="ce20" table:formula="of:=ABS(([.N131]/[.M131])*100)" office:value-type="float" office:value="1.59888482050074" calcext:value-type="float">
            <text:p>1.5988848205</text:p>
          </table:table-cell>
          <table:table-cell table:number-columns-repeated="3"/>
          <table:table-cell table:style-name="ce11" table:number-columns-repeated="2"/>
          <table:table-cell table:style-name="ce20" table:formula="of:=ABS(([.T131]/[.S131])*100)" office:value-type="float" office:value="4.46375214756191" calcext:value-type="float">
            <text:p>4.4637521476</text:p>
          </table:table-cell>
          <table:table-cell table:number-columns-repeated="3"/>
          <table:table-cell table:style-name="ce11" table:number-columns-repeated="2"/>
          <table:table-cell table:style-name="ce20" table:formula="of:=ABS(([.Z131]/[.Y131])*100)" office:value-type="float" office:value="6.85798610284685" calcext:value-type="float">
            <text:p>6.8579861028</text:p>
          </table:table-cell>
          <table:table-cell table:number-columns-repeated="3"/>
          <table:table-cell table:style-name="ce11" table:number-columns-repeated="2"/>
          <table:table-cell table:style-name="ce20" table:formula="of:=ABS(([.AF131]/[.AE131])*100)" office:value-type="float" office:value="13.2725244446158" calcext:value-type="float">
            <text:p>13.2725244446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737182671" calcext:value-type="float">
            <text:p>-1935.0673718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012705698" calcext:value-type="float">
            <text:p>-3868.970127057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055413301" calcext:value-type="float">
            <text:p>-1935.04055413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465757918" calcext:value-type="float">
            <text:p>-3868.946575791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36]-[.F135]" office:value-type="float" office:value="0.0406562020959882" calcext:value-type="float">
            <text:p>0.0406562021</text:p>
          </table:table-cell>
          <table:table-cell table:style-name="ce11" table:formula="of:=[.F137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6]-[.L135]" office:value-type="float" office:value="0.0326777589998528" calcext:value-type="float">
            <text:p>0.032677759</text:p>
          </table:table-cell>
          <table:table-cell table:style-name="ce11" table:formula="of:=[.L137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6]-[.R135]" office:value-type="float" office:value="0.0288574199651066" calcext:value-type="float">
            <text:p>0.02885742</text:p>
          </table:table-cell>
          <table:table-cell table:style-name="ce11" table:formula="of:=[.R137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6]-[.X135]" office:value-type="float" office:value="0.0268176937040607" calcext:value-type="float">
            <text:p>0.0268176937</text:p>
          </table:table-cell>
          <table:table-cell table:style-name="ce11" table:formula="of:=[.X137]*conv" office:value-type="float" office:value="0.729746574784426" calcext:value-type="float">
            <text:p>0.7297465748</text:p>
          </table:table-cell>
          <table:table-cell table:number-columns-repeated="4"/>
          <table:table-cell table:style-name="ce11" table:formula="of:=[.AD136]-[.AD135]" office:value-type="float" office:value="0.0235512651829595" calcext:value-type="float">
            <text:p>0.0235512652</text:p>
          </table:table-cell>
          <table:table-cell table:style-name="ce11" table:formula="of:=[.AD137]*conv" office:value-type="float" office:value="0.640862532354973" calcext:value-type="float">
            <text:p>0.640862532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04580190537" calcext:value-type="float">
            <text:p>-22.045801905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43];[.N143];[.T143];[.Z143];[.AF143];[.AL143]);-MIN([.H143];[.N143];[.T143];[.Z143];[.AF143];[.AL143]))" office:value-type="float" office:value="0.0480380572797849" calcext:value-type="float">
            <text:p>0.0480380573</text:p>
          </table:table-cell>
          <table:table-cell table:style-name="ce20" table:formula="of:=AVERAGE([.H143];[.N143];[.T143];[.Z143];[.AF143];[.AL143])" office:value-type="float" office:value="-0.000988416018273339" calcext:value-type="float">
            <text:p>-0.000988416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42]-[.F141]" office:value-type="float" office:value="0.0388908359390481" calcext:value-type="float">
            <text:p>0.0388908359</text:p>
          </table:table-cell>
          <table:table-cell table:style-name="ce11" table:formula="of:=[.F143]*conv" office:value-type="float" office:value="1.05827349026386" calcext:value-type="float">
            <text:p>1.0582734903</text:p>
          </table:table-cell>
          <table:table-cell table:style-name="ce24" table:formula="of:=[.G137]-[.G143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42]-[.L141]" office:value-type="float" office:value="0.0323289545197003" calcext:value-type="float">
            <text:p>0.0323289545</text:p>
          </table:table-cell>
          <table:table-cell table:style-name="ce11" table:formula="of:=[.L143]*conv" office:value-type="float" office:value="0.879715611918578" calcext:value-type="float">
            <text:p>0.8797156119</text:p>
          </table:table-cell>
          <table:table-cell table:style-name="ce24" table:formula="of:=[.M137]-[.M143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42]-[.R141]" office:value-type="float" office:value="0.0291012008585021" calcext:value-type="float">
            <text:p>0.0291012009</text:p>
          </table:table-cell>
          <table:table-cell table:style-name="ce11" table:formula="of:=[.R143]*conv" office:value-type="float" office:value="0.791883965972431" calcext:value-type="float">
            <text:p>0.791883966</text:p>
          </table:table-cell>
          <table:table-cell table:style-name="ce24" table:formula="of:=[.S137]-[.S143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42]-[.X141]" office:value-type="float" office:value="0.0274582070605973" calcext:value-type="float">
            <text:p>0.0274582071</text:p>
          </table:table-cell>
          <table:table-cell table:style-name="ce11" table:formula="of:=[.X143]*conv" office:value-type="float" office:value="0.747175830006528" calcext:value-type="float">
            <text:p>0.74717583</text:p>
          </table:table-cell>
          <table:table-cell table:style-name="ce24" table:formula="of:=[.Y137]-[.Y143]" office:value-type="float" office:value="-0.0174292552221027" calcext:value-type="float">
            <text:p>-0.0174292552</text:p>
          </table:table-cell>
          <table:table-cell table:number-columns-repeated="3"/>
          <table:table-cell table:style-name="ce11" table:formula="of:=[.AD142]-[.AD141]" office:value-type="float" office:value="0.0249627596752688" calcext:value-type="float">
            <text:p>0.0249627597</text:p>
          </table:table-cell>
          <table:table-cell table:style-name="ce11" table:formula="of:=[.AD143]*conv" office:value-type="float" office:value="0.679271251704836" calcext:value-type="float">
            <text:p>0.6792712517</text:p>
          </table:table-cell>
          <table:table-cell table:style-name="ce24" table:formula="of:=[.AE137]-[.AE143]" office:value-type="float" office:value="-0.038408719349863" calcext:value-type="float">
            <text:p>-0.0384087193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44];[.N144];[.T144];[.Z144];[.AF144];[.AL144])" office:value-type="float" office:value="2.88859888454281" calcext:value-type="float">
            <text:p>2.8885988845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43]/[.G143])*100)" office:value-type="float" office:value="4.53928570655281" calcext:value-type="float">
            <text:p>4.5392857066</text:p>
          </table:table-cell>
          <table:table-cell table:number-columns-repeated="5"/>
          <table:table-cell table:style-name="ce20" table:formula="of:=ABS(([.N143]/[.M143])*100)" office:value-type="float" office:value="1.07892285826922" calcext:value-type="float">
            <text:p>1.0789228583</text:p>
          </table:table-cell>
          <table:table-cell table:number-columns-repeated="5"/>
          <table:table-cell table:style-name="ce20" table:formula="of:=ABS(([.T143]/[.S143])*100)" office:value-type="float" office:value="0.837700459787984" calcext:value-type="float">
            <text:p>0.8377004598</text:p>
          </table:table-cell>
          <table:table-cell table:number-columns-repeated="5"/>
          <table:table-cell table:style-name="ce20" table:formula="of:=ABS(([.Z143]/[.Y143])*100)" office:value-type="float" office:value="2.33268455993155" calcext:value-type="float">
            <text:p>2.3326845599</text:p>
          </table:table-cell>
          <table:table-cell table:number-columns-repeated="5"/>
          <table:table-cell table:style-name="ce20" table:formula="of:=ABS(([.AF143]/[.AE143])*100)" office:value-type="float" office:value="5.65440083817249" calcext:value-type="float">
            <text:p>5.6544008382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39859138601" calcext:value-type="float">
            <text:p>-769.39859138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2732861474" calcext:value-type="float">
            <text:p>-1153.527328614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5584867149" calcext:value-type="float">
            <text:p>-1537.655848671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78433666236" calcext:value-type="float">
            <text:p>-1921.784336662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42647964277" calcext:value-type="float">
            <text:p>-3842.4264796428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60216324421" calcext:value-type="float">
            <text:p>-769.360216324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49434057561" calcext:value-type="float">
            <text:p>-1153.49434057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62517367887" calcext:value-type="float">
            <text:p>-1537.625173678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75476899752" calcext:value-type="float">
            <text:p>-1921.75476899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3984702645" calcext:value-type="float">
            <text:p>-3842.3984702645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48]-[.F147]" office:value-type="float" office:value="0.0383750615886811" calcext:value-type="float">
            <text:p>0.0383750616</text:p>
          </table:table-cell>
          <table:table-cell table:style-name="ce11" table:formula="of:=[.F149]*conv" office:value-type="float" office:value="1.04423855610078" calcext:value-type="float">
            <text:p>1.0442385561</text:p>
          </table:table-cell>
          <table:table-cell table:style-name="ce2"/>
          <table:table-cell table:number-columns-repeated="3"/>
          <table:table-cell table:style-name="ce11" table:formula="of:=[.L148]-[.L147]" office:value-type="float" office:value="0.0329880391282131" calcext:value-type="float">
            <text:p>0.0329880391</text:p>
          </table:table-cell>
          <table:table-cell table:style-name="ce11" table:formula="of:=[.L149]*conv" office:value-type="float" office:value="0.897650216618852" calcext:value-type="float">
            <text:p>0.8976502166</text:p>
          </table:table-cell>
          <table:table-cell table:number-columns-repeated="4"/>
          <table:table-cell table:style-name="ce11" table:formula="of:=[.R148]-[.R147]" office:value-type="float" office:value="0.0306749926171506" calcext:value-type="float">
            <text:p>0.0306749926</text:p>
          </table:table-cell>
          <table:table-cell table:style-name="ce11" table:formula="of:=[.R149]*conv" office:value-type="float" office:value="0.834709018639945" calcext:value-type="float">
            <text:p>0.8347090186</text:p>
          </table:table-cell>
          <table:table-cell table:number-columns-repeated="4"/>
          <table:table-cell table:style-name="ce11" table:formula="of:=[.X148]-[.X147]" office:value-type="float" office:value="0.0295676648418066" calcext:value-type="float">
            <text:p>0.0295676648</text:p>
          </table:table-cell>
          <table:table-cell table:style-name="ce11" table:formula="of:=[.X149]*conv" office:value-type="float" office:value="0.804577096777532" calcext:value-type="float">
            <text:p>0.8045770968</text:p>
          </table:table-cell>
          <table:table-cell table:number-columns-repeated="4"/>
          <table:table-cell table:style-name="ce11" table:formula="of:=[.AD148]-[.AD147]" office:value-type="float" office:value="0.0280093782721451" calcext:value-type="float">
            <text:p>0.0280093783</text:p>
          </table:table-cell>
          <table:table-cell table:style-name="ce11" table:formula="of:=[.AD149]*conv" office:value-type="float" office:value="0.762173961769286" calcext:value-type="float">
            <text:p>0.7621739618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67940295231" calcext:value-type="float">
            <text:p>-7.679402952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49967856373" calcext:value-type="float">
            <text:p>-11.499678563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32054504457" calcext:value-type="float">
            <text:p>-15.320545044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13916208636" calcext:value-type="float">
            <text:p>-19.139162086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23658833373" calcext:value-type="float">
            <text:p>-38.2365883337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64839331118235" calcext:value-type="float">
            <text:p>-7.64839331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4739935379802" calcext:value-type="float">
            <text:p>-11.473993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2971461005559" calcext:value-type="float">
            <text:p>-15.297146100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1168565612493" calcext:value-type="float">
            <text:p>-19.11685656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2158116466163" calcext:value-type="float">
            <text:p>-38.2158116466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55];[.N155];[.T155];[.Z155];[.AF155];[.AL155]);-MIN([.H155];[.N155];[.T155];[.Z155];[.AF155];[.AL155]))" office:value-type="float" office:value="0.200423288169317" calcext:value-type="float">
            <text:p>0.2004232882</text:p>
          </table:table-cell>
          <table:table-cell table:style-name="ce20" table:formula="of:=AVERAGE([.H155];[.N155];[.T155];[.Z155];[.AF155];[.AL155])" office:value-type="float" office:value="0.198312833198833" calcext:value-type="float">
            <text:p>0.198312833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54]-[.F153]" office:value-type="float" office:value="0.0310096411276488" calcext:value-type="float">
            <text:p>0.0310096411</text:p>
          </table:table-cell>
          <table:table-cell table:style-name="ce11" table:formula="of:=[.F155]*conv" office:value-type="float" office:value="0.843815267931465" calcext:value-type="float">
            <text:p>0.8438152679</text:p>
          </table:table-cell>
          <table:table-cell table:style-name="ce24" table:formula="of:=[.G149]-[.G155]" office:value-type="float" office:value="0.200423288169317" calcext:value-type="float">
            <text:p>0.2004232882</text:p>
          </table:table-cell>
          <table:table-cell table:number-columns-repeated="3"/>
          <table:table-cell table:style-name="ce11" table:formula="of:=[.L154]-[.L153]" office:value-type="float" office:value="0.0256850257498211" calcext:value-type="float">
            <text:p>0.0256850257</text:p>
          </table:table-cell>
          <table:table-cell table:style-name="ce11" table:formula="of:=[.L155]*conv" office:value-type="float" office:value="0.698925111570783" calcext:value-type="float">
            <text:p>0.6989251116</text:p>
          </table:table-cell>
          <table:table-cell table:style-name="ce24" table:formula="of:=[.M149]-[.M155]" office:value-type="float" office:value="0.198725105048069" calcext:value-type="float">
            <text:p>0.198725105</text:p>
          </table:table-cell>
          <table:table-cell table:number-columns-repeated="3"/>
          <table:table-cell table:style-name="ce11" table:formula="of:=[.R154]-[.R153]" office:value-type="float" office:value="0.0233989440140796" calcext:value-type="float">
            <text:p>0.023398944</text:p>
          </table:table-cell>
          <table:table-cell table:style-name="ce11" table:formula="of:=[.R155]*conv" office:value-type="float" office:value="0.636717662461094" calcext:value-type="float">
            <text:p>0.6367176625</text:p>
          </table:table-cell>
          <table:table-cell table:style-name="ce24" table:formula="of:=[.S149]-[.S155]" office:value-type="float" office:value="0.197991356178852" calcext:value-type="float">
            <text:p>0.1979913562</text:p>
          </table:table-cell>
          <table:table-cell table:number-columns-repeated="3"/>
          <table:table-cell table:style-name="ce11" table:formula="of:=[.X154]-[.X153]" office:value-type="float" office:value="0.0223055251106601" calcext:value-type="float">
            <text:p>0.0223055251</text:p>
          </table:table-cell>
          <table:table-cell table:style-name="ce11" table:formula="of:=[.X155]*conv" office:value-type="float" office:value="0.606964220260577" calcext:value-type="float">
            <text:p>0.6069642203</text:p>
          </table:table-cell>
          <table:table-cell table:style-name="ce24" table:formula="of:=[.Y149]-[.Y155]" office:value-type="float" office:value="0.197612876516955" calcext:value-type="float">
            <text:p>0.1976128765</text:p>
          </table:table-cell>
          <table:table-cell table:number-columns-repeated="3"/>
          <table:table-cell table:style-name="ce11" table:formula="of:=[.AD154]-[.AD153]" office:value-type="float" office:value="0.0207766871137451" calcext:value-type="float">
            <text:p>0.0207766871</text:p>
          </table:table-cell>
          <table:table-cell table:style-name="ce11" table:formula="of:=[.AD155]*conv" office:value-type="float" office:value="0.565362421688314" calcext:value-type="float">
            <text:p>0.5653624217</text:p>
          </table:table-cell>
          <table:table-cell table:style-name="ce24" table:formula="of:=[.AE149]-[.AE155]" office:value-type="float" office:value="0.196811540080972" calcext:value-type="float">
            <text:p>0.1968115401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56];[.N156];[.T156];[.Z156];[.AF156];[.AL156])" office:value-type="float" office:value="30.1299552707157" calcext:value-type="float">
            <text:p>30.1299552707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55]/[.G155])*100)" office:value-type="float" office:value="23.7520338617048" calcext:value-type="float">
            <text:p>23.7520338617</text:p>
          </table:table-cell>
          <table:table-cell table:number-columns-repeated="5"/>
          <table:table-cell table:style-name="ce20" table:formula="of:=ABS(([.N155]/[.M155])*100)" office:value-type="float" office:value="28.4329610938501" calcext:value-type="float">
            <text:p>28.4329610939</text:p>
          </table:table-cell>
          <table:table-cell table:number-columns-repeated="5"/>
          <table:table-cell table:style-name="ce20" table:formula="of:=ABS(([.T155]/[.S155])*100)" office:value-type="float" office:value="31.0956280706207" calcext:value-type="float">
            <text:p>31.0956280706</text:p>
          </table:table-cell>
          <table:table-cell table:number-columns-repeated="5"/>
          <table:table-cell table:style-name="ce20" table:formula="of:=ABS(([.Z155]/[.Y155])*100)" office:value-type="float" office:value="32.5575824604814" calcext:value-type="float">
            <text:p>32.5575824605</text:p>
          </table:table-cell>
          <table:table-cell table:number-columns-repeated="5"/>
          <table:table-cell table:style-name="ce20" table:formula="of:=ABS(([.AF155]/[.AE155])*100)" office:value-type="float" office:value="34.8115708669217" calcext:value-type="float">
            <text:p>34.8115708669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7"/>
          <table:table-cell table:style-name="ce11" office:value-type="string" calcext:value-type="string">
            <text:p>WITH SINGLET ORBITALS</text:p>
          </table:table-cell>
          <table:table-cell table:number-columns-repeated="996"/>
        </table:table-row>
        <table:table-row table:style-name="ro5">
          <table:table-cell table:number-columns-repeated="27"/>
          <table:table-cell table:style-name="ce17" office:value-type="string" calcext:value-type="string">
            <text:p>hf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994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63]-[.AD162]" office:value-type="float" office:value="-0.221522316999653" calcext:value-type="float">
            <text:p>-0.221522317</text:p>
          </table:table-cell>
          <table:table-cell table:style-name="ce11" table:formula="of:=[.AD164]*conv" office:value-type="float" office:value="-6.02792894320846" calcext:value-type="float">
            <text:p>-6.0279289432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.97734149197" calcext:value-type="float">
            <text:p>-38.977341492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69]-[.AD168]" office:value-type="float" office:value="-0.332479991669999" calcext:value-type="float">
            <text:p>-0.3324799917</text:p>
          </table:table-cell>
          <table:table-cell table:style-name="ce11" table:formula="of:=[.AD170]*conv" office:value-type="float" office:value="-9.04724089188913" calcext:value-type="float">
            <text:p>-9.0472408919</text:p>
          </table:table-cell>
          <table:table-cell table:style-name="ce24" table:formula="of:=[.AE164]-[.AE170]" office:value-type="float" office:value="3.01931194868068" calcext:value-type="float">
            <text:p>3.0193119487</text:p>
          </table:table-cell>
          <table:table-cell table:number-columns-repeated="992"/>
        </table:table-row>
        <table:table-row table:style-name="ro5">
          <table:table-cell table:number-columns-repeated="29"/>
          <table:table-cell table:style-name="ce11" table:number-columns-repeated="2"/>
          <table:table-cell table:style-name="ce20" table:formula="of:=ABS(([.AF170]/[.AE170])*100)" office:value-type="float" office:value="33.3727374429424" calcext:value-type="float">
            <text:p>33.3727374429</text:p>
          </table:table-cell>
          <table:table-cell table:number-columns-repeated="992"/>
        </table:table-row>
        <table:table-row table:style-name="ro5">
          <table:table-cell table:number-columns-repeated="27"/>
          <table:table-cell table:style-name="ce17" office:value-type="string" calcext:value-type="string">
            <text:p>pbe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994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75]-[.AD174]" office:value-type="float" office:value="0.00884177999978419" calcext:value-type="float">
            <text:p>0.00884178</text:p>
          </table:table-cell>
          <table:table-cell table:style-name="ce11" table:formula="of:=[.AD176]*conv" office:value-type="float" office:value="0.240597075238538" calcext:value-type="float">
            <text:p>0.2405970752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44.2798685685" calcext:value-type="float">
            <text:p>-44.2798685685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81]-[.AD180]" office:value-type="float" office:value="-0.00442787019999713" calcext:value-type="float">
            <text:p>-0.0044278702</text:p>
          </table:table-cell>
          <table:table-cell table:style-name="ce11" table:formula="of:=[.AD182]*conv" office:value-type="float" office:value="-0.120488478528214" calcext:value-type="float">
            <text:p>-0.1204884785</text:p>
          </table:table-cell>
          <table:table-cell table:style-name="ce24" table:formula="of:=[.AE176]-[.AE182]" office:value-type="float" office:value="0.361085553766751" calcext:value-type="float">
            <text:p>0.3610855538</text:p>
          </table:table-cell>
          <table:table-cell table:number-columns-repeated="992"/>
        </table:table-row>
        <table:table-row table:style-name="ro5">
          <table:table-cell table:number-columns-repeated="29"/>
          <table:table-cell table:style-name="ce11" table:number-columns-repeated="2"/>
          <table:table-cell table:style-name="ce20" table:formula="of:=ABS(([.AF182]/[.AE182])*100)" office:value-type="float" office:value="299.684715233747" calcext:value-type="float">
            <text:p>299.6847152337</text:p>
          </table:table-cell>
          <table:table-cell table:number-columns-repeated="992"/>
        </table:table-row>
        <table:table-row table:style-name="ro5">
          <table:table-cell table:number-columns-repeated="27"/>
          <table:table-cell table:style-name="ce17" office:value-type="string" calcext:value-type="string">
            <text:p>pbe0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994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87]-[.AD186]" office:value-type="float" office:value="0.0263889369998651" calcext:value-type="float">
            <text:p>0.026388937</text:p>
          </table:table-cell>
          <table:table-cell table:style-name="ce11" table:formula="of:=[.AD188]*conv" office:value-type="float" office:value="0.718079511249606" calcext:value-type="float">
            <text:p>0.7180795112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43.32361216995" calcext:value-type="float">
            <text:p>-43.3236121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81]-[.AD192]" office:value-type="float" office:value="-0.976615483399996" calcext:value-type="float">
            <text:p>-0.9766154834</text:p>
          </table:table-cell>
          <table:table-cell table:style-name="ce11" table:formula="of:=[.AD194]*conv" office:value-type="float" office:value="-26.5750594274507" calcext:value-type="float">
            <text:p>-26.5750594275</text:p>
          </table:table-cell>
          <table:table-cell table:style-name="ce24" table:formula="of:=[.AE188]-[.AE194]" office:value-type="float" office:value="27.2931389387003" calcext:value-type="float">
            <text:p>27.2931389387</text:p>
          </table:table-cell>
          <table:table-cell table:number-columns-repeated="992"/>
        </table:table-row>
        <table:table-row table:style-name="ro5">
          <table:table-cell table:number-columns-repeated="29"/>
          <table:table-cell table:style-name="ce11" table:number-columns-repeated="2"/>
          <table:table-cell table:style-name="ce20" table:formula="of:=ABS(([.AF194]/[.AE194])*100)" office:value-type="float" office:value="102.702080547402" calcext:value-type="float">
            <text:p>102.7020805474</text:p>
          </table:table-cell>
          <table:table-cell table:number-columns-repeated="992"/>
        </table:table-row>
        <table:table-row table:style-name="ro5">
          <table:table-cell table:number-columns-repeated="27"/>
          <table:table-cell table:style-name="ce17" office:value-type="string" calcext:value-type="string">
            <text:p>tpss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994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199]-[.AD198]" office:value-type="float" office:value="0.00935175699987667" calcext:value-type="float">
            <text:p>0.009351757</text:p>
          </table:table-cell>
          <table:table-cell table:style-name="ce11" table:formula="of:=[.AD200]*conv" office:value-type="float" office:value="0.254474255474211" calcext:value-type="float">
            <text:p>0.2544742555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44.40852002801" calcext:value-type="float">
            <text:p>-44.40852002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205]-[.AD204]" office:value-type="float" office:value="-0.0479449075100007" calcext:value-type="float">
            <text:p>-0.0479449075</text:p>
          </table:table-cell>
          <table:table-cell table:style-name="ce11" table:formula="of:=[.AD206]*conv" office:value-type="float" office:value="-1.30464731307157" calcext:value-type="float">
            <text:p>-1.3046473131</text:p>
          </table:table-cell>
          <table:table-cell table:style-name="ce24" table:formula="of:=[.AE200]-[.AE206]" office:value-type="float" office:value="1.55912156854578" calcext:value-type="float">
            <text:p>1.5591215685</text:p>
          </table:table-cell>
          <table:table-cell table:number-columns-repeated="992"/>
        </table:table-row>
        <table:table-row table:style-name="ro5">
          <table:table-cell table:number-columns-repeated="31"/>
          <table:table-cell table:style-name="ce20" table:formula="of:=ABS(([.AF206]/[.AE206])*100)" office:value-type="float" office:value="119.50521439201" calcext:value-type="float">
            <text:p>119.505214392</text:p>
          </table:table-cell>
          <table:table-cell table:number-columns-repeated="992"/>
        </table:table-row>
        <table:table-row table:style-name="ro5">
          <table:table-cell table:number-columns-repeated="27"/>
          <table:table-cell table:style-name="ce17" office:value-type="string" calcext:value-type="string">
            <text:p>tpssh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994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211]-[.AD210]" office:value-type="float" office:value="0.0169503920001262" calcext:value-type="float">
            <text:p>0.016950392</text:p>
          </table:table-cell>
          <table:table-cell table:style-name="ce11" table:formula="of:=[.AD212]*conv" office:value-type="float" office:value="0.461243634141157" calcext:value-type="float">
            <text:p>0.4612436341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8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8"/>
          <table:table-cell table:style-name="ce2" office:value-type="string" calcext:value-type="string">
            <text:p>π* triplet</text:p>
          </table:table-cell>
          <table:table-cell office:value-type="float" office:value="-44.0241793476" calcext:value-type="float">
            <text:p>-44.0241793476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9"/>
          <table:table-cell table:style-name="ce11" table:formula="of:=[.AD217]-[.AD216]" office:value-type="float" office:value="-0.0625658084999969" calcext:value-type="float">
            <text:p>-0.0625658085</text:p>
          </table:table-cell>
          <table:table-cell table:style-name="ce11" table:formula="of:=[.AD218]*conv" office:value-type="float" office:value="-1.70250227164678" calcext:value-type="float">
            <text:p>-1.7025022716</text:p>
          </table:table-cell>
          <table:table-cell table:style-name="ce24" table:formula="of:=[.AE212]-[.AE218]" office:value-type="float" office:value="2.16374590578794" calcext:value-type="float">
            <text:p>2.1637459058</text:p>
          </table:table-cell>
          <table:table-cell table:number-columns-repeated="992"/>
        </table:table-row>
        <table:table-row table:style-name="ro5">
          <table:table-cell table:number-columns-repeated="31"/>
          <table:table-cell table:style-name="ce20" table:formula="of:=ABS(([.AF218]/[.AE218])*100)" office:value-type="float" office:value="127.092100951795" calcext:value-type="float">
            <text:p>127.0921009518</text:p>
          </table:table-cell>
          <table:table-cell table:number-columns-repeated="992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29.91mm" svg:height="59.77mm" svg:x="15.35mm" svg:y="2.85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7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7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7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7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  <table:database-ranges>
        <table:database-range table:name="__Anonymous_Sheet_DB__3" table:target-range-address="'Long Alkene Results'.A151:'Long Alkene Results'.N1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8:19:06.187434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15T19:57:05.727876899</dc:date>
    <meta:editing-cycles>128</meta:editing-cycles>
    <meta:editing-duration>P27DT21H50M8S</meta:editing-duration>
    <meta:document-statistic meta:table-count="5" meta:cell-count="6509" meta:object-count="6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8cm" svg:y="5.913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9cm" svg:y="0.151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3cm" svg:y="0.149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3cm" svg:y="0.151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9cm" svg:y="0.148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5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6cm" svg:y="0.155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6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5cm" svg:y="0.155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8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52cm" svg:y="0.151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3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6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4cm" svg:width="11.576cm" svg:height="5.187cm">
          <chartooo:coordinate-region svg:x="1.298cm" svg:y="0.883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3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6cm" svg:y="0.154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4cm" svg:y="0.151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9cm" svg:y="0.143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7cm" svg:y="0.148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3cm" svg:y="0.135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3cm" svg:y="0.141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9cm" svg:y="0.151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41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91cm" svg:height="6.478cm" xlink:href=".." xlink:type="simple" chart:class="chart:bar" chart:style-name="ch1">
        <chart:title svg:x="3.975cm" svg:y="0.152cm" chart:style-name="ch2">
          <text:p>TD-DFT Excitation (PBE0)</text:p>
        </chart:title>
        <chart:legend svg:x="6.359cm" svg:y="0.987cm" style:legend-expansion="custom" chartooo:width="5.879cm" chartooo:height="0.848cm" style:legend-expansion-aspect-ratio="6.9327830188679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3cm" svg:y="0.77cm" svg:width="11.425cm" svg:height="5.581cm">
          <chartooo:coordinate-region svg:x="1.299cm" svg:y="0.969cm" svg:width="10.989cm" svg:height="4.73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816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3cm" svg:y="0.154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09cm" svg:width="11.575cm" svg:height="5.423cm">
          <chartooo:coordinate-region svg:x="1.301cm" svg:y="0.908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9cm" svg:y="0.155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3cm" svg:width="11.872cm" svg:height="5.438cm">
          <chartooo:coordinate-region svg:x="1.302cm" svg:y="0.913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7cm" svg:y="0.153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8cm" xlink:href=".." xlink:type="simple" chart:class="chart:bar" chart:style-name="ch1">
        <chart:title svg:x="4.613cm" svg:y="0.156cm" chart:style-name="ch2">
          <text:p>Triplet-Singlet TPSSH</text:p>
        </chart:title>
        <chart:legend svg:x="4.757cm" svg:y="0.981cm" style:legend-expansion="custom" chartooo:width="7.493cm" chartooo:height="0.597cm" style:legend-expansion-aspect-ratio="12.551088777219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3cm" svg:y="0.15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8cm" chart:style-name="ch2">
          <text:p>Ionisation HF</text:p>
        </chart:title>
        <chart:legend svg:x="4.612cm" svg:y="0.926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4cm" svg:y="0.138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4cm" svg:y="0.138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4cm" xlink:href=".." xlink:type="simple" chart:class="chart:bar" chart:style-name="ch1">
        <chart:title svg:x="4.613cm" svg:y="0.138cm" chart:style-name="ch2">
          <text:p>Ionisation TPSSH</text:p>
        </chart:title>
        <chart:legend svg:x="5.35cm" svg:y="0.809cm" style:legend-expansion="custom" chartooo:width="7.044cm" chartooo:height="0.855cm" style:legend-expansion-aspect-ratio="8.2385964912280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7cm" svg:y="0.732cm" svg:width="11.475cm" svg:height="5.515cm">
          <chartooo:coordinate-region svg:x="1.303cm" svg:y="0.931cm" svg:width="11.039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9cm" svg:y="0.145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7cm" svg:y="0.154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6cm" svg:y="0.154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5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4cm" svg:height="6.235cm" xlink:href=".." xlink:type="simple" chart:class="chart:bar" chart:style-name="ch1">
        <chart:title svg:x="3.678cm" svg:y="0.135cm" chart:style-name="ch2">
          <text:p>TD-DFT  Excitation (PBE0)</text:p>
        </chart:title>
        <chart:legend svg:x="6.526cm" svg:y="1.075cm" style:legend-expansion="custom" chartooo:width="5.57cm" chartooo:height="1.652cm" style:legend-expansion-aspect-ratio="3.3716707021791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8cm" svg:y="0.734cm" svg:width="11.479cm" svg:height="5.518cm">
          <chartooo:coordinate-region svg:x="1.304cm" svg:y="0.933cm" svg:width="11.043cm" svg:height="4.672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7cm" svg:y="3.74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4cm" svg:y="0.139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82cm" svg:y="0.133cm" chart:style-name="ch2">
          <text:p>TD-DFT Excitation (PBE)</text:p>
        </chart:title>
        <chart:legend svg:x="5.064cm" svg:y="0.929cm" style:legend-expansion="custom" chartooo:width="7.247cm" chartooo:height="0.807cm" style:legend-expansion-aspect-ratio="8.9801734820322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9:'Long Alkene Results'.A109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5 'Long Alkene Results'.G112:'Long Alkene Results'.G113 'Long Alkene Results'.M112:'Long Alkene Results'.M113 'Long Alkene Results'.S112:'Long Alkene Results'.S113 'Long Alkene Results'.Y112:'Long Alkene Results'.Y113 'Long Alkene Results'.AE112:'Long Alkene Results'.AE113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9:'Long Alkene Results'.A109" chart:class="chart:bar">
            <chart:data-point chart:repeated="5"/>
          </chart:series>
          <chart:series chart:style-name="ch10" chart:values-cell-range-address="'Long Alkene Results'.G113:'Long Alkene Results'.G113 'Long Alkene Results'.M113:'Long Alkene Results'.M113 'Long Alkene Results'.S113:'Long Alkene Results'.S113 'Long Alkene Results'.Y113:'Long Alkene Results'.Y113 'Long Alkene Results'.AE113:'Long Alkene Results'.AE113" chart:label-cell-address="'Long Alkene Results'.A115:'Long Alkene Results'.A115" chart:class="chart:bar">
            <chart:data-point chart:repeated="5"/>
          </chart:series>
          <chart:series chart:style-name="ch10" chart:values-cell-range-address="'Long Alkene Results'.G112:'Long Alkene Results'.G112 'Long Alkene Results'.M112:'Long Alkene Results'.M112 'Long Alkene Results'.S112:'Long Alkene Results'.S112 'Long Alkene Results'.Y112:'Long Alkene Results'.Y112 'Long Alkene Results'.AE112:'Long Alkene Results'.AE112" chart:label-cell-address="'Long Alkene Results'.A114:'Long Alkene Results'.A1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09:'Long Alkene Results'.A109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15:'Long Alkene Results'.A115</svg:desc>
                </draw:g>
              </table:table-cell>
              <table:table-cell office:value-type="float" office:value="1.07335010513975">
                <text:p>1.07335010513975</text:p>
                <draw:g>
                  <svg:desc>'Long Alkene Results'.G113:'Long Alkene Results'.G113 'Long Alkene Results'.M113:'Long Alkene Results'.M113 'Long Alkene Results'.S113:'Long Alkene Results'.S113 'Long Alkene Results'.Y113:'Long Alkene Results'.Y113 'Long Alkene Results'.AE113:'Long Alkene Results'.AE113</svg:desc>
                </draw:g>
              </table:table-cell>
              <table:table-cell office:value-type="float" office:value="0.838479489084197">
                <text:p>0.838479489084197</text:p>
              </table:table-cell>
              <table:table-cell office:value-type="float" office:value="0.721080570764505">
                <text:p>0.721080570764505</text:p>
              </table:table-cell>
              <table:table-cell office:value-type="float" office:value="0.654386699598915">
                <text:p>0.654386699598915</text:p>
              </table:table-cell>
              <table:table-cell office:value-type="float" office:value="0.534348071343906">
                <text:p>0.534348071343906</text:p>
              </table:table-cell>
            </table:table-row>
            <table:table-row>
              <table:table-cell office:value-type="string">
                <text:p/>
                <draw:g>
                  <svg:desc>'Long Alkene Results'.A114:'Long Alkene Results'.A114</svg:desc>
                </draw:g>
              </table:table-cell>
              <table:table-cell office:value-type="float" office:value="NaN">
                <text:p>NaN</text:p>
                <draw:g>
                  <svg:desc>'Long Alkene Results'.G112:'Long Alkene Results'.G112 'Long Alkene Results'.M112:'Long Alkene Results'.M112 'Long Alkene Results'.S112:'Long Alkene Results'.S112 'Long Alkene Results'.Y112:'Long Alkene Results'.Y112 'Long Alkene Results'.AE112:'Long Alkene Results'.AE1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4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13cm" svg:y="0.133cm" chart:style-name="ch2">
          <text:p>TD-DFT Excitation (TPSS)</text:p>
        </chart:title>
        <chart:legend svg:x="5.174cm" svg:y="0.982cm" style:legend-expansion="custom" chartooo:width="7.114cm" chartooo:height="0.765cm" style:legend-expansion-aspect-ratio="9.29934640522876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21:'Long Alkene Results'.A121 'Long Alkene Results'.G125:'Long Alkene Results'.G125 'Long Alkene Results'.M125:'Long Alkene Results'.M125 'Long Alkene Results'.S125:'Long Alkene Results'.S125 'Long Alkene Results'.Y125:'Long Alkene Results'.Y125 'Long Alkene Results'.AE125:'Long Alkene Results'.AE125 'Long Alkene Results'.A127:'Long Alkene Results'.A127 'Long Alkene Results'.G131:'Long Alkene Results'.G131 'Long Alkene Results'.M131:'Long Alkene Results'.M131 'Long Alkene Results'.S131:'Long Alkene Results'.S131 'Long Alkene Results'.Y131:'Long Alkene Results'.Y131 'Long Alkene Results'.AE131:'Long Alkene Results'.AE131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 chart:data-source-has-labels="both" svg:x="0.572cm" svg:y="0.699cm" svg:width="11.726cm" svg:height="4.898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5:'Long Alkene Results'.G125 'Long Alkene Results'.M125:'Long Alkene Results'.M125 'Long Alkene Results'.S125:'Long Alkene Results'.S125 'Long Alkene Results'.Y125:'Long Alkene Results'.Y125 'Long Alkene Results'.AE125:'Long Alkene Results'.AE125" chart:label-cell-address="'Long Alkene Results'.A121:'Long Alkene Results'.A121" chart:class="chart:bar">
            <chart:data-point chart:repeated="5"/>
          </chart:series>
          <chart:series chart:style-name="ch10" chart:values-cell-range-address="'Long Alkene Results'.G131:'Long Alkene Results'.G131 'Long Alkene Results'.M131:'Long Alkene Results'.M131 'Long Alkene Results'.S131:'Long Alkene Results'.S131 'Long Alkene Results'.Y131:'Long Alkene Results'.Y131 'Long Alkene Results'.AE131:'Long Alkene Results'.AE131" chart:label-cell-address="'Long Alkene Results'.A127:'Long Alkene Results'.A127" chart:class="chart:bar">
            <chart:data-point chart:repeated="5"/>
          </chart:series>
          <chart:series chart:style-name="ch10" chart:values-cell-range-address="'Long Alkene Results'.G129:'Long Alkene Results'.G129 'Long Alkene Results'.M129:'Long Alkene Results'.M129 'Long Alkene Results'.S129:'Long Alkene Results'.S129 'Long Alkene Results'.Y129:'Long Alkene Results'.Y129 'Long Alkene Results'.AE129:'Long Alkene Results'.AE129" chart:label-cell-address="'Long Alkene Results'.A125:'Long Alkene Results'.A1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21:'Long Alkene Results'.A121</svg:desc>
                </draw:g>
              </table:table-cell>
              <table:table-cell office:value-type="float" office:value="1.07697813250267">
                <text:p>1.07697813250267</text:p>
                <draw:g>
                  <svg:desc>'Long Alkene Results'.G125:'Long Alkene Results'.G125 'Long Alkene Results'.M125:'Long Alkene Results'.M125 'Long Alkene Results'.S125:'Long Alkene Results'.S125 'Long Alkene Results'.Y125:'Long Alkene Results'.Y125 'Long Alkene Results'.AE125:'Long Alkene Results'.AE125</svg:desc>
                </draw:g>
              </table:table-cell>
              <table:table-cell office:value-type="float" office:value="0.846117827675812">
                <text:p>0.846117827675812</text:p>
              </table:table-cell>
              <table:table-cell office:value-type="float" office:value="0.731406661571651">
                <text:p>0.731406661571651</text:p>
              </table:table-cell>
              <table:table-cell office:value-type="float" office:value="0.666726579223444">
                <text:p>0.666726579223444</text:p>
              </table:table-cell>
              <table:table-cell office:value-type="float" office:value="0.552269459414084">
                <text:p>0.55226945941408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27:'Long Alkene Results'.A127</svg:desc>
                </draw:g>
              </table:table-cell>
              <table:table-cell office:value-type="float" office:value="1.0582747369282">
                <text:p>1.0582747369282</text:p>
                <draw:g>
                  <svg:desc>'Long Alkene Results'.G131:'Long Alkene Results'.G131 'Long Alkene Results'.M131:'Long Alkene Results'.M131 'Long Alkene Results'.S131:'Long Alkene Results'.S131 'Long Alkene Results'.Y131:'Long Alkene Results'.Y131 'Long Alkene Results'.AE131:'Long Alkene Results'.AE131</svg:desc>
                </draw:g>
              </table:table-cell>
              <table:table-cell office:value-type="float" office:value="0.859866096164011">
                <text:p>0.859866096164011</text:p>
              </table:table-cell>
              <table:table-cell office:value-type="float" office:value="0.765580267189639">
                <text:p>0.765580267189639</text:p>
              </table:table-cell>
              <table:table-cell office:value-type="float" office:value="0.715817225038359">
                <text:p>0.715817225038359</text:p>
              </table:table-cell>
              <table:table-cell office:value-type="float" office:value="0.63678719561185">
                <text:p>0.63678719561185</text:p>
              </table:table-cell>
            </table:table-row>
            <table:table-row>
              <table:table-cell office:value-type="string">
                <text:p/>
                <draw:g>
                  <svg:desc>'Long Alkene Results'.A125:'Long Alkene Results'.A125</svg:desc>
                </draw:g>
              </table:table-cell>
              <table:table-cell office:value-type="float" office:value="NaN">
                <text:p>NaN</text:p>
                <draw:g>
                  <svg:desc>'Long Alkene Results'.G129:'Long Alkene Results'.G129 'Long Alkene Results'.M129:'Long Alkene Results'.M129 'Long Alkene Results'.S129:'Long Alkene Results'.S129 'Long Alkene Results'.Y129:'Long Alkene Results'.Y129 'Long Alkene Results'.AE129:'Long Alkene Results'.AE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55cm" svg:y="0.133cm" chart:style-name="ch2">
          <text:p>TD-DFT Excitation (TPSSH)</text:p>
        </chart:title>
        <chart:legend svg:x="5.71cm" svg:y="0.909cm" style:legend-expansion="custom" chartooo:width="6.536cm" chartooo:height="0.791cm" style:legend-expansion-aspect-ratio="8.2629582806574" chart:style-name="ch3"/>
        <chart:plot-area chart:style-name="ch4" table:cell-range-address="'Long Alkene Results'.A133:'Long Alkene Results'.A133 'Long Alkene Results'.G137:'Long Alkene Results'.G137 'Long Alkene Results'.M137:'Long Alkene Results'.M137 'Long Alkene Results'.S137:'Long Alkene Results'.S137 'Long Alkene Results'.Y137:'Long Alkene Results'.Y137 'Long Alkene Results'.AE137:'Long Alkene Results'.AE137 'Long Alkene Results'.A139:'Long Alkene Results'.A139 'Long Alkene Results'.G143:'Long Alkene Results'.G143 'Long Alkene Results'.M143:'Long Alkene Results'.M143 'Long Alkene Results'.S143:'Long Alkene Results'.S143 'Long Alkene Results'.Y143:'Long Alkene Results'.Y143 'Long Alkene Results'.AE143:'Long Alkene Results'.AE143 'Long Alkene Results'.D143:'Long Alkene Results'.D143 'Long Alkene Results'.J143:'Long Alkene Results'.J143 'Long Alkene Results'.P143:'Long Alkene Results'.P143 'Long Alkene Results'.V143:'Long Alkene Results'.V143 'Long Alkene Results'.AB143:'Long Alkene Results'.AB143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 chart:data-source-has-labels="column" svg:x="0.571cm" svg:y="0.698cm" svg:width="11.726cm" svg:height="4.898cm">
          <chartooo:coordinate-region svg:x="1.298cm" svg:y="0.898cm" svg:width="10.999cm" svg:height="4.499cm"/>
          <chart:axis chart:dimension="x" chart:name="primary-x" chart:style-name="ch5"/>
          <chart:axis chart:dimension="y" chart:name="primary-y" chart:style-name="ch6">
            <chart:title svg:x="0cm" svg:y="3.40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37:'Long Alkene Results'.G137 'Long Alkene Results'.M137:'Long Alkene Results'.M137 'Long Alkene Results'.S137:'Long Alkene Results'.S137 'Long Alkene Results'.Y137:'Long Alkene Results'.Y137 'Long Alkene Results'.AE137:'Long Alkene Results'.AE137" chart:label-cell-address="'Long Alkene Results'.A133:'Long Alkene Results'.A133" chart:class="chart:bar">
            <chart:data-point chart:repeated="5"/>
          </chart:series>
          <chart:series chart:style-name="ch10" chart:values-cell-range-address="'Long Alkene Results'.G143:'Long Alkene Results'.G143 'Long Alkene Results'.M143:'Long Alkene Results'.M143 'Long Alkene Results'.S143:'Long Alkene Results'.S143 'Long Alkene Results'.Y143:'Long Alkene Results'.Y143 'Long Alkene Results'.AE143:'Long Alkene Results'.AE143" chart:label-cell-address="'Long Alkene Results'.A139:'Long Alkene Results'.A139" chart:class="chart:bar">
            <chart:data-point chart:repeated="5"/>
            <loext:propertry-mapping loext:property="BorderColor" loext:cell-range-address="'Long Alkene Results'.D143:'Long Alkene Results'.D143 'Long Alkene Results'.J143:'Long Alkene Results'.J143 'Long Alkene Results'.P143:'Long Alkene Results'.P143 'Long Alkene Results'.V143:'Long Alkene Results'.V143 'Long Alkene Results'.AB143:'Long Alkene Results'.AB143"/>
          </chart:series>
          <chart:series chart:style-name="ch10" chart:values-cell-range-address="'Long Alkene Results'.G140:'Long Alkene Results'.G140 'Long Alkene Results'.M140:'Long Alkene Results'.M140 'Long Alkene Results'.S140:'Long Alkene Results'.S140 'Long Alkene Results'.Y140:'Long Alkene Results'.Y140 'Long Alkene Results'.AE140:'Long Alkene Results'.AE140" chart:label-cell-address="'Long Alkene Results'.A136:'Long Alkene Results'.A1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33:'Long Alkene Results'.A133</svg:desc>
                </draw:g>
              </table:table-cell>
              <table:table-cell office:value-type="float" office:value="1.10631154754364">
                <text:p>1.10631154754364</text:p>
                <draw:g>
                  <svg:desc>'Long Alkene Results'.G137:'Long Alkene Results'.G137 'Long Alkene Results'.M137:'Long Alkene Results'.M137 'Long Alkene Results'.S137:'Long Alkene Results'.S137 'Long Alkene Results'.Y137:'Long Alkene Results'.Y137 'Long Alkene Results'.AE137:'Long Alkene Results'.AE137</svg:desc>
                </draw:g>
              </table:table-cell>
              <table:table-cell office:value-type="float" office:value="0.88920706474333">
                <text:p>0.88920706474333</text:p>
              </table:table-cell>
              <table:table-cell office:value-type="float" office:value="0.785250350348492">
                <text:p>0.785250350348492</text:p>
              </table:table-cell>
              <table:table-cell office:value-type="float" office:value="0.729746574784426">
                <text:p>0.729746574784426</text:p>
              </table:table-cell>
              <table:table-cell office:value-type="float" office:value="0.640862532354973">
                <text:p>0.64086253235497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39:'Long Alkene Results'.A139</svg:desc>
                </draw:g>
              </table:table-cell>
              <table:table-cell office:value-type="float" office:value="1.05827349026386">
                <text:p>1.05827349026386</text:p>
                <draw:g>
                  <svg:desc>'Long Alkene Results'.G143:'Long Alkene Results'.G143 'Long Alkene Results'.M143:'Long Alkene Results'.M143 'Long Alkene Results'.S143:'Long Alkene Results'.S143 'Long Alkene Results'.Y143:'Long Alkene Results'.Y143 'Long Alkene Results'.AE143:'Long Alkene Results'.AE143</svg:desc>
                </draw:g>
              </table:table-cell>
              <table:table-cell office:value-type="float" office:value="0.879715611918578">
                <text:p>0.879715611918578</text:p>
              </table:table-cell>
              <table:table-cell office:value-type="float" office:value="0.791883965972431">
                <text:p>0.791883965972431</text:p>
              </table:table-cell>
              <table:table-cell office:value-type="float" office:value="0.747175830006528">
                <text:p>0.747175830006528</text:p>
              </table:table-cell>
              <table:table-cell office:value-type="float" office:value="0.679271251704836">
                <text:p>0.67927125170483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Long Alkene Results'.D143:'Long Alkene Results'.D143 'Long Alkene Results'.J143:'Long Alkene Results'.J143 'Long Alkene Results'.P143:'Long Alkene Results'.P143 'Long Alkene Results'.V143:'Long Alkene Results'.V143 'Long Alkene Results'.AB143:'Long Alkene Results'.AB1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Long Alkene Results'.A136:'Long Alkene Results'.A136</svg:desc>
                </draw:g>
              </table:table-cell>
              <table:table-cell office:value-type="float" office:value="NaN">
                <text:p>NaN</text:p>
                <draw:g>
                  <svg:desc>'Long Alkene Results'.G140:'Long Alkene Results'.G140 'Long Alkene Results'.M140:'Long Alkene Results'.M140 'Long Alkene Results'.S140:'Long Alkene Results'.S140 'Long Alkene Results'.Y140:'Long Alkene Results'.Y140 'Long Alkene Results'.AE140:'Long Alkene Results'.AE1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893cm" svg:y="0.808cm" style:legend-expansion="custom" chartooo:width="6.335cm" chartooo:height="0.659cm" style:legend-expansion-aspect-ratio="9.61305007587253" chart:style-name="ch3"/>
        <chart:plot-area chart:style-name="ch4" table:cell-range-addres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11:'Ring Results'.G111 'Ring Results'.M111:'Ring Results'.M111 'Ring Results'.S111:'Ring Results'.S111 'Ring Results'.Y111:'Ring Results'.Y111 'Ring Results'.AE111:'Ring Results'.AE111 'Ring Results'.AK111:'Ring Results'.AK111" chart:label-cell-address="'Ring Results'.D107:'Ring Results'.D107" chart:class="chart:bar">
            <chart:data-point chart:repeated="6"/>
          </chart:series>
          <chart:series chart:style-name="ch10" chart:values-cell-range-address="'Ring Results'.G117:'Ring Results'.G117 'Ring Results'.M117:'Ring Results'.M117 'Ring Results'.S117:'Ring Results'.S117 'Ring Results'.Y117:'Ring Results'.Y117 'Ring Results'.AE117:'Ring Results'.AE117 'Ring Results'.AK117:'Ring Results'.AK117" chart:label-cell-address="'Ring Results'.D113:'Ring Results'.D1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07:'Ring Results'.D107</svg:desc>
                </draw:g>
              </table:table-cell>
              <table:table-cell office:value-type="float" office:value="4.25417274110524">
                <text:p>4.25417274110524</text:p>
                <draw:g>
                  <svg:desc>'Ring Results'.G111:'Ring Results'.G111 'Ring Results'.M111:'Ring Results'.M111 'Ring Results'.S111:'Ring Results'.S111 'Ring Results'.Y111:'Ring Results'.Y111 'Ring Results'.AE111:'Ring Results'.AE111 'Ring Results'.AK111:'Ring Results'.AK111</svg:desc>
                </draw:g>
              </table:table-cell>
              <table:table-cell office:value-type="float" office:value="2.97577574900835">
                <text:p>2.97577574900835</text:p>
              </table:table-cell>
              <table:table-cell office:value-type="float" office:value="2.01058411582674">
                <text:p>2.01058411582674</text:p>
              </table:table-cell>
              <table:table-cell office:value-type="float" office:value="2.32281459225823">
                <text:p>2.32281459225823</text:p>
              </table:table-cell>
              <table:table-cell office:value-type="float" office:value="2.56980894197736">
                <text:p>2.56980894197736</text:p>
              </table:table-cell>
              <table:table-cell office:value-type="float" office:value="1.74435861620569">
                <text:p>1.7443586162056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13:'Ring Results'.D113</svg:desc>
                </draw:g>
              </table:table-cell>
              <table:table-cell office:value-type="float" office:value="4.0431300601148">
                <text:p>4.0431300601148</text:p>
                <draw:g>
                  <svg:desc>'Ring Results'.G117:'Ring Results'.G117 'Ring Results'.M117:'Ring Results'.M117 'Ring Results'.S117:'Ring Results'.S117 'Ring Results'.Y117:'Ring Results'.Y117 'Ring Results'.AE117:'Ring Results'.AE117 'Ring Results'.AK117:'Ring Results'.AK117</svg:desc>
                </draw:g>
              </table:table-cell>
              <table:table-cell office:value-type="float" office:value="2.84088268211375">
                <text:p>2.84088268211375</text:p>
              </table:table-cell>
              <table:table-cell office:value-type="float" office:value="2.02855279055832">
                <text:p>2.02855279055832</text:p>
              </table:table-cell>
              <table:table-cell office:value-type="float" office:value="2.28730979552574">
                <text:p>2.28730979552574</text:p>
              </table:table-cell>
              <table:table-cell office:value-type="float" office:value="2.51180011988706">
                <text:p>2.51180011988706</text:p>
              </table:table-cell>
              <table:table-cell office:value-type="float" office:value="1.72290629982688">
                <text:p>1.722906299826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6.543cm" svg:y="0.929cm" style:legend-expansion="custom" chartooo:width="5.728cm" chartooo:height="0.594cm" style:legend-expansion-aspect-ratio="9.64309764309764" chart:style-name="ch3"/>
        <chart:plot-area chart:style-name="ch4" table:cell-range-addres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3:'Ring Results'.G123 'Ring Results'.M123:'Ring Results'.M123 'Ring Results'.S123:'Ring Results'.S123 'Ring Results'.Y123:'Ring Results'.Y123 'Ring Results'.AE123:'Ring Results'.AE123 'Ring Results'.AK123:'Ring Results'.AK123" chart:label-cell-address="'Ring Results'.D119:'Ring Results'.D119" chart:class="chart:bar">
            <chart:data-point chart:repeated="6"/>
          </chart:series>
          <chart:series chart:style-name="ch10" chart:values-cell-range-address="'Ring Results'.G129:'Ring Results'.G129 'Ring Results'.M129:'Ring Results'.M129 'Ring Results'.S129:'Ring Results'.S129 'Ring Results'.Y129:'Ring Results'.Y129 'Ring Results'.AE129:'Ring Results'.AE129 'Ring Results'.AK129:'Ring Results'.AK129" chart:label-cell-address="'Ring Results'.D125:'Ring Results'.D12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19:'Ring Results'.D119</svg:desc>
                </draw:g>
              </table:table-cell>
              <table:table-cell office:value-type="float" office:value="4.20613048150668">
                <text:p>4.20613048150668</text:p>
                <draw:g>
                  <svg:desc>'Ring Results'.G123:'Ring Results'.G123 'Ring Results'.M123:'Ring Results'.M123 'Ring Results'.S123:'Ring Results'.S123 'Ring Results'.Y123:'Ring Results'.Y123 'Ring Results'.AE123:'Ring Results'.AE123 'Ring Results'.AK123:'Ring Results'.AK123</svg:desc>
                </draw:g>
              </table:table-cell>
              <table:table-cell office:value-type="float" office:value="2.97429306191134">
                <text:p>2.97429306191134</text:p>
              </table:table-cell>
              <table:table-cell office:value-type="float" office:value="2.00917810995453">
                <text:p>2.00917810995453</text:p>
              </table:table-cell>
              <table:table-cell office:value-type="float" office:value="2.32580896321688">
                <text:p>2.32580896321688</text:p>
              </table:table-cell>
              <table:table-cell office:value-type="float" office:value="2.56795466197637">
                <text:p>2.56795466197637</text:p>
              </table:table-cell>
              <table:table-cell office:value-type="float" office:value="1.75145809047276">
                <text:p>1.7514580904727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25:'Ring Results'.D125</svg:desc>
                </draw:g>
              </table:table-cell>
              <table:table-cell office:value-type="float" office:value="3.83542314129709">
                <text:p>3.83542314129709</text:p>
                <draw:g>
                  <svg:desc>'Ring Results'.G129:'Ring Results'.G129 'Ring Results'.M129:'Ring Results'.M129 'Ring Results'.S129:'Ring Results'.S129 'Ring Results'.Y129:'Ring Results'.Y129 'Ring Results'.AE129:'Ring Results'.AE129 'Ring Results'.AK129:'Ring Results'.AK129</svg:desc>
                </draw:g>
              </table:table-cell>
              <table:table-cell office:value-type="float" office:value="2.72748577535953">
                <text:p>2.72748577535953</text:p>
              </table:table-cell>
              <table:table-cell office:value-type="float" office:value="1.95783711809723">
                <text:p>1.95783711809723</text:p>
              </table:table-cell>
              <table:table-cell office:value-type="float" office:value="2.21398035720997">
                <text:p>2.21398035720997</text:p>
              </table:table-cell>
              <table:table-cell office:value-type="float" office:value="2.41102602452454">
                <text:p>2.41102602452454</text:p>
              </table:table-cell>
              <table:table-cell office:value-type="float" office:value="1.66816028969746">
                <text:p>1.6681602896974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763cm" svg:y="0.941cm" style:legend-expansion="custom" chartooo:width="6.552cm" chartooo:height="0.526cm" style:legend-expansion-aspect-ratio="12.4562737642586" chart:style-name="ch3"/>
        <chart:plot-area chart:style-name="ch4" table:cell-range-addres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35:'Ring Results'.G135 'Ring Results'.M135:'Ring Results'.M135 'Ring Results'.S135:'Ring Results'.S135 'Ring Results'.Y135:'Ring Results'.Y135 'Ring Results'.AE135:'Ring Results'.AE135 'Ring Results'.AK135:'Ring Results'.AK135" chart:label-cell-address="'Ring Results'.D131:'Ring Results'.D131" chart:class="chart:bar">
            <chart:data-point chart:repeated="6"/>
          </chart:series>
          <chart:series chart:style-name="ch10" chart:values-cell-range-address="'Ring Results'.G141:'Ring Results'.G141 'Ring Results'.M141:'Ring Results'.M141 'Ring Results'.S141:'Ring Results'.S141 'Ring Results'.Y141:'Ring Results'.Y141 'Ring Results'.AE141:'Ring Results'.AE141 'Ring Results'.AK141:'Ring Results'.AK141" chart:label-cell-address="'Ring Results'.D137:'Ring Results'.D1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31:'Ring Results'.D131</svg:desc>
                </draw:g>
              </table:table-cell>
              <table:table-cell office:value-type="float" office:value="4.1615119540691">
                <text:p>4.1615119540691</text:p>
                <draw:g>
                  <svg:desc>'Ring Results'.G135:'Ring Results'.G135 'Ring Results'.M135:'Ring Results'.M135 'Ring Results'.S135:'Ring Results'.S135 'Ring Results'.Y135:'Ring Results'.Y135 'Ring Results'.AE135:'Ring Results'.AE135 'Ring Results'.AK135:'Ring Results'.AK135</svg:desc>
                </draw:g>
              </table:table-cell>
              <table:table-cell office:value-type="float" office:value="2.9867847240574">
                <text:p>2.9867847240574</text:p>
              </table:table-cell>
              <table:table-cell office:value-type="float" office:value="2.03158747772704">
                <text:p>2.03158747772704</text:p>
              </table:table-cell>
              <table:table-cell office:value-type="float" office:value="2.35352491349279">
                <text:p>2.35352491349279</text:p>
              </table:table-cell>
              <table:table-cell office:value-type="float" office:value="2.60375343350418">
                <text:p>2.60375343350418</text:p>
              </table:table-cell>
              <table:table-cell office:value-type="float" office:value="1.80882627464468">
                <text:p>1.8088262746446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37:'Ring Results'.D137</svg:desc>
                </draw:g>
              </table:table-cell>
              <table:table-cell office:value-type="float" office:value="3.80709945649893">
                <text:p>3.80709945649893</text:p>
                <draw:g>
                  <svg:desc>'Ring Results'.G141:'Ring Results'.G141 'Ring Results'.M141:'Ring Results'.M141 'Ring Results'.S141:'Ring Results'.S141 'Ring Results'.Y141:'Ring Results'.Y141 'Ring Results'.AE141:'Ring Results'.AE141 'Ring Results'.AK141:'Ring Results'.AK141</svg:desc>
                </draw:g>
              </table:table-cell>
              <table:table-cell office:value-type="float" office:value="2.72330421705741">
                <text:p>2.72330421705741</text:p>
              </table:table-cell>
              <table:table-cell office:value-type="float" office:value="1.9658028764624">
                <text:p>1.9658028764624</text:p>
              </table:table-cell>
              <table:table-cell office:value-type="float" office:value="2.22758342309945">
                <text:p>2.22758342309945</text:p>
              </table:table-cell>
              <table:table-cell office:value-type="float" office:value="2.42378011168582">
                <text:p>2.42378011168582</text:p>
              </table:table-cell>
              <table:table-cell office:value-type="float" office:value="1.69905190750124">
                <text:p>1.6990519075012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9cm" svg:y="0.151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235cm" svg:y="0.963cm" style:legend-expansion="custom" chartooo:width="7.033cm" chartooo:height="1.067cm" style:legend-expansion-aspect-ratio="6.59137769447048" chart:style-name="ch3"/>
        <chart:plot-area chart:style-name="ch4" table:cell-range-addres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" chart:label-cell-address="'Short Alkene Results'.D146:'Short Alkene Results'.D146" chart:class="chart:bar">
            <chart:data-point chart:repeated="6"/>
          </chart:series>
          <chart:series chart:style-name="ch10" chart:values-cell-range-address="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label-cell-address="'Short Alkene Results'.D153:'Short Alkene Results'.D15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46:'Short Alkene Results'.D146</svg:desc>
                </draw:g>
              </table:table-cell>
              <table:table-cell office:value-type="float" office:value="4.57574544850598">
                <text:p>4.57574544850598</text:p>
                <draw:g>
                  <svg:desc>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</svg:desc>
                </draw:g>
              </table:table-cell>
              <table:table-cell office:value-type="float" office:value="3.17817003767255">
                <text:p>3.178170037672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673108313927">
                <text:p>2.01673108313927</text:p>
              </table:table-cell>
              <table:table-cell office:value-type="float" office:value="1.72603159032431">
                <text:p>1.72603159032431</text:p>
              </table:table-cell>
              <table:table-cell office:value-type="float" office:value="1.51867326230853">
                <text:p>1.5186732623085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53:'Short Alkene Results'.D153</svg:desc>
                </draw:g>
              </table:table-cell>
              <table:table-cell office:value-type="float" office:value="4.43816523837594">
                <text:p>4.43816523837594</text:p>
                <draw:g>
                  <svg:desc>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</svg:desc>
                </draw:g>
              </table:table-cell>
              <table:table-cell office:value-type="float" office:value="3.07088257780389">
                <text:p>3.07088257780389</text:p>
              </table:table-cell>
              <table:table-cell office:value-type="float" office:value="2.37624817800831">
                <text:p>2.37624817800831</text:p>
              </table:table-cell>
              <table:table-cell office:value-type="float" office:value="1.96124329407091">
                <text:p>1.96124329407091</text:p>
              </table:table-cell>
              <table:table-cell office:value-type="float" office:value="1.68642808939056">
                <text:p>1.68642808939056</text:p>
              </table:table-cell>
              <table:table-cell office:value-type="float" office:value="1.49157425445523">
                <text:p>1.4915742544552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5.253cm" svg:y="0.93cm" style:legend-expansion="custom" chartooo:width="7.057cm" chartooo:height="0.862cm" style:legend-expansion-aspect-ratio="8.18677494199536" chart:style-name="ch3"/>
        <chart:plot-area chart:style-name="ch4" table:cell-range-addres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" chart:label-cell-address="'Short Alkene Results'.D160:'Short Alkene Results'.D160" chart:class="chart:bar">
            <chart:data-point chart:repeated="6"/>
          </chart:series>
          <chart:series chart:style-name="ch10" chart:values-cell-range-address="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label-cell-address="'Short Alkene Results'.D167:'Short Alkene Results'.D1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60:'Short Alkene Results'.D160</svg:desc>
                </draw:g>
              </table:table-cell>
              <table:table-cell office:value-type="float" office:value="4.53884254983596">
                <text:p>4.53884254983596</text:p>
                <draw:g>
                  <svg:desc>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</svg:desc>
                </draw:g>
              </table:table-cell>
              <table:table-cell office:value-type="float" office:value="3.15580045738655">
                <text:p>3.15580045738655</text:p>
              </table:table-cell>
              <table:table-cell office:value-type="float" office:value="2.43950860010635">
                <text:p>2.43950860010635</text:p>
              </table:table-cell>
              <table:table-cell office:value-type="float" office:value="2.00849177138207">
                <text:p>2.00849177138207</text:p>
              </table:table-cell>
              <table:table-cell office:value-type="float" office:value="1.72132272230762">
                <text:p>1.72132272230762</text:p>
              </table:table-cell>
              <table:table-cell office:value-type="float" office:value="1.51644468820104">
                <text:p>1.516444688201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67:'Short Alkene Results'.D167</svg:desc>
                </draw:g>
              </table:table-cell>
              <table:table-cell office:value-type="float" office:value="4.21062618333294">
                <text:p>4.21062618333294</text:p>
                <draw:g>
                  <svg:desc>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</svg:desc>
                </draw:g>
              </table:table-cell>
              <table:table-cell office:value-type="float" office:value="2.94400154521586">
                <text:p>2.94400154521586</text:p>
              </table:table-cell>
              <table:table-cell office:value-type="float" office:value="2.28560255975146">
                <text:p>2.28560255975146</text:p>
              </table:table-cell>
              <table:table-cell office:value-type="float" office:value="1.89308568707195">
                <text:p>1.89308568707195</text:p>
              </table:table-cell>
              <table:table-cell office:value-type="float" office:value="1.6327765554423">
                <text:p>1.6327765554423</text:p>
              </table:table-cell>
              <table:table-cell office:value-type="float" office:value="1.44815279973468">
                <text:p>1.4481527997346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104cm" svg:y="0.84cm" style:legend-expansion="custom" chartooo:width="7.163cm" chartooo:height="0.862cm" style:legend-expansion-aspect-ratio="8.30974477958237" chart:style-name="ch3"/>
        <chart:plot-area chart:style-name="ch4" table:cell-range-addres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" chart:label-cell-address="'Short Alkene Results'.D174:'Short Alkene Results'.D174" chart:class="chart:bar">
            <chart:data-point chart:repeated="6"/>
          </chart:series>
          <chart:series chart:style-name="ch10" chart:values-cell-range-address="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label-cell-address="'Short Alkene Results'.D181:'Short Alkene Results'.D18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74:'Short Alkene Results'.D174</svg:desc>
                </draw:g>
              </table:table-cell>
              <table:table-cell office:value-type="float" office:value="4.46743174975645">
                <text:p>4.46743174975645</text:p>
                <draw:g>
                  <svg:desc>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</svg:desc>
                </draw:g>
              </table:table-cell>
              <table:table-cell office:value-type="float" office:value="3.12969066043455">
                <text:p>3.129690660434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030979333758">
                <text:p>2.01030979333758</text:p>
              </table:table-cell>
              <table:table-cell office:value-type="float" office:value="1.72993460242754">
                <text:p>1.72993460242754</text:p>
              </table:table-cell>
              <table:table-cell office:value-type="float" office:value="1.5302985178107">
                <text:p>1.530298517810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81:'Short Alkene Results'.D181</svg:desc>
                </draw:g>
              </table:table-cell>
              <table:table-cell office:value-type="float" office:value="4.13920910414384">
                <text:p>4.13920910414384</text:p>
                <draw:g>
                  <svg:desc>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</svg:desc>
                </draw:g>
              </table:table-cell>
              <table:table-cell office:value-type="float" office:value="2.92013642611909">
                <text:p>2.92013642611909</text:p>
              </table:table-cell>
              <table:table-cell office:value-type="float" office:value="2.27367735788066">
                <text:p>2.27367735788066</text:p>
              </table:table-cell>
              <table:table-cell office:value-type="float" office:value="1.88713211726683">
                <text:p>1.88713211726683</text:p>
              </table:table-cell>
              <table:table-cell office:value-type="float" office:value="1.63103941811148">
                <text:p>1.63103941811148</text:p>
              </table:table-cell>
              <table:table-cell office:value-type="float" office:value="1.44980294757563">
                <text:p>1.44980294757563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8cm" svg:y="0.131cm" chart:style-name="ch2">
          <text:p>TD-DFT Excitation (HF)</text:p>
        </chart:title>
        <chart:legend chart:legend-position="end" svg:x="9.388cm" svg:y="2.452cm" style:legend-expansion="high" chart:style-name="ch3"/>
        <chart:plot-area chart:style-name="ch4" table:cell-range-address="'Long Alkene Results'.A145:'Long Alkene Results'.A145 'Long Alkene Results'.G149:'Long Alkene Results'.G149 'Long Alkene Results'.M149:'Long Alkene Results'.M149 'Long Alkene Results'.S149:'Long Alkene Results'.S149 'Long Alkene Results'.Y149:'Long Alkene Results'.Y149 'Long Alkene Results'.AE149:'Long Alkene Results'.AE149 'Long Alkene Results'.A151:'Long Alkene Results'.A151 'Long Alkene Results'.G155:'Long Alkene Results'.G155 'Long Alkene Results'.M155:'Long Alkene Results'.M155 'Long Alkene Results'.S155:'Long Alkene Results'.S155 'Long Alkene Results'.Y155:'Long Alkene Results'.Y155 'Long Alkene Results'.AE155:'Long Alkene Results'.AE155" chart:data-source-has-labels="column" svg:x="0.573cm" svg:y="0.7cm" svg:width="11.725cm" svg:height="4.897cm">
          <chartooo:coordinate-region svg:x="1.3cm" svg:y="0.9cm" svg:width="10.998cm" svg:height="4.498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49:'Long Alkene Results'.G149 'Long Alkene Results'.M149:'Long Alkene Results'.M149 'Long Alkene Results'.S149:'Long Alkene Results'.S149 'Long Alkene Results'.Y149:'Long Alkene Results'.Y149 'Long Alkene Results'.AE149:'Long Alkene Results'.AE149" chart:label-cell-address="'Long Alkene Results'.A145:'Long Alkene Results'.A145" chart:class="chart:bar">
            <chart:data-point chart:repeated="5"/>
          </chart:series>
          <chart:series chart:style-name="ch10" chart:values-cell-range-address="'Long Alkene Results'.G155:'Long Alkene Results'.G155 'Long Alkene Results'.M155:'Long Alkene Results'.M155 'Long Alkene Results'.S155:'Long Alkene Results'.S155 'Long Alkene Results'.Y155:'Long Alkene Results'.Y155 'Long Alkene Results'.AE155:'Long Alkene Results'.AE155" chart:label-cell-address="'Long Alkene Results'.A151:'Long Alkene Results'.A15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45:'Long Alkene Results'.A145</svg:desc>
                </draw:g>
              </table:table-cell>
              <table:table-cell office:value-type="float" office:value="1.04423855610078">
                <text:p>1.04423855610078</text:p>
                <draw:g>
                  <svg:desc>'Long Alkene Results'.G149:'Long Alkene Results'.G149 'Long Alkene Results'.M149:'Long Alkene Results'.M149 'Long Alkene Results'.S149:'Long Alkene Results'.S149 'Long Alkene Results'.Y149:'Long Alkene Results'.Y149 'Long Alkene Results'.AE149:'Long Alkene Results'.AE149</svg:desc>
                </draw:g>
              </table:table-cell>
              <table:table-cell office:value-type="float" office:value="0.897650216618852">
                <text:p>0.897650216618852</text:p>
              </table:table-cell>
              <table:table-cell office:value-type="float" office:value="0.834709018639945">
                <text:p>0.834709018639945</text:p>
              </table:table-cell>
              <table:table-cell office:value-type="float" office:value="0.804577096777532">
                <text:p>0.804577096777532</text:p>
              </table:table-cell>
              <table:table-cell office:value-type="float" office:value="0.762173961769286">
                <text:p>0.76217396176928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51:'Long Alkene Results'.A151</svg:desc>
                </draw:g>
              </table:table-cell>
              <table:table-cell office:value-type="float" office:value="0.843815267931465">
                <text:p>0.843815267931465</text:p>
                <draw:g>
                  <svg:desc>'Long Alkene Results'.G155:'Long Alkene Results'.G155 'Long Alkene Results'.M155:'Long Alkene Results'.M155 'Long Alkene Results'.S155:'Long Alkene Results'.S155 'Long Alkene Results'.Y155:'Long Alkene Results'.Y155 'Long Alkene Results'.AE155:'Long Alkene Results'.AE155</svg:desc>
                </draw:g>
              </table:table-cell>
              <table:table-cell office:value-type="float" office:value="0.698925111570783">
                <text:p>0.698925111570783</text:p>
              </table:table-cell>
              <table:table-cell office:value-type="float" office:value="0.636717662461094">
                <text:p>0.636717662461094</text:p>
              </table:table-cell>
              <table:table-cell office:value-type="float" office:value="0.606964220260577">
                <text:p>0.606964220260577</text:p>
              </table:table-cell>
              <table:table-cell office:value-type="float" office:value="0.565362421688314">
                <text:p>0.56536242168831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671cm" svg:y="0.884cm" style:legend-expansion="custom" chartooo:width="6.815cm" chartooo:height="1.096cm" style:legend-expansion-aspect-ratio="6.21806569343066" chart:style-name="ch3"/>
        <chart:plot-area chart:style-name="ch4" table:cell-range-address="'Short Alkene Results'.D188:'Short Alkene Results'.D188 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 'Short Alkene Results'.D195:'Short Alkene Results'.D195 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" chart:label-cell-address="'Short Alkene Results'.D188:'Short Alkene Results'.D188" chart:class="chart:bar">
            <chart:data-point chart:repeated="6"/>
          </chart:series>
          <chart:series chart:style-name="ch10" chart:values-cell-range-address="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label-cell-address="'Short Alkene Results'.D195:'Short Alkene Results'.D19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88:'Short Alkene Results'.D188</svg:desc>
                </draw:g>
              </table:table-cell>
              <table:table-cell office:value-type="float" office:value="3.6310725428835">
                <text:p>3.6310725428835</text:p>
                <draw:g>
                  <svg:desc>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</svg:desc>
                </draw:g>
              </table:table-cell>
              <table:table-cell office:value-type="float" office:value="2.61400470799329">
                <text:p>2.61400470799329</text:p>
              </table:table-cell>
              <table:table-cell office:value-type="float" office:value="2.06650201365429">
                <text:p>2.06650201365429</text:p>
              </table:table-cell>
              <table:table-cell office:value-type="float" office:value="1.7340924054571">
                <text:p>1.7340924054571</text:p>
              </table:table-cell>
              <table:table-cell office:value-type="float" office:value="1.51434918544858">
                <text:p>1.51434918544858</text:p>
              </table:table-cell>
              <table:table-cell office:value-type="float" office:value="1.35924978765771">
                <text:p>1.3592497876577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95:'Short Alkene Results'.D195</svg:desc>
                </draw:g>
              </table:table-cell>
              <table:table-cell office:value-type="float" office:value="3.48875522818806">
                <text:p>3.48875522818806</text:p>
                <draw:g>
                  <svg:desc>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</svg:desc>
                </draw:g>
              </table:table-cell>
              <table:table-cell office:value-type="float" office:value="2.42657072144242">
                <text:p>2.42657072144242</text:p>
              </table:table-cell>
              <table:table-cell office:value-type="float" office:value="1.86458669457931">
                <text:p>1.86458669457931</text:p>
              </table:table-cell>
              <table:table-cell office:value-type="float" office:value="1.52932776647784">
                <text:p>1.52932776647784</text:p>
              </table:table-cell>
              <table:table-cell office:value-type="float" office:value="1.30922967043436">
                <text:p>1.30922967043436</text:p>
              </table:table-cell>
              <table:table-cell office:value-type="float" office:value="1.1555389716764">
                <text:p>1.1555389716764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85cm" svg:y="0.896cm" style:legend-expansion="custom" chartooo:width="6.508cm" chartooo:height="0.749cm" style:legend-expansion-aspect-ratio="8.68891855807744" chart:style-name="ch3"/>
        <chart:plot-area chart:style-name="ch4" table:cell-range-address="'Ring Results'.D143:'Ring Results'.D143 'Ring Results'.G147:'Ring Results'.G147 'Ring Results'.M147:'Ring Results'.M147 'Ring Results'.S147:'Ring Results'.S147 'Ring Results'.Y147:'Ring Results'.Y147 'Ring Results'.AE147:'Ring Results'.AE147 'Ring Results'.AK147:'Ring Results'.AK147 'Ring Results'.D149:'Ring Results'.D149 'Ring Results'.G153:'Ring Results'.G153 'Ring Results'.M153:'Ring Results'.M153 'Ring Results'.S153:'Ring Results'.S153 'Ring Results'.Y153:'Ring Results'.Y153 'Ring Results'.AE153:'Ring Results'.AE153 'Ring Results'.AK153:'Ring Results'.AK153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47:'Ring Results'.G147 'Ring Results'.M147:'Ring Results'.M147 'Ring Results'.S147:'Ring Results'.S147 'Ring Results'.Y147:'Ring Results'.Y147 'Ring Results'.AE147:'Ring Results'.AE147 'Ring Results'.AK147:'Ring Results'.AK147" chart:label-cell-address="'Ring Results'.D143:'Ring Results'.D143" chart:class="chart:bar">
            <chart:data-point chart:repeated="6"/>
          </chart:series>
          <chart:series chart:style-name="ch10" chart:values-cell-range-address="'Ring Results'.G153:'Ring Results'.G153 'Ring Results'.M153:'Ring Results'.M153 'Ring Results'.S153:'Ring Results'.S153 'Ring Results'.Y153:'Ring Results'.Y153 'Ring Results'.AE153:'Ring Results'.AE153 'Ring Results'.AK153:'Ring Results'.AK153" chart:label-cell-address="'Ring Results'.D149:'Ring Results'.D1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43:'Ring Results'.D143</svg:desc>
                </draw:g>
              </table:table-cell>
              <table:table-cell office:value-type="float" office:value="3.38879989461068">
                <text:p>3.38879989461068</text:p>
                <draw:g>
                  <svg:desc>'Ring Results'.G147:'Ring Results'.G147 'Ring Results'.M147:'Ring Results'.M147 'Ring Results'.S147:'Ring Results'.S147 'Ring Results'.Y147:'Ring Results'.Y147 'Ring Results'.AE147:'Ring Results'.AE147 'Ring Results'.AK147:'Ring Results'.AK147</svg:desc>
                </draw:g>
              </table:table-cell>
              <table:table-cell office:value-type="float" office:value="2.58850103430213">
                <text:p>2.58850103430213</text:p>
              </table:table-cell>
              <table:table-cell office:value-type="float" office:value="1.80723954213743">
                <text:p>1.80723954213743</text:p>
              </table:table-cell>
              <table:table-cell office:value-type="float" office:value="2.11749171376723">
                <text:p>2.11749171376723</text:p>
              </table:table-cell>
              <table:table-cell office:value-type="float" office:value="2.22828319027228">
                <text:p>2.22828319027228</text:p>
              </table:table-cell>
              <table:table-cell office:value-type="float" office:value="1.6361859397921">
                <text:p>1.636185939792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9:'Ring Results'.D149</svg:desc>
                </draw:g>
              </table:table-cell>
              <table:table-cell office:value-type="float" office:value="3.11142900367635">
                <text:p>3.11142900367635</text:p>
                <draw:g>
                  <svg:desc>'Ring Results'.G153:'Ring Results'.G153 'Ring Results'.M153:'Ring Results'.M153 'Ring Results'.S153:'Ring Results'.S153 'Ring Results'.Y153:'Ring Results'.Y153 'Ring Results'.AE153:'Ring Results'.AE153 'Ring Results'.AK153:'Ring Results'.AK153</svg:desc>
                </draw:g>
              </table:table-cell>
              <table:table-cell office:value-type="float" office:value="2.2229768647076">
                <text:p>2.2229768647076</text:p>
              </table:table-cell>
              <table:table-cell office:value-type="float" office:value="1.62926217766749">
                <text:p>1.62926217766749</text:p>
              </table:table-cell>
              <table:table-cell office:value-type="float" office:value="1.8773409546548">
                <text:p>1.8773409546548</text:p>
              </table:table-cell>
              <table:table-cell office:value-type="float" office:value="1.95901900886219">
                <text:p>1.95901900886219</text:p>
              </table:table-cell>
              <table:table-cell office:value-type="float" office:value="1.38485369490994">
                <text:p>1.38485369490994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001cm" xlink:href=".." xlink:type="simple" chart:class="chart:bar" chart:style-name="ch1">
        <chart:title svg:x="3.801cm" svg:y="0.144cm" chart:style-name="ch2">
          <text:p>TD-DFT Excitation (PBE0)</text:p>
        </chart:title>
        <chart:legend svg:x="4.818cm" svg:y="0.946cm" style:legend-expansion="custom" chartooo:width="7.482cm" chartooo:height="0.556cm" style:legend-expansion-aspect-ratio="13.456834532374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4cm" svg:y="0.694cm" svg:width="11.759cm" svg:height="5.343cm">
          <chartooo:coordinate-region svg:x="1.301cm" svg:y="0.894cm" svg:width="11.032cm" svg:height="4.496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3cm" svg:y="0.136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9cm" svg:y="0.148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